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1"/>
        <table:table-row table:style-name="ro1">
          <table:table-cell/>
          <table:table-cell table:style-name="ce2" office:value-type="string" calcext:value-type="string">
            <text:p>Cro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Area Harvested - Ha</text:p>
          </table:table-cell>
          <table:table-cell table:style-name="ce2" office:value-type="string" calcext:value-type="string">
            <text:p>Production Quantity - tonnes</text:p>
          </table:table-cell>
          <table:table-cell table:style-name="ce2" office:value-type="string" calcext:value-type="string">
            <text:p>Yield - Hg/Ha</text:p>
          </table:table-cell>
          <table:table-cell table:number-columns-repeated="25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1200000" calcext:value-type="float">
            <text:p>1200000</text:p>
          </table:table-cell>
          <table:table-cell table:style-name="ce3" office:value-type="float" office:value="18432" calcext:value-type="float">
            <text:p>18432</text:p>
          </table:table-cell>
          <table:table-cell table:number-columns-repeated="25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6300000" calcext:value-type="float">
            <text:p>6300000</text:p>
          </table:table-cell>
          <table:table-cell table:style-name="ce3" office:value-type="float" office:value="73352000" calcext:value-type="float">
            <text:p>73352000</text:p>
          </table:table-cell>
          <table:table-cell table:style-name="ce3" office:value-type="float" office:value="19623" calcext:value-type="float">
            <text:p>19623</text:p>
          </table:table-cell>
          <table:table-cell table:number-columns-repeated="25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float" office:value="70000" calcext:value-type="float">
            <text:p>70000</text:p>
          </table:table-cell>
          <table:table-cell table:style-name="ce3" office:value-type="float" office:value="104225008" calcext:value-type="float">
            <text:p>104225008</text:p>
          </table:table-cell>
          <table:table-cell table:style-name="ce3" office:value-type="float" office:value="258628" calcext:value-type="float">
            <text:p>258628</text:p>
          </table:table-cell>
          <table:table-cell table:number-columns-repeated="25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63" calcext:value-type="float">
            <text:p>1963</text:p>
          </table:table-cell>
          <table:table-cell table:style-name="ce3" office:value-type="float" office:value="434000" calcext:value-type="float">
            <text:p>434000</text:p>
          </table:table-cell>
          <table:table-cell table:style-name="ce3" office:value-type="float" office:value="24734608" calcext:value-type="float">
            <text:p>24734608</text:p>
          </table:table-cell>
          <table:table-cell table:style-name="ce3" office:value-type="float" office:value="343061" calcext:value-type="float">
            <text:p>343061</text:p>
          </table:table-cell>
          <table:table-cell table:number-columns-repeated="25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12572000" calcext:value-type="float">
            <text:p>12572000</text:p>
          </table:table-cell>
          <table:table-cell table:style-name="ce3" office:value-type="float" office:value="246806" calcext:value-type="float">
            <text:p>246806</text:p>
          </table:table-cell>
          <table:table-cell table:style-name="ce3" office:value-type="float" office:value="137248" calcext:value-type="float">
            <text:p>137248</text:p>
          </table:table-cell>
          <table:table-cell table:number-columns-repeated="25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39825" calcext:value-type="float">
            <text:p>39825</text:p>
          </table:table-cell>
          <table:table-cell table:style-name="ce3" office:value-type="float" office:value="201600" calcext:value-type="float">
            <text:p>201600</text:p>
          </table:table-cell>
          <table:table-cell table:style-name="ce3" office:value-type="float" office:value="661458" calcext:value-type="float">
            <text:p>661458</text:p>
          </table:table-cell>
          <table:table-cell table:number-columns-repeated="25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150000" calcext:value-type="float">
            <text:p>150000</text:p>
          </table:table-cell>
          <table:table-cell table:style-name="ce3" office:value-type="float" office:value="225569200" calcext:value-type="float">
            <text:p>225569200</text:p>
          </table:table-cell>
          <table:table-cell table:style-name="ce3" office:value-type="float" office:value="81301" calcext:value-type="float">
            <text:p>81301</text:p>
          </table:table-cell>
          <table:table-cell table:number-columns-repeated="25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63" calcext:value-type="float">
            <text:p>1963</text:p>
          </table:table-cell>
          <table:table-cell table:style-name="ce3" office:value-type="float" office:value="111000" calcext:value-type="float">
            <text:p>111000</text:p>
          </table:table-cell>
          <table:table-cell table:style-name="ce3" office:value-type="float" office:value="140603504" calcext:value-type="float">
            <text:p>140603504</text:p>
          </table:table-cell>
          <table:table-cell table:style-name="ce3" office:value-type="float" office:value="123639" calcext:value-type="float">
            <text:p>123639</text:p>
          </table:table-cell>
          <table:table-cell table:number-columns-repeated="25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float" office:value="45977" calcext:value-type="float">
            <text:p>45977</text:p>
          </table:table-cell>
          <table:table-cell table:style-name="ce3" office:value-type="float" office:value="37910" calcext:value-type="float">
            <text:p>37910</text:p>
          </table:table-cell>
          <table:table-cell table:style-name="ce3" office:value-type="float" office:value="10611" calcext:value-type="float">
            <text:p>10611</text:p>
          </table:table-cell>
          <table:table-cell table:number-columns-repeated="25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float" office:value="1482800" calcext:value-type="float">
            <text:p>1482800</text:p>
          </table:table-cell>
          <table:table-cell table:style-name="ce3" office:value-type="float" office:value="72156200" calcext:value-type="float">
            <text:p>72156200</text:p>
          </table:table-cell>
          <table:table-cell table:style-name="ce3" office:value-type="float" office:value="19972" calcext:value-type="float">
            <text:p>19972</text:p>
          </table:table-cell>
          <table:table-cell table:number-columns-repeated="25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4054900" calcext:value-type="float">
            <text:p>4054900</text:p>
          </table:table-cell>
          <table:table-cell table:style-name="ce3" office:value-type="float" office:value="660000" calcext:value-type="float">
            <text:p>660000</text:p>
          </table:table-cell>
          <table:table-cell table:style-name="ce3" office:value-type="float" office:value="16279" calcext:value-type="float">
            <text:p>16279</text:p>
          </table:table-cell>
          <table:table-cell table:number-columns-repeated="2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15958100" calcext:value-type="float">
            <text:p>15958100</text:p>
          </table:table-cell>
          <table:table-cell table:style-name="ce3" office:value-type="float" office:value="1500000" calcext:value-type="float">
            <text:p>1500000</text:p>
          </table:table-cell>
          <table:table-cell table:style-name="ce3" office:value-type="float" office:value="97000" calcext:value-type="float">
            <text:p>97000</text:p>
          </table:table-cell>
          <table:table-cell table:number-columns-repeated="25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475300" calcext:value-type="float">
            <text:p>475300</text:p>
          </table:table-cell>
          <table:table-cell table:style-name="ce3" office:value-type="float" office:value="20857800" calcext:value-type="float">
            <text:p>20857800</text:p>
          </table:table-cell>
          <table:table-cell table:style-name="ce3" office:value-type="float" office:value="28911" calcext:value-type="float">
            <text:p>28911</text:p>
          </table:table-cell>
          <table:table-cell table:number-columns-repeated="25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float" office:value="3439000" calcext:value-type="float">
            <text:p>3439000</text:p>
          </table:table-cell>
          <table:table-cell table:style-name="ce3" office:value-type="float" office:value="559583" calcext:value-type="float">
            <text:p>559583</text:p>
          </table:table-cell>
          <table:table-cell table:style-name="ce3" office:value-type="float" office:value="26789" calcext:value-type="float">
            <text:p>26789</text:p>
          </table:table-cell>
          <table:table-cell table:number-columns-repeated="2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4600" calcext:value-type="float">
            <text:p>4600</text:p>
          </table:table-cell>
          <table:table-cell table:style-name="ce3" office:value-type="float" office:value="236000" calcext:value-type="float">
            <text:p>23600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68" calcext:value-type="float">
            <text:p>1968</text:p>
          </table:table-cell>
          <table:table-cell table:style-name="ce3" office:value-type="float" office:value="5583400" calcext:value-type="float">
            <text:p>5583400</text:p>
          </table:table-cell>
          <table:table-cell table:style-name="ce3" office:value-type="float" office:value="44322896" calcext:value-type="float">
            <text:p>44322896</text:p>
          </table:table-cell>
          <table:table-cell table:style-name="ce3" office:value-type="float" office:value="11585" calcext:value-type="float">
            <text:p>11585</text:p>
          </table:table-cell>
          <table:table-cell table:number-columns-repeated="2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72" calcext:value-type="float">
            <text:p>1972</text:p>
          </table:table-cell>
          <table:table-cell table:style-name="ce3" office:value-type="float" office:value="3151100" calcext:value-type="float">
            <text:p>3151100</text:p>
          </table:table-cell>
          <table:table-cell table:style-name="ce3" office:value-type="float" office:value="3190000" calcext:value-type="float">
            <text:p>3190000</text:p>
          </table:table-cell>
          <table:table-cell table:style-name="ce3" office:value-type="float" office:value="19995" calcext:value-type="float">
            <text:p>19995</text:p>
          </table:table-cell>
          <table:table-cell table:number-columns-repeated="25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float" office:value="353359" calcext:value-type="float">
            <text:p>353359</text:p>
          </table:table-cell>
          <table:table-cell table:style-name="ce3" office:value-type="float" office:value="232500" calcext:value-type="float">
            <text:p>232500</text:p>
          </table:table-cell>
          <table:table-cell table:style-name="ce3" office:value-type="float" office:value="109038" calcext:value-type="float">
            <text:p>109038</text:p>
          </table:table-cell>
          <table:table-cell table:number-columns-repeated="25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41244000" calcext:value-type="float">
            <text:p>41244000</text:p>
          </table:table-cell>
          <table:table-cell table:style-name="ce3" office:value-type="float" office:value="2420000" calcext:value-type="float">
            <text:p>2420000</text:p>
          </table:table-cell>
          <table:table-cell table:style-name="ce3" office:value-type="float" office:value="146335" calcext:value-type="float">
            <text:p>146335</text:p>
          </table:table-cell>
          <table:table-cell table:number-columns-repeated="25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62" calcext:value-type="float">
            <text:p>1962</text:p>
          </table:table-cell>
          <table:table-cell table:style-name="ce3" office:value-type="float" office:value="332524" calcext:value-type="float">
            <text:p>332524</text:p>
          </table:table-cell>
          <table:table-cell table:style-name="ce3" office:value-type="float" office:value="38460" calcext:value-type="float">
            <text:p>38460</text:p>
          </table:table-cell>
          <table:table-cell table:style-name="ce3" office:value-type="float" office:value="8795" calcext:value-type="float">
            <text:p>8795</text:p>
          </table:table-cell>
          <table:table-cell table:number-columns-repeated="2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65" calcext:value-type="float">
            <text:p>1965</text:p>
          </table:table-cell>
          <table:table-cell table:style-name="ce3" office:value-type="float" office:value="5100" calcext:value-type="float">
            <text:p>5100</text:p>
          </table:table-cell>
          <table:table-cell table:style-name="ce3" office:value-type="float" office:value="418517" calcext:value-type="float">
            <text:p>418517</text:p>
          </table:table-cell>
          <table:table-cell table:style-name="ce3" office:value-type="float" office:value="160919" calcext:value-type="float">
            <text:p>160919</text:p>
          </table:table-cell>
          <table:table-cell table:number-columns-repeated="25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444000" calcext:value-type="float">
            <text:p>444000</text:p>
          </table:table-cell>
          <table:table-cell table:style-name="ce3" office:value-type="float" office:value="124676096" calcext:value-type="float">
            <text:p>124676096</text:p>
          </table:table-cell>
          <table:table-cell table:style-name="ce3" office:value-type="float" office:value="109289" calcext:value-type="float">
            <text:p>109289</text:p>
          </table:table-cell>
          <table:table-cell table:number-columns-repeated="25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69" calcext:value-type="float">
            <text:p>1969</text:p>
          </table:table-cell>
          <table:table-cell table:style-name="ce3" office:value-type="float" office:value="36579" calcext:value-type="float">
            <text:p>36579</text:p>
          </table:table-cell>
          <table:table-cell table:style-name="ce3" office:value-type="float" office:value="1474800" calcext:value-type="float">
            <text:p>1474800</text:p>
          </table:table-cell>
          <table:table-cell table:style-name="ce3" office:value-type="float" office:value="23266" calcext:value-type="float">
            <text:p>23266</text:p>
          </table:table-cell>
          <table:table-cell table:number-columns-repeated="25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1030400" calcext:value-type="float">
            <text:p>1030400</text:p>
          </table:table-cell>
          <table:table-cell table:style-name="ce3" office:value-type="float" office:value="1901200" calcext:value-type="float">
            <text:p>1901200</text:p>
          </table:table-cell>
          <table:table-cell table:style-name="ce3" office:value-type="float" office:value="17969" calcext:value-type="float">
            <text:p>17969</text:p>
          </table:table-cell>
          <table:table-cell table:number-columns-repeated="2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90" calcext:value-type="float">
            <text:p>1990</text:p>
          </table:table-cell>
          <table:table-cell table:style-name="ce3" office:value-type="float" office:value="39500" calcext:value-type="float">
            <text:p>39500</text:p>
          </table:table-cell>
          <table:table-cell table:style-name="ce3" office:value-type="float" office:value="800000" calcext:value-type="float">
            <text:p>800000</text:p>
          </table:table-cell>
          <table:table-cell table:style-name="ce3" office:value-type="float" office:value="139204" calcext:value-type="float">
            <text:p>139204</text:p>
          </table:table-cell>
          <table:table-cell table:number-columns-repeated="25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49849504" calcext:value-type="float">
            <text:p>49849504</text:p>
          </table:table-cell>
          <table:table-cell table:style-name="ce3" office:value-type="float" office:value="16884" calcext:value-type="float">
            <text:p>16884</text:p>
          </table:table-cell>
          <table:table-cell table:number-columns-repeated="25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7430400" calcext:value-type="float">
            <text:p>7430400</text:p>
          </table:table-cell>
          <table:table-cell table:style-name="ce3" office:value-type="float" office:value="2298700" calcext:value-type="float">
            <text:p>2298700</text:p>
          </table:table-cell>
          <table:table-cell table:style-name="ce3" office:value-type="float" office:value="224124" calcext:value-type="float">
            <text:p>224124</text:p>
          </table:table-cell>
          <table:table-cell table:number-columns-repeated="25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68" calcext:value-type="float">
            <text:p>1968</text:p>
          </table:table-cell>
          <table:table-cell table:style-name="ce3" office:value-type="float" office:value="3840000" calcext:value-type="float">
            <text:p>3840000</text:p>
          </table:table-cell>
          <table:table-cell table:style-name="ce3" office:value-type="float" office:value="86980" calcext:value-type="float">
            <text:p>86980</text:p>
          </table:table-cell>
          <table:table-cell table:style-name="ce3" office:value-type="float" office:value="277910" calcext:value-type="float">
            <text:p>277910</text:p>
          </table:table-cell>
          <table:table-cell table:number-columns-repeated="2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82" calcext:value-type="float">
            <text:p>1982</text:p>
          </table:table-cell>
          <table:table-cell table:style-name="ce3" office:value-type="float" office:value="34900" calcext:value-type="float">
            <text:p>34900</text:p>
          </table:table-cell>
          <table:table-cell table:style-name="ce3" office:value-type="float" office:value="703900" calcext:value-type="float">
            <text:p>703900</text:p>
          </table:table-cell>
          <table:table-cell table:style-name="ce3" office:value-type="float" office:value="10943" calcext:value-type="float">
            <text:p>10943</text:p>
          </table:table-cell>
          <table:table-cell table:number-columns-repeated="2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270000" calcext:value-type="float">
            <text:p>270000</text:p>
          </table:table-cell>
          <table:table-cell table:style-name="ce3" office:value-type="float" office:value="408510" calcext:value-type="float">
            <text:p>408510</text:p>
          </table:table-cell>
          <table:table-cell table:style-name="ce3" office:value-type="float" office:value="142857" calcext:value-type="float">
            <text:p>142857</text:p>
          </table:table-cell>
          <table:table-cell table:number-columns-repeated="25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float" office:value="11012" calcext:value-type="float">
            <text:p>11012</text:p>
          </table:table-cell>
          <table:table-cell table:style-name="ce3" office:value-type="float" office:value="15100000" calcext:value-type="float">
            <text:p>15100000</text:p>
          </table:table-cell>
          <table:table-cell table:style-name="ce3" office:value-type="float" office:value="152987" calcext:value-type="float">
            <text:p>152987</text:p>
          </table:table-cell>
          <table:table-cell table:number-columns-repeated="25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90" calcext:value-type="float">
            <text:p>1990</text:p>
          </table:table-cell>
          <table:table-cell table:style-name="ce3" office:value-type="float" office:value="3312000" calcext:value-type="float">
            <text:p>3312000</text:p>
          </table:table-cell>
          <table:table-cell table:style-name="ce3" office:value-type="float" office:value="15100000" calcext:value-type="float">
            <text:p>15100000</text:p>
          </table:table-cell>
          <table:table-cell table:style-name="ce3" office:value-type="float" office:value="10456" calcext:value-type="float">
            <text:p>10456</text:p>
          </table:table-cell>
          <table:table-cell table:number-columns-repeated="2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291300" calcext:value-type="float">
            <text:p>291300</text:p>
          </table:table-cell>
          <table:table-cell table:style-name="ce3" office:value-type="float" office:value="391200" calcext:value-type="float">
            <text:p>391200</text:p>
          </table:table-cell>
          <table:table-cell table:style-name="ce3" office:value-type="float" office:value="149467" calcext:value-type="float">
            <text:p>149467</text:p>
          </table:table-cell>
          <table:table-cell table:number-columns-repeated="25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float" office:value="42686608" calcext:value-type="float">
            <text:p>42686608</text:p>
          </table:table-cell>
          <table:table-cell table:style-name="ce3" office:value-type="float" office:value="278767" calcext:value-type="float">
            <text:p>278767</text:p>
          </table:table-cell>
          <table:table-cell table:style-name="ce3" office:value-type="float" office:value="94062" calcext:value-type="float">
            <text:p>94062</text:p>
          </table:table-cell>
          <table:table-cell table:number-columns-repeated="2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float" office:value="9200" calcext:value-type="float">
            <text:p>9200</text:p>
          </table:table-cell>
          <table:table-cell table:style-name="ce3" office:value-type="float" office:value="135000" calcext:value-type="float">
            <text:p>135000</text:p>
          </table:table-cell>
          <table:table-cell table:style-name="ce3" office:value-type="float" office:value="91304" calcext:value-type="float">
            <text:p>91304</text:p>
          </table:table-cell>
          <table:table-cell table:number-columns-repeated="2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300000" calcext:value-type="float">
            <text:p>300000</text:p>
          </table:table-cell>
          <table:table-cell table:style-name="ce3" office:value-type="float" office:value="435468" calcext:value-type="float">
            <text:p>435468</text:p>
          </table:table-cell>
          <table:table-cell table:style-name="ce3" office:value-type="float" office:value="131620" calcext:value-type="float">
            <text:p>131620</text:p>
          </table:table-cell>
          <table:table-cell table:number-columns-repeated="2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52650" calcext:value-type="float">
            <text:p>52650</text:p>
          </table:table-cell>
          <table:table-cell table:style-name="ce3" office:value-type="float" office:value="2382000" calcext:value-type="float">
            <text:p>2382000</text:p>
          </table:table-cell>
          <table:table-cell table:style-name="ce3" office:value-type="float" office:value="32857" calcext:value-type="float">
            <text:p>32857</text:p>
          </table:table-cell>
          <table:table-cell table:number-columns-repeated="25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68" calcext:value-type="float">
            <text:p>1968</text:p>
          </table:table-cell>
          <table:table-cell table:style-name="ce3" office:value-type="float" office:value="37757808" calcext:value-type="float">
            <text:p>37757808</text:p>
          </table:table-cell>
          <table:table-cell table:style-name="ce3" office:value-type="float" office:value="5100500" calcext:value-type="float">
            <text:p>5100500</text:p>
          </table:table-cell>
          <table:table-cell table:style-name="ce3" office:value-type="float" office:value="16922" calcext:value-type="float">
            <text:p>16922</text:p>
          </table:table-cell>
          <table:table-cell table:number-columns-repeated="2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480000" calcext:value-type="float">
            <text:p>480000</text:p>
          </table:table-cell>
          <table:table-cell table:style-name="ce3" office:value-type="float" office:value="162720" calcext:value-type="float">
            <text:p>162720</text:p>
          </table:table-cell>
          <table:table-cell table:number-columns-repeated="2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float" office:value="59900" calcext:value-type="float">
            <text:p>59900</text:p>
          </table:table-cell>
          <table:table-cell table:style-name="ce3" office:value-type="float" office:value="3125000" calcext:value-type="float">
            <text:p>3125000</text:p>
          </table:table-cell>
          <table:table-cell table:style-name="ce3" office:value-type="float" office:value="162539" calcext:value-type="float">
            <text:p>162539</text:p>
          </table:table-cell>
          <table:table-cell table:number-columns-repeated="25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345256" calcext:value-type="float">
            <text:p>345256</text:p>
          </table:table-cell>
          <table:table-cell table:style-name="ce3" office:value-type="float" office:value="370000" calcext:value-type="float">
            <text:p>370000</text:p>
          </table:table-cell>
          <table:table-cell table:style-name="ce3" office:value-type="float" office:value="576727" calcext:value-type="float">
            <text:p>576727</text:p>
          </table:table-cell>
          <table:table-cell table:number-columns-repeated="25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61" calcext:value-type="float">
            <text:p>1961</text:p>
          </table:table-cell>
          <table:table-cell table:style-name="ce3" office:value-type="float" office:value="366276" calcext:value-type="float">
            <text:p>366276</text:p>
          </table:table-cell>
          <table:table-cell table:style-name="ce3" office:value-type="float" office:value="233861800" calcext:value-type="float">
            <text:p>233861800</text:p>
          </table:table-cell>
          <table:table-cell table:style-name="ce3" office:value-type="float" office:value="609921" calcext:value-type="float">
            <text:p>609921</text:p>
          </table:table-cell>
          <table:table-cell table:number-columns-repeated="25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float" office:value="135000" calcext:value-type="float">
            <text:p>135000</text:p>
          </table:table-cell>
          <table:table-cell table:style-name="ce3" office:value-type="float" office:value="65760800" calcext:value-type="float">
            <text:p>65760800</text:p>
          </table:table-cell>
          <table:table-cell table:style-name="ce3" office:value-type="float" office:value="62481" calcext:value-type="float">
            <text:p>62481</text:p>
          </table:table-cell>
          <table:table-cell table:number-columns-repeated="25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115000" calcext:value-type="float">
            <text:p>115000</text:p>
          </table:table-cell>
          <table:table-cell table:style-name="ce3" office:value-type="float" office:value="263200" calcext:value-type="float">
            <text:p>263200</text:p>
          </table:table-cell>
          <table:table-cell table:style-name="ce3" office:value-type="float" office:value="94927" calcext:value-type="float">
            <text:p>94927</text:p>
          </table:table-cell>
          <table:table-cell table:number-columns-repeated="2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90" calcext:value-type="float">
            <text:p>1990</text:p>
          </table:table-cell>
          <table:table-cell table:style-name="ce3" office:value-type="float" office:value="282900" calcext:value-type="float">
            <text:p>282900</text:p>
          </table:table-cell>
          <table:table-cell table:style-name="ce3" office:value-type="float" office:value="4273500" calcext:value-type="float">
            <text:p>4273500</text:p>
          </table:table-cell>
          <table:table-cell table:style-name="ce3" office:value-type="float" office:value="237897" calcext:value-type="float">
            <text:p>237897</text:p>
          </table:table-cell>
          <table:table-cell table:number-columns-repeated="25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21000" calcext:value-type="float">
            <text:p>21000</text:p>
          </table:table-cell>
          <table:table-cell table:style-name="ce3" office:value-type="float" office:value="263000" calcext:value-type="float">
            <text:p>263000</text:p>
          </table:table-cell>
          <table:table-cell table:style-name="ce3" office:value-type="float" office:value="106837" calcext:value-type="float">
            <text:p>106837</text:p>
          </table:table-cell>
          <table:table-cell table:number-columns-repeated="2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float" office:value="289077" calcext:value-type="float">
            <text:p>289077</text:p>
          </table:table-cell>
          <table:table-cell table:style-name="ce3" office:value-type="float" office:value="12570600" calcext:value-type="float">
            <text:p>12570600</text:p>
          </table:table-cell>
          <table:table-cell table:style-name="ce3" office:value-type="float" office:value="190944" calcext:value-type="float">
            <text:p>190944</text:p>
          </table:table-cell>
          <table:table-cell table:number-columns-repeated="2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147000" calcext:value-type="float">
            <text:p>147000</text:p>
          </table:table-cell>
          <table:table-cell table:style-name="ce3" office:value-type="float" office:value="701100" calcext:value-type="float">
            <text:p>701100</text:p>
          </table:table-cell>
          <table:table-cell table:style-name="ce3" office:value-type="float" office:value="158177" calcext:value-type="float">
            <text:p>158177</text:p>
          </table:table-cell>
          <table:table-cell table:number-columns-repeated="2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40000" calcext:value-type="float">
            <text:p>40000</text:p>
          </table:table-cell>
          <table:table-cell table:style-name="ce3" office:value-type="float" office:value="55497008" calcext:value-type="float">
            <text:p>55497008</text:p>
          </table:table-cell>
          <table:table-cell table:style-name="ce3" office:value-type="float" office:value="729315" calcext:value-type="float">
            <text:p>729315</text:p>
          </table:table-cell>
          <table:table-cell table:number-columns-repeated="2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float" office:value="14998200" calcext:value-type="float">
            <text:p>14998200</text:p>
          </table:table-cell>
          <table:table-cell table:style-name="ce3" office:value-type="float" office:value="1220600" calcext:value-type="float">
            <text:p>1220600</text:p>
          </table:table-cell>
          <table:table-cell table:style-name="ce3" office:value-type="float" office:value="155023" calcext:value-type="float">
            <text:p>155023</text:p>
          </table:table-cell>
          <table:table-cell table:number-columns-repeated="25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0326" calcext:value-type="float">
            <text:p>10326</text:p>
          </table:table-cell>
          <table:table-cell table:style-name="ce3" office:value-type="float" office:value="65767400" calcext:value-type="float">
            <text:p>65767400</text:p>
          </table:table-cell>
          <table:table-cell table:style-name="ce3" office:value-type="float" office:value="184044" calcext:value-type="float">
            <text:p>184044</text:p>
          </table:table-cell>
          <table:table-cell table:number-columns-repeated="2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float" office:value="344415" calcext:value-type="float">
            <text:p>344415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13958" calcext:value-type="float">
            <text:p>13958</text:p>
          </table:table-cell>
          <table:table-cell table:number-columns-repeated="2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3661500" calcext:value-type="float">
            <text:p>3661500</text:p>
          </table:table-cell>
          <table:table-cell table:style-name="ce3" office:value-type="float" office:value="80000" calcext:value-type="float">
            <text:p>80000</text:p>
          </table:table-cell>
          <table:table-cell table:style-name="ce3" office:value-type="float" office:value="9679" calcext:value-type="float">
            <text:p>9679</text:p>
          </table:table-cell>
          <table:table-cell table:number-columns-repeated="25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3328900" calcext:value-type="float">
            <text:p>3328900</text:p>
          </table:table-cell>
          <table:table-cell table:style-name="ce3" office:value-type="float" office:value="170319200" calcext:value-type="float">
            <text:p>170319200</text:p>
          </table:table-cell>
          <table:table-cell table:style-name="ce3" office:value-type="float" office:value="142149" calcext:value-type="float">
            <text:p>142149</text:p>
          </table:table-cell>
          <table:table-cell table:number-columns-repeated="25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80000" calcext:value-type="float">
            <text:p>80000</text:p>
          </table:table-cell>
          <table:table-cell table:style-name="ce3" office:value-type="float" office:value="464000" calcext:value-type="float">
            <text:p>464000</text:p>
          </table:table-cell>
          <table:table-cell table:style-name="ce3" office:value-type="float" office:value="11460" calcext:value-type="float">
            <text:p>11460</text:p>
          </table:table-cell>
          <table:table-cell table:number-columns-repeated="25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70000" calcext:value-type="float">
            <text:p>70000</text:p>
          </table:table-cell>
          <table:table-cell table:style-name="ce3" office:value-type="float" office:value="166000" calcext:value-type="float">
            <text:p>166000</text:p>
          </table:table-cell>
          <table:table-cell table:style-name="ce3" office:value-type="float" office:value="13866" calcext:value-type="float">
            <text:p>13866</text:p>
          </table:table-cell>
          <table:table-cell table:number-columns-repeated="25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45476000" calcext:value-type="float">
            <text:p>45476000</text:p>
          </table:table-cell>
          <table:table-cell table:style-name="ce3" office:value-type="float" office:value="108949" calcext:value-type="float">
            <text:p>108949</text:p>
          </table:table-cell>
          <table:table-cell table:number-columns-repeated="25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220000" calcext:value-type="float">
            <text:p>220000</text:p>
          </table:table-cell>
          <table:table-cell table:style-name="ce3" office:value-type="float" office:value="970000" calcext:value-type="float">
            <text:p>970000</text:p>
          </table:table-cell>
          <table:table-cell table:style-name="ce3" office:value-type="float" office:value="13383" calcext:value-type="float">
            <text:p>13383</text:p>
          </table:table-cell>
          <table:table-cell table:number-columns-repeated="2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41735808" calcext:value-type="float">
            <text:p>41735808</text:p>
          </table:table-cell>
          <table:table-cell table:style-name="ce3" office:value-type="float" office:value="4607000" calcext:value-type="float">
            <text:p>4607000</text:p>
          </table:table-cell>
          <table:table-cell table:style-name="ce3" office:value-type="float" office:value="111711" calcext:value-type="float">
            <text:p>111711</text:p>
          </table:table-cell>
          <table:table-cell table:number-columns-repeated="2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float" office:value="70000" calcext:value-type="float">
            <text:p>70000</text:p>
          </table:table-cell>
          <table:table-cell table:style-name="ce3" office:value-type="float" office:value="470610" calcext:value-type="float">
            <text:p>470610</text:p>
          </table:table-cell>
          <table:table-cell table:style-name="ce3" office:value-type="float" office:value="108808" calcext:value-type="float">
            <text:p>108808</text:p>
          </table:table-cell>
          <table:table-cell table:number-columns-repeated="2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86000" calcext:value-type="float">
            <text:p>86000</text:p>
          </table:table-cell>
          <table:table-cell table:style-name="ce3" office:value-type="float" office:value="5247700" calcext:value-type="float">
            <text:p>5247700</text:p>
          </table:table-cell>
          <table:table-cell table:style-name="ce3" office:value-type="float" office:value="9644" calcext:value-type="float">
            <text:p>9644</text:p>
          </table:table-cell>
          <table:table-cell table:number-columns-repeated="25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float" office:value="22144400" calcext:value-type="float">
            <text:p>22144400</text:p>
          </table:table-cell>
          <table:table-cell table:style-name="ce3" office:value-type="float" office:value="4451000" calcext:value-type="float">
            <text:p>4451000</text:p>
          </table:table-cell>
          <table:table-cell table:style-name="ce3" office:value-type="float" office:value="30500" calcext:value-type="float">
            <text:p>30500</text:p>
          </table:table-cell>
          <table:table-cell table:number-columns-repeated="25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69000" calcext:value-type="float">
            <text:p>69000</text:p>
          </table:table-cell>
          <table:table-cell table:style-name="ce3" office:value-type="float" office:value="228030000" calcext:value-type="float">
            <text:p>228030000</text:p>
          </table:table-cell>
          <table:table-cell table:style-name="ce3" office:value-type="float" office:value="168248" calcext:value-type="float">
            <text:p>168248</text:p>
          </table:table-cell>
          <table:table-cell table:number-columns-repeated="2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63" calcext:value-type="float">
            <text:p>1963</text:p>
          </table:table-cell>
          <table:table-cell table:style-name="ce3" office:value-type="float" office:value="364275" calcext:value-type="float">
            <text:p>364275</text:p>
          </table:table-cell>
          <table:table-cell table:style-name="ce3" office:value-type="float" office:value="1310000" calcext:value-type="float">
            <text:p>1310000</text:p>
          </table:table-cell>
          <table:table-cell table:style-name="ce3" office:value-type="float" office:value="144285" calcext:value-type="float">
            <text:p>144285</text:p>
          </table:table-cell>
          <table:table-cell table:number-columns-repeated="25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43770000" calcext:value-type="float">
            <text:p>43770000</text:p>
          </table:table-cell>
          <table:table-cell table:style-name="ce3" office:value-type="float" office:value="76000" calcext:value-type="float">
            <text:p>76000</text:p>
          </table:table-cell>
          <table:table-cell table:style-name="ce3" office:value-type="float" office:value="29230" calcext:value-type="float">
            <text:p>29230</text:p>
          </table:table-cell>
          <table:table-cell table:number-columns-repeated="2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float" office:value="365000" calcext:value-type="float">
            <text:p>365000</text:p>
          </table:table-cell>
          <table:table-cell table:style-name="ce3" office:value-type="float" office:value="224900" calcext:value-type="float">
            <text:p>224900</text:p>
          </table:table-cell>
          <table:table-cell table:style-name="ce3" office:value-type="float" office:value="147320" calcext:value-type="float">
            <text:p>147320</text:p>
          </table:table-cell>
          <table:table-cell table:number-columns-repeated="2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67" calcext:value-type="float">
            <text:p>1967</text:p>
          </table:table-cell>
          <table:table-cell table:style-name="ce3" office:value-type="float" office:value="6004800" calcext:value-type="float">
            <text:p>6004800</text:p>
          </table:table-cell>
          <table:table-cell table:style-name="ce3" office:value-type="float" office:value="295729984" calcext:value-type="float">
            <text:p>295729984</text:p>
          </table:table-cell>
          <table:table-cell table:style-name="ce3" office:value-type="float" office:value="83333" calcext:value-type="float">
            <text:p>83333</text:p>
          </table:table-cell>
          <table:table-cell table:number-columns-repeated="2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12927000" calcext:value-type="float">
            <text:p>12927000</text:p>
          </table:table-cell>
          <table:table-cell table:style-name="ce3" office:value-type="float" office:value="6199000" calcext:value-type="float">
            <text:p>6199000</text:p>
          </table:table-cell>
          <table:table-cell table:style-name="ce3" office:value-type="float" office:value="132103" calcext:value-type="float">
            <text:p>132103</text:p>
          </table:table-cell>
          <table:table-cell table:number-columns-repeated="2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float" office:value="60000" calcext:value-type="float">
            <text:p>60000</text:p>
          </table:table-cell>
          <table:table-cell table:style-name="ce3" office:value-type="float" office:value="103967008" calcext:value-type="float">
            <text:p>103967008</text:p>
          </table:table-cell>
          <table:table-cell table:style-name="ce3" office:value-type="float" office:value="145396" calcext:value-type="float">
            <text:p>145396</text:p>
          </table:table-cell>
          <table:table-cell table:number-columns-repeated="2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5700" calcext:value-type="float">
            <text:p>5700</text:p>
          </table:table-cell>
          <table:table-cell table:style-name="ce3" office:value-type="float" office:value="700000" calcext:value-type="float">
            <text:p>700000</text:p>
          </table:table-cell>
          <table:table-cell table:style-name="ce3" office:value-type="float" office:value="16240" calcext:value-type="float">
            <text:p>16240</text:p>
          </table:table-cell>
          <table:table-cell table:number-columns-repeated="2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115000" calcext:value-type="float">
            <text:p>115000</text:p>
          </table:table-cell>
          <table:table-cell table:style-name="ce3" office:value-type="float" office:value="620800" calcext:value-type="float">
            <text:p>620800</text:p>
          </table:table-cell>
          <table:table-cell table:style-name="ce3" office:value-type="float" office:value="15178" calcext:value-type="float">
            <text:p>15178</text:p>
          </table:table-cell>
          <table:table-cell table:number-columns-repeated="25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34330" calcext:value-type="float">
            <text:p>34330</text:p>
          </table:table-cell>
          <table:table-cell table:style-name="ce3" office:value-type="float" office:value="1330000" calcext:value-type="float">
            <text:p>1330000</text:p>
          </table:table-cell>
          <table:table-cell table:style-name="ce3" office:value-type="float" office:value="184426" calcext:value-type="float">
            <text:p>184426</text:p>
          </table:table-cell>
          <table:table-cell table:number-columns-repeated="2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37327" calcext:value-type="float">
            <text:p>37327</text:p>
          </table:table-cell>
          <table:table-cell table:style-name="ce3" office:value-type="float" office:value="6388500" calcext:value-type="float">
            <text:p>6388500</text:p>
          </table:table-cell>
          <table:table-cell table:style-name="ce3" office:value-type="float" office:value="16299" calcext:value-type="float">
            <text:p>16299</text:p>
          </table:table-cell>
          <table:table-cell table:number-columns-repeated="2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61" calcext:value-type="float">
            <text:p>1961</text:p>
          </table:table-cell>
          <table:table-cell table:style-name="ce3" office:value-type="float" office:value="7400" calcext:value-type="float">
            <text:p>7400</text:p>
          </table:table-cell>
          <table:table-cell table:style-name="ce3" office:value-type="float" office:value="128833408" calcext:value-type="float">
            <text:p>128833408</text:p>
          </table:table-cell>
          <table:table-cell table:style-name="ce3" office:value-type="float" office:value="19577" calcext:value-type="float">
            <text:p>19577</text:p>
          </table:table-cell>
          <table:table-cell table:number-columns-repeated="251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float" office:value="180000" calcext:value-type="float">
            <text:p>180000</text:p>
          </table:table-cell>
          <table:table-cell table:style-name="ce3" office:value-type="float" office:value="1180000" calcext:value-type="float">
            <text:p>1180000</text:p>
          </table:table-cell>
          <table:table-cell table:style-name="ce3" office:value-type="float" office:value="108823" calcext:value-type="float">
            <text:p>108823</text:p>
          </table:table-cell>
          <table:table-cell table:number-columns-repeated="2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72" calcext:value-type="float">
            <text:p>1972</text:p>
          </table:table-cell>
          <table:table-cell table:style-name="ce3" office:value-type="float" office:value="63000" calcext:value-type="float">
            <text:p>63000</text:p>
          </table:table-cell>
          <table:table-cell table:style-name="ce3" office:value-type="float" office:value="287383200" calcext:value-type="float">
            <text:p>287383200</text:p>
          </table:table-cell>
          <table:table-cell table:style-name="ce3" office:value-type="float" office:value="177359" calcext:value-type="float">
            <text:p>177359</text:p>
          </table:table-cell>
          <table:table-cell table:number-columns-repeated="251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83" calcext:value-type="float">
            <text:p>1983</text:p>
          </table:table-cell>
          <table:table-cell table:style-name="ce3" office:value-type="float" office:value="85800" calcext:value-type="float">
            <text:p>85800</text:p>
          </table:table-cell>
          <table:table-cell table:style-name="ce3" office:value-type="float" office:value="1690000" calcext:value-type="float">
            <text:p>1690000</text:p>
          </table:table-cell>
          <table:table-cell table:style-name="ce3" office:value-type="float" office:value="9567" calcext:value-type="float">
            <text:p>9567</text:p>
          </table:table-cell>
          <table:table-cell table:number-columns-repeated="251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44802300" calcext:value-type="float">
            <text:p>44802300</text:p>
          </table:table-cell>
          <table:table-cell table:style-name="ce3" office:value-type="float" office:value="183000" calcext:value-type="float">
            <text:p>183000</text:p>
          </table:table-cell>
          <table:table-cell table:style-name="ce3" office:value-type="float" office:value="91666" calcext:value-type="float">
            <text:p>91666</text:p>
          </table:table-cell>
          <table:table-cell table:number-columns-repeated="251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5852300" calcext:value-type="float">
            <text:p>5852300</text:p>
          </table:table-cell>
          <table:table-cell table:style-name="ce3" office:value-type="float" office:value="69354500" calcext:value-type="float">
            <text:p>69354500</text:p>
          </table:table-cell>
          <table:table-cell table:style-name="ce3" office:value-type="float" office:value="10762" calcext:value-type="float">
            <text:p>10762</text:p>
          </table:table-cell>
          <table:table-cell table:number-columns-repeated="251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office:value-type="float" office:value="88200" calcext:value-type="float">
            <text:p>88200</text:p>
          </table:table-cell>
          <table:table-cell table:style-name="ce3" office:value-type="float" office:value="700000" calcext:value-type="float">
            <text:p>700000</text:p>
          </table:table-cell>
          <table:table-cell table:style-name="ce3" office:value-type="float" office:value="84032" calcext:value-type="float">
            <text:p>84032</text:p>
          </table:table-cell>
          <table:table-cell table:number-columns-repeated="251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369184" calcext:value-type="float">
            <text:p>369184</text:p>
          </table:table-cell>
          <table:table-cell table:style-name="ce3" office:value-type="float" office:value="19000" calcext:value-type="float">
            <text:p>19000</text:p>
          </table:table-cell>
          <table:table-cell table:style-name="ce3" office:value-type="float" office:value="101204" calcext:value-type="float">
            <text:p>101204</text:p>
          </table:table-cell>
          <table:table-cell table:number-columns-repeated="251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427000" calcext:value-type="float">
            <text:p>427000</text:p>
          </table:table-cell>
          <table:table-cell table:style-name="ce3" office:value-type="float" office:value="80608496" calcext:value-type="float">
            <text:p>80608496</text:p>
          </table:table-cell>
          <table:table-cell table:style-name="ce3" office:value-type="float" office:value="103225" calcext:value-type="float">
            <text:p>103225</text:p>
          </table:table-cell>
          <table:table-cell table:number-columns-repeated="2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float" office:value="78000" calcext:value-type="float">
            <text:p>78000</text:p>
          </table:table-cell>
          <table:table-cell table:style-name="ce3" office:value-type="float" office:value="1430000" calcext:value-type="float">
            <text:p>1430000</text:p>
          </table:table-cell>
          <table:table-cell table:style-name="ce3" office:value-type="float" office:value="92727" calcext:value-type="float">
            <text:p>92727</text:p>
          </table:table-cell>
          <table:table-cell table:number-columns-repeated="2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92" calcext:value-type="float">
            <text:p>1992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office:value-type="float" office:value="56418304" calcext:value-type="float">
            <text:p>56418304</text:p>
          </table:table-cell>
          <table:table-cell table:style-name="ce3" office:value-type="float" office:value="15418" calcext:value-type="float">
            <text:p>15418</text:p>
          </table:table-cell>
          <table:table-cell table:number-columns-repeated="251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65" calcext:value-type="float">
            <text:p>1965</text:p>
          </table:table-cell>
          <table:table-cell table:style-name="ce3" office:value-type="float" office:value="19138896" calcext:value-type="float">
            <text:p>19138896</text:p>
          </table:table-cell>
          <table:table-cell table:style-name="ce3" office:value-type="float" office:value="171000" calcext:value-type="float">
            <text:p>171000</text:p>
          </table:table-cell>
          <table:table-cell table:style-name="ce3" office:value-type="float" office:value="133559" calcext:value-type="float">
            <text:p>133559</text:p>
          </table:table-cell>
          <table:table-cell table:number-columns-repeated="2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61" calcext:value-type="float">
            <text:p>1961</text:p>
          </table:table-cell>
          <table:table-cell table:style-name="ce3" office:value-type="float" office:value="26344700" calcext:value-type="float">
            <text:p>26344700</text:p>
          </table:table-cell>
          <table:table-cell table:style-name="ce3" office:value-type="float" office:value="2593000" calcext:value-type="float">
            <text:p>2593000</text:p>
          </table:table-cell>
          <table:table-cell table:style-name="ce3" office:value-type="float" office:value="154456" calcext:value-type="float">
            <text:p>154456</text:p>
          </table:table-cell>
          <table:table-cell table:number-columns-repeated="2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83" calcext:value-type="float">
            <text:p>1983</text:p>
          </table:table-cell>
          <table:table-cell table:style-name="ce3" office:value-type="float" office:value="82000" calcext:value-type="float">
            <text:p>82000</text:p>
          </table:table-cell>
          <table:table-cell table:style-name="ce3" office:value-type="float" office:value="543776" calcext:value-type="float">
            <text:p>543776</text:p>
          </table:table-cell>
          <table:table-cell table:style-name="ce3" office:value-type="float" office:value="578444" calcext:value-type="float">
            <text:p>578444</text:p>
          </table:table-cell>
          <table:table-cell table:number-columns-repeated="2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65" calcext:value-type="float">
            <text:p>1965</text:p>
          </table:table-cell>
          <table:table-cell table:style-name="ce3" office:value-type="float" office:value="33100" calcext:value-type="float">
            <text:p>33100</text:p>
          </table:table-cell>
          <table:table-cell table:style-name="ce3" office:value-type="float" office:value="4725500" calcext:value-type="float">
            <text:p>4725500</text:p>
          </table:table-cell>
          <table:table-cell table:style-name="ce3" office:value-type="float" office:value="108882" calcext:value-type="float">
            <text:p>108882</text:p>
          </table:table-cell>
          <table:table-cell table:number-columns-repeated="2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float" office:value="25887100" calcext:value-type="float">
            <text:p>25887100</text:p>
          </table:table-cell>
          <table:table-cell table:style-name="ce3" office:value-type="float" office:value="9911800" calcext:value-type="float">
            <text:p>9911800</text:p>
          </table:table-cell>
          <table:table-cell table:style-name="ce3" office:value-type="float" office:value="145270" calcext:value-type="float">
            <text:p>145270</text:p>
          </table:table-cell>
          <table:table-cell table:number-columns-repeated="2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69" calcext:value-type="float">
            <text:p>1969</text:p>
          </table:table-cell>
          <table:table-cell table:style-name="ce3" office:value-type="float" office:value="4520300" calcext:value-type="float">
            <text:p>4520300</text:p>
          </table:table-cell>
          <table:table-cell table:style-name="ce3" office:value-type="float" office:value="66077008" calcext:value-type="float">
            <text:p>66077008</text:p>
          </table:table-cell>
          <table:table-cell table:style-name="ce3" office:value-type="float" office:value="37670" calcext:value-type="float">
            <text:p>37670</text:p>
          </table:table-cell>
          <table:table-cell table:number-columns-repeated="251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float" office:value="6135800" calcext:value-type="float">
            <text:p>6135800</text:p>
          </table:table-cell>
          <table:table-cell table:style-name="ce3" office:value-type="float" office:value="674300" calcext:value-type="float">
            <text:p>674300</text:p>
          </table:table-cell>
          <table:table-cell table:style-name="ce3" office:value-type="float" office:value="509027" calcext:value-type="float">
            <text:p>509027</text:p>
          </table:table-cell>
          <table:table-cell table:number-columns-repeated="2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float" office:value="55080" calcext:value-type="float">
            <text:p>55080</text:p>
          </table:table-cell>
          <table:table-cell table:style-name="ce3" office:value-type="float" office:value="75000" calcext:value-type="float">
            <text:p>75000</text:p>
          </table:table-cell>
          <table:table-cell table:style-name="ce3" office:value-type="float" office:value="16758" calcext:value-type="float">
            <text:p>16758</text:p>
          </table:table-cell>
          <table:table-cell table:number-columns-repeated="2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float" office:value="8600" calcext:value-type="float">
            <text:p>8600</text:p>
          </table:table-cell>
          <table:table-cell table:style-name="ce3" office:value-type="float" office:value="5989900" calcext:value-type="float">
            <text:p>5989900</text:p>
          </table:table-cell>
          <table:table-cell table:style-name="ce3" office:value-type="float" office:value="145361" calcext:value-type="float">
            <text:p>145361</text:p>
          </table:table-cell>
          <table:table-cell table:number-columns-repeated="2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office:value-type="float" office:value="22278800" calcext:value-type="float">
            <text:p>22278800</text:p>
          </table:table-cell>
          <table:table-cell table:style-name="ce3" office:value-type="float" office:value="511817" calcext:value-type="float">
            <text:p>511817</text:p>
          </table:table-cell>
          <table:table-cell table:style-name="ce3" office:value-type="float" office:value="117384" calcext:value-type="float">
            <text:p>117384</text:p>
          </table:table-cell>
          <table:table-cell table:number-columns-repeated="2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2650000" calcext:value-type="float">
            <text:p>2650000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10959" calcext:value-type="float">
            <text:p>10959</text:p>
          </table:table-cell>
          <table:table-cell table:number-columns-repeated="251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83" calcext:value-type="float">
            <text:p>1983</text:p>
          </table:table-cell>
          <table:table-cell table:style-name="ce3" office:value-type="float" office:value="4219700" calcext:value-type="float">
            <text:p>4219700</text:p>
          </table:table-cell>
          <table:table-cell table:style-name="ce3" office:value-type="float" office:value="7430000" calcext:value-type="float">
            <text:p>7430000</text:p>
          </table:table-cell>
          <table:table-cell table:style-name="ce3" office:value-type="float" office:value="91304" calcext:value-type="float">
            <text:p>91304</text:p>
          </table:table-cell>
          <table:table-cell table:number-columns-repeated="251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190000" calcext:value-type="float">
            <text:p>190000</text:p>
          </table:table-cell>
          <table:table-cell table:style-name="ce3" office:value-type="float" office:value="928000" calcext:value-type="float">
            <text:p>928000</text:p>
          </table:table-cell>
          <table:table-cell table:style-name="ce3" office:value-type="float" office:value="669281" calcext:value-type="float">
            <text:p>669281</text:p>
          </table:table-cell>
          <table:table-cell table:number-columns-repeated="2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float" office:value="5923100" calcext:value-type="float">
            <text:p>5923100</text:p>
          </table:table-cell>
          <table:table-cell table:style-name="ce3" office:value-type="float" office:value="8326600" calcext:value-type="float">
            <text:p>8326600</text:p>
          </table:table-cell>
          <table:table-cell table:style-name="ce3" office:value-type="float" office:value="161521" calcext:value-type="float">
            <text:p>161521</text:p>
          </table:table-cell>
          <table:table-cell table:number-columns-repeated="2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float" office:value="32000" calcext:value-type="float">
            <text:p>32000</text:p>
          </table:table-cell>
          <table:table-cell table:style-name="ce3" office:value-type="float" office:value="9651300" calcext:value-type="float">
            <text:p>9651300</text:p>
          </table:table-cell>
          <table:table-cell table:style-name="ce3" office:value-type="float" office:value="85093" calcext:value-type="float">
            <text:p>85093</text:p>
          </table:table-cell>
          <table:table-cell table:number-columns-repeated="2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float" office:value="23564896" calcext:value-type="float">
            <text:p>23564896</text:p>
          </table:table-cell>
          <table:table-cell table:style-name="ce3" office:value-type="float" office:value="71700" calcext:value-type="float">
            <text:p>71700</text:p>
          </table:table-cell>
          <table:table-cell table:style-name="ce3" office:value-type="float" office:value="10380" calcext:value-type="float">
            <text:p>10380</text:p>
          </table:table-cell>
          <table:table-cell table:number-columns-repeated="2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625000" calcext:value-type="float">
            <text:p>625000</text:p>
          </table:table-cell>
          <table:table-cell table:style-name="ce3" office:value-type="float" office:value="10511" calcext:value-type="float">
            <text:p>10511</text:p>
          </table:table-cell>
          <table:table-cell table:number-columns-repeated="2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65" calcext:value-type="float">
            <text:p>1965</text:p>
          </table:table-cell>
          <table:table-cell table:style-name="ce3" office:value-type="float" office:value="500000" calcext:value-type="float">
            <text:p>500000</text:p>
          </table:table-cell>
          <table:table-cell table:style-name="ce3" office:value-type="float" office:value="171680992" calcext:value-type="float">
            <text:p>171680992</text:p>
          </table:table-cell>
          <table:table-cell table:style-name="ce3" office:value-type="float" office:value="108626" calcext:value-type="float">
            <text:p>108626</text:p>
          </table:table-cell>
          <table:table-cell table:number-columns-repeated="251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558000" calcext:value-type="float">
            <text:p>558000</text:p>
          </table:table-cell>
          <table:table-cell table:style-name="ce3" office:value-type="float" office:value="5714000" calcext:value-type="float">
            <text:p>5714000</text:p>
          </table:table-cell>
          <table:table-cell table:style-name="ce3" office:value-type="float" office:value="17093" calcext:value-type="float">
            <text:p>17093</text:p>
          </table:table-cell>
          <table:table-cell table:number-columns-repeated="251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float" office:value="540000" calcext:value-type="float">
            <text:p>540000</text:p>
          </table:table-cell>
          <table:table-cell table:style-name="ce3" office:value-type="float" office:value="281171800" calcext:value-type="float">
            <text:p>281171800</text:p>
          </table:table-cell>
          <table:table-cell table:style-name="ce3" office:value-type="float" office:value="78883" calcext:value-type="float">
            <text:p>78883</text:p>
          </table:table-cell>
          <table:table-cell table:number-columns-repeated="251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float" office:value="460000" calcext:value-type="float">
            <text:p>460000</text:p>
          </table:table-cell>
          <table:table-cell table:style-name="ce3" office:value-type="float" office:value="22000" calcext:value-type="float">
            <text:p>22000</text:p>
          </table:table-cell>
          <table:table-cell table:style-name="ce3" office:value-type="float" office:value="26015" calcext:value-type="float">
            <text:p>26015</text:p>
          </table:table-cell>
          <table:table-cell table:number-columns-repeated="251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61" calcext:value-type="float">
            <text:p>1961</text:p>
          </table:table-cell>
          <table:table-cell table:style-name="ce3" office:value-type="float" office:value="235200" calcext:value-type="float">
            <text:p>235200</text:p>
          </table:table-cell>
          <table:table-cell table:style-name="ce3" office:value-type="float" office:value="1210000" calcext:value-type="float">
            <text:p>1210000</text:p>
          </table:table-cell>
          <table:table-cell table:style-name="ce3" office:value-type="float" office:value="83758" calcext:value-type="float">
            <text:p>83758</text:p>
          </table:table-cell>
          <table:table-cell table:number-columns-repeated="251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7588300" calcext:value-type="float">
            <text:p>7588300</text:p>
          </table:table-cell>
          <table:table-cell table:style-name="ce3" office:value-type="float" office:value="132789000" calcext:value-type="float">
            <text:p>132789000</text:p>
          </table:table-cell>
          <table:table-cell table:style-name="ce3" office:value-type="float" office:value="261805" calcext:value-type="float">
            <text:p>261805</text:p>
          </table:table-cell>
          <table:table-cell table:number-columns-repeated="251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37888400" calcext:value-type="float">
            <text:p>37888400</text:p>
          </table:table-cell>
          <table:table-cell table:style-name="ce3" office:value-type="float" office:value="1125000" calcext:value-type="float">
            <text:p>1125000</text:p>
          </table:table-cell>
          <table:table-cell table:style-name="ce3" office:value-type="float" office:value="161393" calcext:value-type="float">
            <text:p>161393</text:p>
          </table:table-cell>
          <table:table-cell table:number-columns-repeated="251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float" office:value="5200" calcext:value-type="float">
            <text:p>5200</text:p>
          </table:table-cell>
          <table:table-cell table:style-name="ce3" office:value-type="float" office:value="55689504" calcext:value-type="float">
            <text:p>55689504</text:p>
          </table:table-cell>
          <table:table-cell table:style-name="ce3" office:value-type="float" office:value="251666" calcext:value-type="float">
            <text:p>251666</text:p>
          </table:table-cell>
          <table:table-cell table:number-columns-repeated="251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40720" calcext:value-type="float">
            <text:p>40720</text:p>
          </table:table-cell>
          <table:table-cell table:style-name="ce3" office:value-type="float" office:value="14984300" calcext:value-type="float">
            <text:p>14984300</text:p>
          </table:table-cell>
          <table:table-cell table:style-name="ce3" office:value-type="float" office:value="147500" calcext:value-type="float">
            <text:p>147500</text:p>
          </table:table-cell>
          <table:table-cell table:number-columns-repeated="251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6581500" calcext:value-type="float">
            <text:p>6581500</text:p>
          </table:table-cell>
          <table:table-cell table:style-name="ce3" office:value-type="float" office:value="205000" calcext:value-type="float">
            <text:p>205000</text:p>
          </table:table-cell>
          <table:table-cell table:style-name="ce3" office:value-type="float" office:value="161290" calcext:value-type="float">
            <text:p>161290</text:p>
          </table:table-cell>
          <table:table-cell table:number-columns-repeated="251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float" office:value="107000" calcext:value-type="float">
            <text:p>107000</text:p>
          </table:table-cell>
          <table:table-cell table:style-name="ce3" office:value-type="float" office:value="5000000" calcext:value-type="float">
            <text:p>5000000</text:p>
          </table:table-cell>
          <table:table-cell table:style-name="ce3" office:value-type="float" office:value="242000" calcext:value-type="float">
            <text:p>242000</text:p>
          </table:table-cell>
          <table:table-cell table:number-columns-repeated="251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72" calcext:value-type="float">
            <text:p>1972</text:p>
          </table:table-cell>
          <table:table-cell table:style-name="ce3" office:value-type="float" office:value="497600" calcext:value-type="float">
            <text:p>497600</text:p>
          </table:table-cell>
          <table:table-cell table:style-name="ce3" office:value-type="float" office:value="21778000" calcext:value-type="float">
            <text:p>21778000</text:p>
          </table:table-cell>
          <table:table-cell table:style-name="ce3" office:value-type="float" office:value="152439" calcext:value-type="float">
            <text:p>152439</text:p>
          </table:table-cell>
          <table:table-cell table:number-columns-repeated="251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414200" calcext:value-type="float">
            <text:p>414200</text:p>
          </table:table-cell>
          <table:table-cell table:style-name="ce3" office:value-type="float" office:value="45883504" calcext:value-type="float">
            <text:p>45883504</text:p>
          </table:table-cell>
          <table:table-cell table:style-name="ce3" office:value-type="float" office:value="29782" calcext:value-type="float">
            <text:p>29782</text:p>
          </table:table-cell>
          <table:table-cell table:number-columns-repeated="251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62" calcext:value-type="float">
            <text:p>1962</text:p>
          </table:table-cell>
          <table:table-cell table:style-name="ce3" office:value-type="float" office:value="32959" calcext:value-type="float">
            <text:p>32959</text:p>
          </table:table-cell>
          <table:table-cell table:style-name="ce3" office:value-type="float" office:value="358457" calcext:value-type="float">
            <text:p>358457</text:p>
          </table:table-cell>
          <table:table-cell table:style-name="ce3" office:value-type="float" office:value="14681" calcext:value-type="float">
            <text:p>14681</text:p>
          </table:table-cell>
          <table:table-cell table:number-columns-repeated="251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25011000" calcext:value-type="float">
            <text:p>25011000</text:p>
          </table:table-cell>
          <table:table-cell table:style-name="ce3" office:value-type="float" office:value="607000" calcext:value-type="float">
            <text:p>607000</text:p>
          </table:table-cell>
          <table:table-cell table:style-name="ce3" office:value-type="float" office:value="218722" calcext:value-type="float">
            <text:p>218722</text:p>
          </table:table-cell>
          <table:table-cell table:number-columns-repeated="251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5859000" calcext:value-type="float">
            <text:p>5859000</text:p>
          </table:table-cell>
          <table:table-cell table:style-name="ce3" office:value-type="float" office:value="1992600" calcext:value-type="float">
            <text:p>1992600</text:p>
          </table:table-cell>
          <table:table-cell table:style-name="ce3" office:value-type="float" office:value="246666" calcext:value-type="float">
            <text:p>246666</text:p>
          </table:table-cell>
          <table:table-cell table:number-columns-repeated="251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float" office:value="35470000" calcext:value-type="float">
            <text:p>35470000</text:p>
          </table:table-cell>
          <table:table-cell table:style-name="ce3" office:value-type="float" office:value="1083000" calcext:value-type="float">
            <text:p>1083000</text:p>
          </table:table-cell>
          <table:table-cell table:style-name="ce3" office:value-type="float" office:value="34966" calcext:value-type="float">
            <text:p>34966</text:p>
          </table:table-cell>
          <table:table-cell table:number-columns-repeated="251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90000" calcext:value-type="float">
            <text:p>90000</text:p>
          </table:table-cell>
          <table:table-cell table:style-name="ce3" office:value-type="float" office:value="129055000" calcext:value-type="float">
            <text:p>129055000</text:p>
          </table:table-cell>
          <table:table-cell table:style-name="ce3" office:value-type="float" office:value="87500" calcext:value-type="float">
            <text:p>87500</text:p>
          </table:table-cell>
          <table:table-cell table:number-columns-repeated="251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63" calcext:value-type="float">
            <text:p>1963</text:p>
          </table:table-cell>
          <table:table-cell table:style-name="ce3" office:value-type="float" office:value="2554600" calcext:value-type="float">
            <text:p>2554600</text:p>
          </table:table-cell>
          <table:table-cell table:style-name="ce3" office:value-type="float" office:value="451497" calcext:value-type="float">
            <text:p>451497</text:p>
          </table:table-cell>
          <table:table-cell table:style-name="ce3" office:value-type="float" office:value="31945" calcext:value-type="float">
            <text:p>31945</text:p>
          </table:table-cell>
          <table:table-cell table:number-columns-repeated="251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63" calcext:value-type="float">
            <text:p>1963</text:p>
          </table:table-cell>
          <table:table-cell table:style-name="ce3" office:value-type="float" office:value="396066" calcext:value-type="float">
            <text:p>396066</text:p>
          </table:table-cell>
          <table:table-cell table:style-name="ce3" office:value-type="float" office:value="650000" calcext:value-type="float">
            <text:p>650000</text:p>
          </table:table-cell>
          <table:table-cell table:style-name="ce3" office:value-type="float" office:value="28644" calcext:value-type="float">
            <text:p>28644</text:p>
          </table:table-cell>
          <table:table-cell table:number-columns-repeated="251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62" calcext:value-type="float">
            <text:p>1962</text:p>
          </table:table-cell>
          <table:table-cell table:style-name="ce3" office:value-type="float" office:value="145000" calcext:value-type="float">
            <text:p>145000</text:p>
          </table:table-cell>
          <table:table-cell table:style-name="ce3" office:value-type="float" office:value="7485600" calcext:value-type="float">
            <text:p>7485600</text:p>
          </table:table-cell>
          <table:table-cell table:style-name="ce3" office:value-type="float" office:value="94285" calcext:value-type="float">
            <text:p>94285</text:p>
          </table:table-cell>
          <table:table-cell table:number-columns-repeated="251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83" calcext:value-type="float">
            <text:p>1983</text:p>
          </table:table-cell>
          <table:table-cell table:style-name="ce3" office:value-type="float" office:value="358675" calcext:value-type="float">
            <text:p>358675</text:p>
          </table:table-cell>
          <table:table-cell table:style-name="ce3" office:value-type="float" office:value="1485700" calcext:value-type="float">
            <text:p>1485700</text:p>
          </table:table-cell>
          <table:table-cell table:style-name="ce3" office:value-type="float" office:value="96428" calcext:value-type="float">
            <text:p>96428</text:p>
          </table:table-cell>
          <table:table-cell table:number-columns-repeated="251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2862000" calcext:value-type="float">
            <text:p>2862000</text:p>
          </table:table-cell>
          <table:table-cell table:style-name="ce3" office:value-type="float" office:value="393588" calcext:value-type="float">
            <text:p>393588</text:p>
          </table:table-cell>
          <table:table-cell table:style-name="ce3" office:value-type="float" office:value="108860" calcext:value-type="float">
            <text:p>108860</text:p>
          </table:table-cell>
          <table:table-cell table:number-columns-repeated="251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469700" calcext:value-type="float">
            <text:p>469700</text:p>
          </table:table-cell>
          <table:table-cell table:style-name="ce3" office:value-type="float" office:value="700000" calcext:value-type="float">
            <text:p>700000</text:p>
          </table:table-cell>
          <table:table-cell table:style-name="ce3" office:value-type="float" office:value="160714" calcext:value-type="float">
            <text:p>160714</text:p>
          </table:table-cell>
          <table:table-cell table:number-columns-repeated="251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float" office:value="556267" calcext:value-type="float">
            <text:p>556267</text:p>
          </table:table-cell>
          <table:table-cell table:style-name="ce3" office:value-type="float" office:value="77419" calcext:value-type="float">
            <text:p>77419</text:p>
          </table:table-cell>
          <table:table-cell table:number-columns-repeated="251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350000" calcext:value-type="float">
            <text:p>350000</text:p>
          </table:table-cell>
          <table:table-cell table:style-name="ce3" office:value-type="float" office:value="600000" calcext:value-type="float">
            <text:p>600000</text:p>
          </table:table-cell>
          <table:table-cell table:style-name="ce3" office:value-type="float" office:value="169929" calcext:value-type="float">
            <text:p>169929</text:p>
          </table:table-cell>
          <table:table-cell table:number-columns-repeated="251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float" office:value="35809008" calcext:value-type="float">
            <text:p>35809008</text:p>
          </table:table-cell>
          <table:table-cell table:style-name="ce3" office:value-type="float" office:value="720300" calcext:value-type="float">
            <text:p>720300</text:p>
          </table:table-cell>
          <table:table-cell table:style-name="ce3" office:value-type="float" office:value="9922" calcext:value-type="float">
            <text:p>9922</text:p>
          </table:table-cell>
          <table:table-cell table:number-columns-repeated="251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41166704" calcext:value-type="float">
            <text:p>41166704</text:p>
          </table:table-cell>
          <table:table-cell table:style-name="ce3" office:value-type="float" office:value="8884400" calcext:value-type="float">
            <text:p>8884400</text:p>
          </table:table-cell>
          <table:table-cell table:style-name="ce3" office:value-type="float" office:value="67041" calcext:value-type="float">
            <text:p>67041</text:p>
          </table:table-cell>
          <table:table-cell table:number-columns-repeated="251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1727500" calcext:value-type="float">
            <text:p>1727500</text:p>
          </table:table-cell>
          <table:table-cell table:style-name="ce3" office:value-type="float" office:value="525000" calcext:value-type="float">
            <text:p>525000</text:p>
          </table:table-cell>
          <table:table-cell table:style-name="ce3" office:value-type="float" office:value="169912" calcext:value-type="float">
            <text:p>169912</text:p>
          </table:table-cell>
          <table:table-cell table:number-columns-repeated="251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762700" calcext:value-type="float">
            <text:p>762700</text:p>
          </table:table-cell>
          <table:table-cell table:style-name="ce3" office:value-type="float" office:value="17401300" calcext:value-type="float">
            <text:p>17401300</text:p>
          </table:table-cell>
          <table:table-cell table:style-name="ce3" office:value-type="float" office:value="91199" calcext:value-type="float">
            <text:p>91199</text:p>
          </table:table-cell>
          <table:table-cell table:number-columns-repeated="251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42600" calcext:value-type="float">
            <text:p>42600</text:p>
          </table:table-cell>
          <table:table-cell table:style-name="ce3" office:value-type="float" office:value="3412000" calcext:value-type="float">
            <text:p>3412000</text:p>
          </table:table-cell>
          <table:table-cell table:style-name="ce3" office:value-type="float" office:value="125185" calcext:value-type="float">
            <text:p>125185</text:p>
          </table:table-cell>
          <table:table-cell table:number-columns-repeated="251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45160000" calcext:value-type="float">
            <text:p>45160000</text:p>
          </table:table-cell>
          <table:table-cell table:style-name="ce3" office:value-type="float" office:value="370300" calcext:value-type="float">
            <text:p>370300</text:p>
          </table:table-cell>
          <table:table-cell table:style-name="ce3" office:value-type="float" office:value="12935" calcext:value-type="float">
            <text:p>12935</text:p>
          </table:table-cell>
          <table:table-cell table:number-columns-repeated="251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72" calcext:value-type="float">
            <text:p>1972</text:p>
          </table:table-cell>
          <table:table-cell table:style-name="ce3" office:value-type="float" office:value="65000" calcext:value-type="float">
            <text:p>65000</text:p>
          </table:table-cell>
          <table:table-cell table:style-name="ce3" office:value-type="float" office:value="69680896" calcext:value-type="float">
            <text:p>69680896</text:p>
          </table:table-cell>
          <table:table-cell table:style-name="ce3" office:value-type="float" office:value="18701" calcext:value-type="float">
            <text:p>18701</text:p>
          </table:table-cell>
          <table:table-cell table:number-columns-repeated="251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481900" calcext:value-type="float">
            <text:p>481900</text:p>
          </table:table-cell>
          <table:table-cell table:style-name="ce3" office:value-type="float" office:value="55134496" calcext:value-type="float">
            <text:p>55134496</text:p>
          </table:table-cell>
          <table:table-cell table:style-name="ce3" office:value-type="float" office:value="88571" calcext:value-type="float">
            <text:p>88571</text:p>
          </table:table-cell>
          <table:table-cell table:number-columns-repeated="251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92" calcext:value-type="float">
            <text:p>1992</text:p>
          </table:table-cell>
          <table:table-cell table:style-name="ce3" office:value-type="float" office:value="491900" calcext:value-type="float">
            <text:p>491900</text:p>
          </table:table-cell>
          <table:table-cell table:style-name="ce3" office:value-type="float" office:value="126368000" calcext:value-type="float">
            <text:p>126368000</text:p>
          </table:table-cell>
          <table:table-cell table:style-name="ce3" office:value-type="float" office:value="140740" calcext:value-type="float">
            <text:p>140740</text:p>
          </table:table-cell>
          <table:table-cell table:number-columns-repeated="251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70000" calcext:value-type="float">
            <text:p>70000</text:p>
          </table:table-cell>
          <table:table-cell table:style-name="ce3" office:value-type="float" office:value="46169408" calcext:value-type="float">
            <text:p>46169408</text:p>
          </table:table-cell>
          <table:table-cell table:style-name="ce3" office:value-type="float" office:value="27037" calcext:value-type="float">
            <text:p>27037</text:p>
          </table:table-cell>
          <table:table-cell table:number-columns-repeated="251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148000" calcext:value-type="float">
            <text:p>148000</text:p>
          </table:table-cell>
          <table:table-cell table:style-name="ce3" office:value-type="float" office:value="137690100" calcext:value-type="float">
            <text:p>137690100</text:p>
          </table:table-cell>
          <table:table-cell table:style-name="ce3" office:value-type="float" office:value="498544" calcext:value-type="float">
            <text:p>498544</text:p>
          </table:table-cell>
          <table:table-cell table:number-columns-repeated="251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12838000" calcext:value-type="float">
            <text:p>12838000</text:p>
          </table:table-cell>
          <table:table-cell table:style-name="ce3" office:value-type="float" office:value="2500000" calcext:value-type="float">
            <text:p>2500000</text:p>
          </table:table-cell>
          <table:table-cell table:style-name="ce3" office:value-type="float" office:value="105000" calcext:value-type="float">
            <text:p>105000</text:p>
          </table:table-cell>
          <table:table-cell table:number-columns-repeated="251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4411600" calcext:value-type="float">
            <text:p>4411600</text:p>
          </table:table-cell>
          <table:table-cell table:style-name="ce3" office:value-type="float" office:value="2300000" calcext:value-type="float">
            <text:p>2300000</text:p>
          </table:table-cell>
          <table:table-cell table:style-name="ce3" office:value-type="float" office:value="11739" calcext:value-type="float">
            <text:p>11739</text:p>
          </table:table-cell>
          <table:table-cell table:number-columns-repeated="251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375000" calcext:value-type="float">
            <text:p>375000</text:p>
          </table:table-cell>
          <table:table-cell table:style-name="ce3" office:value-type="float" office:value="115440000" calcext:value-type="float">
            <text:p>115440000</text:p>
          </table:table-cell>
          <table:table-cell table:style-name="ce3" office:value-type="float" office:value="192059" calcext:value-type="float">
            <text:p>192059</text:p>
          </table:table-cell>
          <table:table-cell table:number-columns-repeated="251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float" office:value="93000" calcext:value-type="float">
            <text:p>93000</text:p>
          </table:table-cell>
          <table:table-cell table:style-name="ce3" office:value-type="float" office:value="4893600" calcext:value-type="float">
            <text:p>4893600</text:p>
          </table:table-cell>
          <table:table-cell table:style-name="ce3" office:value-type="float" office:value="23940" calcext:value-type="float">
            <text:p>23940</text:p>
          </table:table-cell>
          <table:table-cell table:number-columns-repeated="251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80000" calcext:value-type="float">
            <text:p>8000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95238" calcext:value-type="float">
            <text:p>95238</text:p>
          </table:table-cell>
          <table:table-cell table:number-columns-repeated="251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float" office:value="622400" calcext:value-type="float">
            <text:p>622400</text:p>
          </table:table-cell>
          <table:table-cell table:style-name="ce3" office:value-type="float" office:value="495000" calcext:value-type="float">
            <text:p>495000</text:p>
          </table:table-cell>
          <table:table-cell table:style-name="ce3" office:value-type="float" office:value="19384" calcext:value-type="float">
            <text:p>19384</text:p>
          </table:table-cell>
          <table:table-cell table:number-columns-repeated="251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64" calcext:value-type="float">
            <text:p>1964</text:p>
          </table:table-cell>
          <table:table-cell table:style-name="ce3" office:value-type="float" office:value="535000" calcext:value-type="float">
            <text:p>535000</text:p>
          </table:table-cell>
          <table:table-cell table:style-name="ce3" office:value-type="float" office:value="13340000" calcext:value-type="float">
            <text:p>13340000</text:p>
          </table:table-cell>
          <table:table-cell table:style-name="ce3" office:value-type="float" office:value="103092" calcext:value-type="float">
            <text:p>103092</text:p>
          </table:table-cell>
          <table:table-cell table:number-columns-repeated="251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5682700" calcext:value-type="float">
            <text:p>5682700</text:p>
          </table:table-cell>
          <table:table-cell table:style-name="ce3" office:value-type="float" office:value="1537800" calcext:value-type="float">
            <text:p>1537800</text:p>
          </table:table-cell>
          <table:table-cell table:style-name="ce3" office:value-type="float" office:value="146341" calcext:value-type="float">
            <text:p>146341</text:p>
          </table:table-cell>
          <table:table-cell table:number-columns-repeated="251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38806304" calcext:value-type="float">
            <text:p>38806304</text:p>
          </table:table-cell>
          <table:table-cell table:style-name="ce3" office:value-type="float" office:value="380000" calcext:value-type="float">
            <text:p>380000</text:p>
          </table:table-cell>
          <table:table-cell table:style-name="ce3" office:value-type="float" office:value="15743" calcext:value-type="float">
            <text:p>15743</text:p>
          </table:table-cell>
          <table:table-cell table:number-columns-repeated="251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21355" calcext:value-type="float">
            <text:p>21355</text:p>
          </table:table-cell>
          <table:table-cell table:style-name="ce3" office:value-type="float" office:value="59641808" calcext:value-type="float">
            <text:p>59641808</text:p>
          </table:table-cell>
          <table:table-cell table:style-name="ce3" office:value-type="float" office:value="88461" calcext:value-type="float">
            <text:p>88461</text:p>
          </table:table-cell>
          <table:table-cell table:number-columns-repeated="251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92" calcext:value-type="float">
            <text:p>1992</text:p>
          </table:table-cell>
          <table:table-cell table:style-name="ce3" office:value-type="float" office:value="67000" calcext:value-type="float">
            <text:p>67000</text:p>
          </table:table-cell>
          <table:table-cell table:style-name="ce3" office:value-type="float" office:value="154000" calcext:value-type="float">
            <text:p>154000</text:p>
          </table:table-cell>
          <table:table-cell table:style-name="ce3" office:value-type="float" office:value="146824" calcext:value-type="float">
            <text:p>146824</text:p>
          </table:table-cell>
          <table:table-cell table:number-columns-repeated="251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102000" calcext:value-type="float">
            <text:p>102000</text:p>
          </table:table-cell>
          <table:table-cell table:style-name="ce3" office:value-type="float" office:value="22090000" calcext:value-type="float">
            <text:p>22090000</text:p>
          </table:table-cell>
          <table:table-cell table:style-name="ce3" office:value-type="float" office:value="89629" calcext:value-type="float">
            <text:p>89629</text:p>
          </table:table-cell>
          <table:table-cell table:number-columns-repeated="251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82" calcext:value-type="float">
            <text:p>1982</text:p>
          </table:table-cell>
          <table:table-cell table:style-name="ce3" office:value-type="float" office:value="23000" calcext:value-type="float">
            <text:p>23000</text:p>
          </table:table-cell>
          <table:table-cell table:style-name="ce3" office:value-type="float" office:value="124866704" calcext:value-type="float">
            <text:p>124866704</text:p>
          </table:table-cell>
          <table:table-cell table:style-name="ce3" office:value-type="float" office:value="166100" calcext:value-type="float">
            <text:p>166100</text:p>
          </table:table-cell>
          <table:table-cell table:number-columns-repeated="251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523000" calcext:value-type="float">
            <text:p>523000</text:p>
          </table:table-cell>
          <table:table-cell table:style-name="ce3" office:value-type="float" office:value="106368800" calcext:value-type="float">
            <text:p>106368800</text:p>
          </table:table-cell>
          <table:table-cell table:style-name="ce3" office:value-type="float" office:value="15470" calcext:value-type="float">
            <text:p>15470</text:p>
          </table:table-cell>
          <table:table-cell table:number-columns-repeated="251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231400" calcext:value-type="float">
            <text:p>231400</text:p>
          </table:table-cell>
          <table:table-cell table:style-name="ce3" office:value-type="float" office:value="59650000" calcext:value-type="float">
            <text:p>59650000</text:p>
          </table:table-cell>
          <table:table-cell table:style-name="ce3" office:value-type="float" office:value="108635" calcext:value-type="float">
            <text:p>108635</text:p>
          </table:table-cell>
          <table:table-cell table:number-columns-repeated="251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4507000" calcext:value-type="float">
            <text:p>4507000</text:p>
          </table:table-cell>
          <table:table-cell table:style-name="ce3" office:value-type="float" office:value="136010" calcext:value-type="float">
            <text:p>136010</text:p>
          </table:table-cell>
          <table:table-cell table:style-name="ce3" office:value-type="float" office:value="11228" calcext:value-type="float">
            <text:p>11228</text:p>
          </table:table-cell>
          <table:table-cell table:number-columns-repeated="251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68" calcext:value-type="float">
            <text:p>1968</text:p>
          </table:table-cell>
          <table:table-cell table:style-name="ce3" office:value-type="float" office:value="300200" calcext:value-type="float">
            <text:p>300200</text:p>
          </table:table-cell>
          <table:table-cell table:style-name="ce3" office:value-type="float" office:value="653163" calcext:value-type="float">
            <text:p>653163</text:p>
          </table:table-cell>
          <table:table-cell table:style-name="ce3" office:value-type="float" office:value="117392" calcext:value-type="float">
            <text:p>117392</text:p>
          </table:table-cell>
          <table:table-cell table:number-columns-repeated="251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40482208" calcext:value-type="float">
            <text:p>40482208</text:p>
          </table:table-cell>
          <table:table-cell table:style-name="ce3" office:value-type="float" office:value="4354000" calcext:value-type="float">
            <text:p>4354000</text:p>
          </table:table-cell>
          <table:table-cell table:style-name="ce3" office:value-type="float" office:value="106593" calcext:value-type="float">
            <text:p>106593</text:p>
          </table:table-cell>
          <table:table-cell table:number-columns-repeated="251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22800" calcext:value-type="float">
            <text:p>222800</text:p>
          </table:table-cell>
          <table:table-cell table:style-name="ce3" office:value-type="float" office:value="346413" calcext:value-type="float">
            <text:p>346413</text:p>
          </table:table-cell>
          <table:table-cell table:style-name="ce3" office:value-type="float" office:value="677349" calcext:value-type="float">
            <text:p>677349</text:p>
          </table:table-cell>
          <table:table-cell table:number-columns-repeated="251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777500" calcext:value-type="float">
            <text:p>777500</text:p>
          </table:table-cell>
          <table:table-cell table:style-name="ce3" office:value-type="float" office:value="5260000" calcext:value-type="float">
            <text:p>5260000</text:p>
          </table:table-cell>
          <table:table-cell table:style-name="ce3" office:value-type="float" office:value="73207" calcext:value-type="float">
            <text:p>73207</text:p>
          </table:table-cell>
          <table:table-cell table:number-columns-repeated="251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float" office:value="105900" calcext:value-type="float">
            <text:p>105900</text:p>
          </table:table-cell>
          <table:table-cell table:style-name="ce3" office:value-type="float" office:value="111517408" calcext:value-type="float">
            <text:p>111517408</text:p>
          </table:table-cell>
          <table:table-cell table:style-name="ce3" office:value-type="float" office:value="207999" calcext:value-type="float">
            <text:p>207999</text:p>
          </table:table-cell>
          <table:table-cell table:number-columns-repeated="251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587400" calcext:value-type="float">
            <text:p>587400</text:p>
          </table:table-cell>
          <table:table-cell table:style-name="ce3" office:value-type="float" office:value="2106000" calcext:value-type="float">
            <text:p>2106000</text:p>
          </table:table-cell>
          <table:table-cell table:style-name="ce3" office:value-type="float" office:value="16104" calcext:value-type="float">
            <text:p>16104</text:p>
          </table:table-cell>
          <table:table-cell table:number-columns-repeated="251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24590" calcext:value-type="float">
            <text:p>24590</text:p>
          </table:table-cell>
          <table:table-cell table:style-name="ce3" office:value-type="float" office:value="21000" calcext:value-type="float">
            <text:p>21000</text:p>
          </table:table-cell>
          <table:table-cell table:style-name="ce3" office:value-type="float" office:value="8999" calcext:value-type="float">
            <text:p>8999</text:p>
          </table:table-cell>
          <table:table-cell table:number-columns-repeated="251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80000" calcext:value-type="float">
            <text:p>80000</text:p>
          </table:table-cell>
          <table:table-cell table:style-name="ce3" office:value-type="float" office:value="3758200" calcext:value-type="float">
            <text:p>3758200</text:p>
          </table:table-cell>
          <table:table-cell table:style-name="ce3" office:value-type="float" office:value="11534" calcext:value-type="float">
            <text:p>11534</text:p>
          </table:table-cell>
          <table:table-cell table:number-columns-repeated="251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82" calcext:value-type="float">
            <text:p>1982</text:p>
          </table:table-cell>
          <table:table-cell table:style-name="ce3" office:value-type="float" office:value="1210000" calcext:value-type="float">
            <text:p>1210000</text:p>
          </table:table-cell>
          <table:table-cell table:style-name="ce3" office:value-type="float" office:value="639864" calcext:value-type="float">
            <text:p>639864</text:p>
          </table:table-cell>
          <table:table-cell table:style-name="ce3" office:value-type="float" office:value="158693" calcext:value-type="float">
            <text:p>158693</text:p>
          </table:table-cell>
          <table:table-cell table:number-columns-repeated="251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60000" calcext:value-type="float">
            <text:p>60000</text:p>
          </table:table-cell>
          <table:table-cell table:style-name="ce3" office:value-type="float" office:value="63337808" calcext:value-type="float">
            <text:p>63337808</text:p>
          </table:table-cell>
          <table:table-cell table:style-name="ce3" office:value-type="float" office:value="16530" calcext:value-type="float">
            <text:p>16530</text:p>
          </table:table-cell>
          <table:table-cell table:number-columns-repeated="251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8960" calcext:value-type="float">
            <text:p>8960</text:p>
          </table:table-cell>
          <table:table-cell table:style-name="ce3" office:value-type="float" office:value="854000" calcext:value-type="float">
            <text:p>854000</text:p>
          </table:table-cell>
          <table:table-cell table:style-name="ce3" office:value-type="float" office:value="300985" calcext:value-type="float">
            <text:p>300985</text:p>
          </table:table-cell>
          <table:table-cell table:number-columns-repeated="251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57210100" calcext:value-type="float">
            <text:p>57210100</text:p>
          </table:table-cell>
          <table:table-cell table:style-name="ce3" office:value-type="float" office:value="24777" calcext:value-type="float">
            <text:p>24777</text:p>
          </table:table-cell>
          <table:table-cell table:number-columns-repeated="251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44712000" calcext:value-type="float">
            <text:p>44712000</text:p>
          </table:table-cell>
          <table:table-cell table:style-name="ce3" office:value-type="float" office:value="10422800" calcext:value-type="float">
            <text:p>10422800</text:p>
          </table:table-cell>
          <table:table-cell table:style-name="ce3" office:value-type="float" office:value="24828" calcext:value-type="float">
            <text:p>24828</text:p>
          </table:table-cell>
          <table:table-cell table:number-columns-repeated="251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float" office:value="13590000" calcext:value-type="float">
            <text:p>13590000</text:p>
          </table:table-cell>
          <table:table-cell table:style-name="ce3" office:value-type="float" office:value="780000" calcext:value-type="float">
            <text:p>780000</text:p>
          </table:table-cell>
          <table:table-cell table:style-name="ce3" office:value-type="float" office:value="599863" calcext:value-type="float">
            <text:p>599863</text:p>
          </table:table-cell>
          <table:table-cell table:number-columns-repeated="251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float" office:value="160000" calcext:value-type="float">
            <text:p>160000</text:p>
          </table:table-cell>
          <table:table-cell table:style-name="ce3" office:value-type="float" office:value="755970" calcext:value-type="float">
            <text:p>755970</text:p>
          </table:table-cell>
          <table:table-cell table:style-name="ce3" office:value-type="float" office:value="9523" calcext:value-type="float">
            <text:p>9523</text:p>
          </table:table-cell>
          <table:table-cell table:number-columns-repeated="251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60000" calcext:value-type="float">
            <text:p>60000</text:p>
          </table:table-cell>
          <table:table-cell table:style-name="ce3" office:value-type="float" office:value="124697100" calcext:value-type="float">
            <text:p>124697100</text:p>
          </table:table-cell>
          <table:table-cell table:style-name="ce3" office:value-type="float" office:value="152500" calcext:value-type="float">
            <text:p>152500</text:p>
          </table:table-cell>
          <table:table-cell table:number-columns-repeated="251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float" office:value="26696100" calcext:value-type="float">
            <text:p>26696100</text:p>
          </table:table-cell>
          <table:table-cell table:style-name="ce3" office:value-type="float" office:value="2000000" calcext:value-type="float">
            <text:p>2000000</text:p>
          </table:table-cell>
          <table:table-cell table:style-name="ce3" office:value-type="float" office:value="102325" calcext:value-type="float">
            <text:p>102325</text:p>
          </table:table-cell>
          <table:table-cell table:number-columns-repeated="251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67" calcext:value-type="float">
            <text:p>1967</text:p>
          </table:table-cell>
          <table:table-cell table:style-name="ce3" office:value-type="float" office:value="110600" calcext:value-type="float">
            <text:p>110600</text:p>
          </table:table-cell>
          <table:table-cell table:style-name="ce3" office:value-type="float" office:value="1462000" calcext:value-type="float">
            <text:p>1462000</text:p>
          </table:table-cell>
          <table:table-cell table:style-name="ce3" office:value-type="float" office:value="19912" calcext:value-type="float">
            <text:p>19912</text:p>
          </table:table-cell>
          <table:table-cell table:number-columns-repeated="251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float" office:value="80000" calcext:value-type="float">
            <text:p>80000</text:p>
          </table:table-cell>
          <table:table-cell table:style-name="ce3" office:value-type="float" office:value="275660" calcext:value-type="float">
            <text:p>275660</text:p>
          </table:table-cell>
          <table:table-cell table:style-name="ce3" office:value-type="float" office:value="11621" calcext:value-type="float">
            <text:p>11621</text:p>
          </table:table-cell>
          <table:table-cell table:number-columns-repeated="251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824000" calcext:value-type="float">
            <text:p>824000</text:p>
          </table:table-cell>
          <table:table-cell table:style-name="ce3" office:value-type="float" office:value="186089504" calcext:value-type="float">
            <text:p>186089504</text:p>
          </table:table-cell>
          <table:table-cell table:style-name="ce3" office:value-type="float" office:value="17109" calcext:value-type="float">
            <text:p>17109</text:p>
          </table:table-cell>
          <table:table-cell table:number-columns-repeated="251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float" office:value="69000" calcext:value-type="float">
            <text:p>69000</text:p>
          </table:table-cell>
          <table:table-cell table:style-name="ce3" office:value-type="float" office:value="229670000" calcext:value-type="float">
            <text:p>229670000</text:p>
          </table:table-cell>
          <table:table-cell table:style-name="ce3" office:value-type="float" office:value="92105" calcext:value-type="float">
            <text:p>92105</text:p>
          </table:table-cell>
          <table:table-cell table:number-columns-repeated="251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1807000" calcext:value-type="float">
            <text:p>1807000</text:p>
          </table:table-cell>
          <table:table-cell table:style-name="ce3" office:value-type="float" office:value="260000" calcext:value-type="float">
            <text:p>260000</text:p>
          </table:table-cell>
          <table:table-cell table:style-name="ce3" office:value-type="float" office:value="68000" calcext:value-type="float">
            <text:p>68000</text:p>
          </table:table-cell>
          <table:table-cell table:number-columns-repeated="251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41176100" calcext:value-type="float">
            <text:p>41176100</text:p>
          </table:table-cell>
          <table:table-cell table:style-name="ce3" office:value-type="float" office:value="95000" calcext:value-type="float">
            <text:p>95000</text:p>
          </table:table-cell>
          <table:table-cell table:style-name="ce3" office:value-type="float" office:value="19220" calcext:value-type="float">
            <text:p>19220</text:p>
          </table:table-cell>
          <table:table-cell table:number-columns-repeated="251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36687808" calcext:value-type="float">
            <text:p>36687808</text:p>
          </table:table-cell>
          <table:table-cell table:style-name="ce3" office:value-type="float" office:value="4849568" calcext:value-type="float">
            <text:p>4849568</text:p>
          </table:table-cell>
          <table:table-cell table:style-name="ce3" office:value-type="float" office:value="108767" calcext:value-type="float">
            <text:p>108767</text:p>
          </table:table-cell>
          <table:table-cell table:number-columns-repeated="251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float" office:value="52000" calcext:value-type="float">
            <text:p>52000</text:p>
          </table:table-cell>
          <table:table-cell table:style-name="ce3" office:value-type="float" office:value="186357600" calcext:value-type="float">
            <text:p>186357600</text:p>
          </table:table-cell>
          <table:table-cell table:style-name="ce3" office:value-type="float" office:value="7346" calcext:value-type="float">
            <text:p>7346</text:p>
          </table:table-cell>
          <table:table-cell table:number-columns-repeated="251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67" calcext:value-type="float">
            <text:p>1967</text:p>
          </table:table-cell>
          <table:table-cell table:style-name="ce3" office:value-type="float" office:value="421000" calcext:value-type="float">
            <text:p>421000</text:p>
          </table:table-cell>
          <table:table-cell table:style-name="ce3" office:value-type="float" office:value="550000" calcext:value-type="float">
            <text:p>550000</text:p>
          </table:table-cell>
          <table:table-cell table:style-name="ce3" office:value-type="float" office:value="192828" calcext:value-type="float">
            <text:p>192828</text:p>
          </table:table-cell>
          <table:table-cell table:number-columns-repeated="251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224700" calcext:value-type="float">
            <text:p>224700</text:p>
          </table:table-cell>
          <table:table-cell table:style-name="ce3" office:value-type="float" office:value="2280000" calcext:value-type="float">
            <text:p>2280000</text:p>
          </table:table-cell>
          <table:table-cell table:style-name="ce3" office:value-type="float" office:value="15924" calcext:value-type="float">
            <text:p>15924</text:p>
          </table:table-cell>
          <table:table-cell table:number-columns-repeated="251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2752100" calcext:value-type="float">
            <text:p>2752100</text:p>
          </table:table-cell>
          <table:table-cell table:style-name="ce3" office:value-type="float" office:value="139955008" calcext:value-type="float">
            <text:p>139955008</text:p>
          </table:table-cell>
          <table:table-cell table:style-name="ce3" office:value-type="float" office:value="35370" calcext:value-type="float">
            <text:p>35370</text:p>
          </table:table-cell>
          <table:table-cell table:number-columns-repeated="251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36518" calcext:value-type="float">
            <text:p>36518</text:p>
          </table:table-cell>
          <table:table-cell table:style-name="ce3" office:value-type="float" office:value="487137" calcext:value-type="float">
            <text:p>487137</text:p>
          </table:table-cell>
          <table:table-cell table:style-name="ce3" office:value-type="float" office:value="135579" calcext:value-type="float">
            <text:p>135579</text:p>
          </table:table-cell>
          <table:table-cell table:number-columns-repeated="251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794300" calcext:value-type="float">
            <text:p>794300</text:p>
          </table:table-cell>
          <table:table-cell table:style-name="ce3" office:value-type="float" office:value="3409000" calcext:value-type="float">
            <text:p>3409000</text:p>
          </table:table-cell>
          <table:table-cell table:style-name="ce3" office:value-type="float" office:value="8313" calcext:value-type="float">
            <text:p>8313</text:p>
          </table:table-cell>
          <table:table-cell table:number-columns-repeated="251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float" office:value="5859400" calcext:value-type="float">
            <text:p>5859400</text:p>
          </table:table-cell>
          <table:table-cell table:style-name="ce3" office:value-type="float" office:value="753000" calcext:value-type="float">
            <text:p>753000</text:p>
          </table:table-cell>
          <table:table-cell table:style-name="ce3" office:value-type="float" office:value="150285" calcext:value-type="float">
            <text:p>150285</text:p>
          </table:table-cell>
          <table:table-cell table:number-columns-repeated="251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55000" calcext:value-type="float">
            <text:p>55000</text:p>
          </table:table-cell>
          <table:table-cell table:style-name="ce3" office:value-type="float" office:value="700000" calcext:value-type="float">
            <text:p>700000</text:p>
          </table:table-cell>
          <table:table-cell table:style-name="ce3" office:value-type="float" office:value="25590" calcext:value-type="float">
            <text:p>25590</text:p>
          </table:table-cell>
          <table:table-cell table:number-columns-repeated="251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40000" calcext:value-type="float">
            <text:p>40000</text:p>
          </table:table-cell>
          <table:table-cell table:style-name="ce3" office:value-type="float" office:value="6897100" calcext:value-type="float">
            <text:p>6897100</text:p>
          </table:table-cell>
          <table:table-cell table:style-name="ce3" office:value-type="float" office:value="11547" calcext:value-type="float">
            <text:p>11547</text:p>
          </table:table-cell>
          <table:table-cell table:number-columns-repeated="251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2682000" calcext:value-type="float">
            <text:p>2682000</text:p>
          </table:table-cell>
          <table:table-cell table:style-name="ce3" office:value-type="float" office:value="354397" calcext:value-type="float">
            <text:p>354397</text:p>
          </table:table-cell>
          <table:table-cell table:style-name="ce3" office:value-type="float" office:value="12416" calcext:value-type="float">
            <text:p>12416</text:p>
          </table:table-cell>
          <table:table-cell table:number-columns-repeated="251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float" office:value="43659800" calcext:value-type="float">
            <text:p>43659800</text:p>
          </table:table-cell>
          <table:table-cell table:style-name="ce3" office:value-type="float" office:value="218318" calcext:value-type="float">
            <text:p>218318</text:p>
          </table:table-cell>
          <table:table-cell table:style-name="ce3" office:value-type="float" office:value="19302" calcext:value-type="float">
            <text:p>19302</text:p>
          </table:table-cell>
          <table:table-cell table:number-columns-repeated="251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float" office:value="26382900" calcext:value-type="float">
            <text:p>26382900</text:p>
          </table:table-cell>
          <table:table-cell table:style-name="ce3" office:value-type="float" office:value="578035" calcext:value-type="float">
            <text:p>578035</text:p>
          </table:table-cell>
          <table:table-cell table:style-name="ce3" office:value-type="float" office:value="23795" calcext:value-type="float">
            <text:p>23795</text:p>
          </table:table-cell>
          <table:table-cell table:number-columns-repeated="251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24140" calcext:value-type="float">
            <text:p>24140</text:p>
          </table:table-cell>
          <table:table-cell table:style-name="ce3" office:value-type="float" office:value="8125600" calcext:value-type="float">
            <text:p>8125600</text:p>
          </table:table-cell>
          <table:table-cell table:style-name="ce3" office:value-type="float" office:value="9714" calcext:value-type="float">
            <text:p>9714</text:p>
          </table:table-cell>
          <table:table-cell table:number-columns-repeated="251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69" calcext:value-type="float">
            <text:p>1969</text:p>
          </table:table-cell>
          <table:table-cell table:style-name="ce3" office:value-type="float" office:value="1340000" calcext:value-type="float">
            <text:p>1340000</text:p>
          </table:table-cell>
          <table:table-cell table:style-name="ce3" office:value-type="float" office:value="80312000" calcext:value-type="float">
            <text:p>80312000</text:p>
          </table:table-cell>
          <table:table-cell table:style-name="ce3" office:value-type="float" office:value="647517" calcext:value-type="float">
            <text:p>647517</text:p>
          </table:table-cell>
          <table:table-cell table:number-columns-repeated="251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65" calcext:value-type="float">
            <text:p>1965</text:p>
          </table:table-cell>
          <table:table-cell table:style-name="ce3" office:value-type="float" office:value="565100" calcext:value-type="float">
            <text:p>565100</text:p>
          </table:table-cell>
          <table:table-cell table:style-name="ce3" office:value-type="float" office:value="1150000" calcext:value-type="float">
            <text:p>1150000</text:p>
          </table:table-cell>
          <table:table-cell table:style-name="ce3" office:value-type="float" office:value="10814" calcext:value-type="float">
            <text:p>10814</text:p>
          </table:table-cell>
          <table:table-cell table:number-columns-repeated="251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float" office:value="39414304" calcext:value-type="float">
            <text:p>39414304</text:p>
          </table:table-cell>
          <table:table-cell table:style-name="ce3" office:value-type="float" office:value="13856600" calcext:value-type="float">
            <text:p>13856600</text:p>
          </table:table-cell>
          <table:table-cell table:style-name="ce3" office:value-type="float" office:value="133333" calcext:value-type="float">
            <text:p>133333</text:p>
          </table:table-cell>
          <table:table-cell table:number-columns-repeated="251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290900" calcext:value-type="float">
            <text:p>290900</text:p>
          </table:table-cell>
          <table:table-cell table:style-name="ce3" office:value-type="float" office:value="2819000" calcext:value-type="float">
            <text:p>2819000</text:p>
          </table:table-cell>
          <table:table-cell table:style-name="ce3" office:value-type="float" office:value="17743" calcext:value-type="float">
            <text:p>17743</text:p>
          </table:table-cell>
          <table:table-cell table:number-columns-repeated="251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float" office:value="411673" calcext:value-type="float">
            <text:p>411673</text:p>
          </table:table-cell>
          <table:table-cell table:style-name="ce3" office:value-type="float" office:value="5674300" calcext:value-type="float">
            <text:p>5674300</text:p>
          </table:table-cell>
          <table:table-cell table:style-name="ce3" office:value-type="float" office:value="207424" calcext:value-type="float">
            <text:p>207424</text:p>
          </table:table-cell>
          <table:table-cell table:number-columns-repeated="251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90" calcext:value-type="float">
            <text:p>1990</text:p>
          </table:table-cell>
          <table:table-cell table:style-name="ce3" office:value-type="float" office:value="26483600" calcext:value-type="float">
            <text:p>26483600</text:p>
          </table:table-cell>
          <table:table-cell table:style-name="ce3" office:value-type="float" office:value="47051808" calcext:value-type="float">
            <text:p>47051808</text:p>
          </table:table-cell>
          <table:table-cell table:style-name="ce3" office:value-type="float" office:value="135455" calcext:value-type="float">
            <text:p>135455</text:p>
          </table:table-cell>
          <table:table-cell table:number-columns-repeated="251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54000" calcext:value-type="float">
            <text:p>54000</text:p>
          </table:table-cell>
          <table:table-cell table:style-name="ce3" office:value-type="float" office:value="281100000" calcext:value-type="float">
            <text:p>281100000</text:p>
          </table:table-cell>
          <table:table-cell table:style-name="ce3" office:value-type="float" office:value="16745" calcext:value-type="float">
            <text:p>16745</text:p>
          </table:table-cell>
          <table:table-cell table:number-columns-repeated="251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float" office:value="41137200" calcext:value-type="float">
            <text:p>41137200</text:p>
          </table:table-cell>
          <table:table-cell table:style-name="ce3" office:value-type="float" office:value="550000" calcext:value-type="float">
            <text:p>55000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51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25685" calcext:value-type="float">
            <text:p>25685</text:p>
          </table:table-cell>
          <table:table-cell table:style-name="ce3" office:value-type="float" office:value="11151700" calcext:value-type="float">
            <text:p>11151700</text:p>
          </table:table-cell>
          <table:table-cell table:style-name="ce3" office:value-type="float" office:value="161101" calcext:value-type="float">
            <text:p>161101</text:p>
          </table:table-cell>
          <table:table-cell table:number-columns-repeated="251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61" calcext:value-type="float">
            <text:p>1961</text:p>
          </table:table-cell>
          <table:table-cell table:style-name="ce3" office:value-type="float" office:value="54000" calcext:value-type="float">
            <text:p>54000</text:p>
          </table:table-cell>
          <table:table-cell table:style-name="ce3" office:value-type="float" office:value="489475" calcext:value-type="float">
            <text:p>489475</text:p>
          </table:table-cell>
          <table:table-cell table:style-name="ce3" office:value-type="float" office:value="31158" calcext:value-type="float">
            <text:p>31158</text:p>
          </table:table-cell>
          <table:table-cell table:number-columns-repeated="251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65" calcext:value-type="float">
            <text:p>1965</text:p>
          </table:table-cell>
          <table:table-cell table:style-name="ce3" office:value-type="float" office:value="40282608" calcext:value-type="float">
            <text:p>40282608</text:p>
          </table:table-cell>
          <table:table-cell table:style-name="ce3" office:value-type="float" office:value="70000" calcext:value-type="float">
            <text:p>70000</text:p>
          </table:table-cell>
          <table:table-cell table:style-name="ce3" office:value-type="float" office:value="9523" calcext:value-type="float">
            <text:p>9523</text:p>
          </table:table-cell>
          <table:table-cell table:number-columns-repeated="251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5934700" calcext:value-type="float">
            <text:p>5934700</text:p>
          </table:table-cell>
          <table:table-cell table:style-name="ce3" office:value-type="float" office:value="23631300" calcext:value-type="float">
            <text:p>23631300</text:p>
          </table:table-cell>
          <table:table-cell table:style-name="ce3" office:value-type="float" office:value="94736" calcext:value-type="float">
            <text:p>94736</text:p>
          </table:table-cell>
          <table:table-cell table:number-columns-repeated="251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97000" calcext:value-type="float">
            <text:p>97000</text:p>
          </table:table-cell>
          <table:table-cell table:style-name="ce3" office:value-type="float" office:value="366374" calcext:value-type="float">
            <text:p>366374</text:p>
          </table:table-cell>
          <table:table-cell table:style-name="ce3" office:value-type="float" office:value="162500" calcext:value-type="float">
            <text:p>162500</text:p>
          </table:table-cell>
          <table:table-cell table:number-columns-repeated="251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float" office:value="3278600" calcext:value-type="float">
            <text:p>3278600</text:p>
          </table:table-cell>
          <table:table-cell table:style-name="ce3" office:value-type="float" office:value="232000" calcext:value-type="float">
            <text:p>23200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51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62" calcext:value-type="float">
            <text:p>1962</text:p>
          </table:table-cell>
          <table:table-cell table:style-name="ce3" office:value-type="float" office:value="35251008" calcext:value-type="float">
            <text:p>35251008</text:p>
          </table:table-cell>
          <table:table-cell table:style-name="ce3" office:value-type="float" office:value="10299000" calcext:value-type="float">
            <text:p>10299000</text:p>
          </table:table-cell>
          <table:table-cell table:style-name="ce3" office:value-type="float" office:value="159044" calcext:value-type="float">
            <text:p>159044</text:p>
          </table:table-cell>
          <table:table-cell table:number-columns-repeated="251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65" calcext:value-type="float">
            <text:p>1965</text:p>
          </table:table-cell>
          <table:table-cell table:style-name="ce3" office:value-type="float" office:value="351065" calcext:value-type="float">
            <text:p>351065</text:p>
          </table:table-cell>
          <table:table-cell table:style-name="ce3" office:value-type="float" office:value="14046000" calcext:value-type="float">
            <text:p>14046000</text:p>
          </table:table-cell>
          <table:table-cell table:style-name="ce3" office:value-type="float" office:value="145555" calcext:value-type="float">
            <text:p>145555</text:p>
          </table:table-cell>
          <table:table-cell table:number-columns-repeated="251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2748000" calcext:value-type="float">
            <text:p>2748000</text:p>
          </table:table-cell>
          <table:table-cell table:style-name="ce3" office:value-type="float" office:value="95817696" calcext:value-type="float">
            <text:p>95817696</text:p>
          </table:table-cell>
          <table:table-cell table:style-name="ce3" office:value-type="float" office:value="10050" calcext:value-type="float">
            <text:p>10050</text:p>
          </table:table-cell>
          <table:table-cell table:number-columns-repeated="251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83" calcext:value-type="float">
            <text:p>1983</text:p>
          </table:table-cell>
          <table:table-cell table:style-name="ce3" office:value-type="float" office:value="95300" calcext:value-type="float">
            <text:p>95300</text:p>
          </table:table-cell>
          <table:table-cell table:style-name="ce3" office:value-type="float" office:value="20093296" calcext:value-type="float">
            <text:p>20093296</text:p>
          </table:table-cell>
          <table:table-cell table:style-name="ce3" office:value-type="float" office:value="12689" calcext:value-type="float">
            <text:p>12689</text:p>
          </table:table-cell>
          <table:table-cell table:number-columns-repeated="251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33100" calcext:value-type="float">
            <text:p>33100</text:p>
          </table:table-cell>
          <table:table-cell table:style-name="ce3" office:value-type="float" office:value="1750000" calcext:value-type="float">
            <text:p>1750000</text:p>
          </table:table-cell>
          <table:table-cell table:style-name="ce3" office:value-type="float" office:value="638739" calcext:value-type="float">
            <text:p>638739</text:p>
          </table:table-cell>
          <table:table-cell table:number-columns-repeated="251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82" calcext:value-type="float">
            <text:p>1982</text:p>
          </table:table-cell>
          <table:table-cell table:style-name="ce3" office:value-type="float" office:value="433000" calcext:value-type="float">
            <text:p>433000</text:p>
          </table:table-cell>
          <table:table-cell table:style-name="ce3" office:value-type="float" office:value="413467" calcext:value-type="float">
            <text:p>413467</text:p>
          </table:table-cell>
          <table:table-cell table:style-name="ce3" office:value-type="float" office:value="162173" calcext:value-type="float">
            <text:p>162173</text:p>
          </table:table-cell>
          <table:table-cell table:number-columns-repeated="251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92" calcext:value-type="float">
            <text:p>1992</text:p>
          </table:table-cell>
          <table:table-cell table:style-name="ce3" office:value-type="float" office:value="18240496" calcext:value-type="float">
            <text:p>18240496</text:p>
          </table:table-cell>
          <table:table-cell table:style-name="ce3" office:value-type="float" office:value="12257000" calcext:value-type="float">
            <text:p>12257000</text:p>
          </table:table-cell>
          <table:table-cell table:style-name="ce3" office:value-type="float" office:value="99755" calcext:value-type="float">
            <text:p>99755</text:p>
          </table:table-cell>
          <table:table-cell table:number-columns-repeated="251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72" calcext:value-type="float">
            <text:p>1972</text:p>
          </table:table-cell>
          <table:table-cell table:style-name="ce3" office:value-type="float" office:value="22997408" calcext:value-type="float">
            <text:p>22997408</text:p>
          </table:table-cell>
          <table:table-cell table:style-name="ce3" office:value-type="float" office:value="18000" calcext:value-type="float">
            <text:p>18000</text:p>
          </table:table-cell>
          <table:table-cell table:style-name="ce3" office:value-type="float" office:value="161290" calcext:value-type="float">
            <text:p>161290</text:p>
          </table:table-cell>
          <table:table-cell table:number-columns-repeated="251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1401400" calcext:value-type="float">
            <text:p>1401400</text:p>
          </table:table-cell>
          <table:table-cell table:style-name="ce3" office:value-type="float" office:value="122500000" calcext:value-type="float">
            <text:p>122500000</text:p>
          </table:table-cell>
          <table:table-cell table:style-name="ce3" office:value-type="float" office:value="89062" calcext:value-type="float">
            <text:p>89062</text:p>
          </table:table-cell>
          <table:table-cell table:number-columns-repeated="251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63" calcext:value-type="float">
            <text:p>1963</text:p>
          </table:table-cell>
          <table:table-cell table:style-name="ce3" office:value-type="float" office:value="331229" calcext:value-type="float">
            <text:p>331229</text:p>
          </table:table-cell>
          <table:table-cell table:style-name="ce3" office:value-type="float" office:value="15230400" calcext:value-type="float">
            <text:p>15230400</text:p>
          </table:table-cell>
          <table:table-cell table:style-name="ce3" office:value-type="float" office:value="635761" calcext:value-type="float">
            <text:p>635761</text:p>
          </table:table-cell>
          <table:table-cell table:number-columns-repeated="251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float" office:value="448000" calcext:value-type="float">
            <text:p>448000</text:p>
          </table:table-cell>
          <table:table-cell table:style-name="ce3" office:value-type="float" office:value="1962500" calcext:value-type="float">
            <text:p>1962500</text:p>
          </table:table-cell>
          <table:table-cell table:style-name="ce3" office:value-type="float" office:value="600063" calcext:value-type="float">
            <text:p>600063</text:p>
          </table:table-cell>
          <table:table-cell table:number-columns-repeated="251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290279" calcext:value-type="float">
            <text:p>290279</text:p>
          </table:table-cell>
          <table:table-cell table:style-name="ce3" office:value-type="float" office:value="1283000" calcext:value-type="float">
            <text:p>1283000</text:p>
          </table:table-cell>
          <table:table-cell table:style-name="ce3" office:value-type="float" office:value="22813" calcext:value-type="float">
            <text:p>22813</text:p>
          </table:table-cell>
          <table:table-cell table:number-columns-repeated="251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63" calcext:value-type="float">
            <text:p>1963</text:p>
          </table:table-cell>
          <table:table-cell table:style-name="ce3" office:value-type="float" office:value="306900" calcext:value-type="float">
            <text:p>306900</text:p>
          </table:table-cell>
          <table:table-cell table:style-name="ce3" office:value-type="float" office:value="113569504" calcext:value-type="float">
            <text:p>113569504</text:p>
          </table:table-cell>
          <table:table-cell table:style-name="ce3" office:value-type="float" office:value="175000" calcext:value-type="float">
            <text:p>175000</text:p>
          </table:table-cell>
          <table:table-cell table:number-columns-repeated="251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23000" calcext:value-type="float">
            <text:p>23000</text:p>
          </table:table-cell>
          <table:table-cell table:style-name="ce3" office:value-type="float" office:value="1308000" calcext:value-type="float">
            <text:p>1308000</text:p>
          </table:table-cell>
          <table:table-cell table:style-name="ce3" office:value-type="float" office:value="122281" calcext:value-type="float">
            <text:p>122281</text:p>
          </table:table-cell>
          <table:table-cell table:number-columns-repeated="251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27060" calcext:value-type="float">
            <text:p>27060</text:p>
          </table:table-cell>
          <table:table-cell table:style-name="ce3" office:value-type="float" office:value="295956000" calcext:value-type="float">
            <text:p>295956000</text:p>
          </table:table-cell>
          <table:table-cell table:style-name="ce3" office:value-type="float" office:value="17259" calcext:value-type="float">
            <text:p>17259</text:p>
          </table:table-cell>
          <table:table-cell table:number-columns-repeated="251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3193300" calcext:value-type="float">
            <text:p>3193300</text:p>
          </table:table-cell>
          <table:table-cell table:style-name="ce3" office:value-type="float" office:value="251035" calcext:value-type="float">
            <text:p>251035</text:p>
          </table:table-cell>
          <table:table-cell table:style-name="ce3" office:value-type="float" office:value="120665" calcext:value-type="float">
            <text:p>120665</text:p>
          </table:table-cell>
          <table:table-cell table:number-columns-repeated="251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347653" calcext:value-type="float">
            <text:p>347653</text:p>
          </table:table-cell>
          <table:table-cell table:style-name="ce3" office:value-type="float" office:value="8825400" calcext:value-type="float">
            <text:p>8825400</text:p>
          </table:table-cell>
          <table:table-cell table:style-name="ce3" office:value-type="float" office:value="685765" calcext:value-type="float">
            <text:p>685765</text:p>
          </table:table-cell>
          <table:table-cell table:number-columns-repeated="251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2884900" calcext:value-type="float">
            <text:p>2884900</text:p>
          </table:table-cell>
          <table:table-cell table:style-name="ce3" office:value-type="float" office:value="29009904" calcext:value-type="float">
            <text:p>29009904</text:p>
          </table:table-cell>
          <table:table-cell table:style-name="ce3" office:value-type="float" office:value="148167" calcext:value-type="float">
            <text:p>148167</text:p>
          </table:table-cell>
          <table:table-cell table:number-columns-repeated="251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float" office:value="85400" calcext:value-type="float">
            <text:p>85400</text:p>
          </table:table-cell>
          <table:table-cell table:style-name="ce3" office:value-type="float" office:value="276346" calcext:value-type="float">
            <text:p>276346</text:p>
          </table:table-cell>
          <table:table-cell table:style-name="ce3" office:value-type="float" office:value="26092" calcext:value-type="float">
            <text:p>26092</text:p>
          </table:table-cell>
          <table:table-cell table:number-columns-repeated="251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float" office:value="3109700" calcext:value-type="float">
            <text:p>3109700</text:p>
          </table:table-cell>
          <table:table-cell table:style-name="ce3" office:value-type="float" office:value="8064400" calcext:value-type="float">
            <text:p>8064400</text:p>
          </table:table-cell>
          <table:table-cell table:style-name="ce3" office:value-type="float" office:value="19565" calcext:value-type="float">
            <text:p>19565</text:p>
          </table:table-cell>
          <table:table-cell table:number-columns-repeated="251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4643000" calcext:value-type="float">
            <text:p>4643000</text:p>
          </table:table-cell>
          <table:table-cell table:style-name="ce3" office:value-type="float" office:value="7240000" calcext:value-type="float">
            <text:p>7240000</text:p>
          </table:table-cell>
          <table:table-cell table:style-name="ce3" office:value-type="float" office:value="108761" calcext:value-type="float">
            <text:p>108761</text:p>
          </table:table-cell>
          <table:table-cell table:number-columns-repeated="251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float" office:value="1368800" calcext:value-type="float">
            <text:p>1368800</text:p>
          </table:table-cell>
          <table:table-cell table:style-name="ce3" office:value-type="float" office:value="4823000" calcext:value-type="float">
            <text:p>4823000</text:p>
          </table:table-cell>
          <table:table-cell table:style-name="ce3" office:value-type="float" office:value="9565" calcext:value-type="float">
            <text:p>9565</text:p>
          </table:table-cell>
          <table:table-cell table:number-columns-repeated="251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67" calcext:value-type="float">
            <text:p>1967</text:p>
          </table:table-cell>
          <table:table-cell table:style-name="ce3" office:value-type="float" office:value="932700" calcext:value-type="float">
            <text:p>932700</text:p>
          </table:table-cell>
          <table:table-cell table:style-name="ce3" office:value-type="float" office:value="208000" calcext:value-type="float">
            <text:p>208000</text:p>
          </table:table-cell>
          <table:table-cell table:style-name="ce3" office:value-type="float" office:value="33717" calcext:value-type="float">
            <text:p>33717</text:p>
          </table:table-cell>
          <table:table-cell table:number-columns-repeated="251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1253100" calcext:value-type="float">
            <text:p>1253100</text:p>
          </table:table-cell>
          <table:table-cell table:style-name="ce3" office:value-type="float" office:value="771060" calcext:value-type="float">
            <text:p>771060</text:p>
          </table:table-cell>
          <table:table-cell table:style-name="ce3" office:value-type="float" office:value="10099" calcext:value-type="float">
            <text:p>10099</text:p>
          </table:table-cell>
          <table:table-cell table:number-columns-repeated="251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69" calcext:value-type="float">
            <text:p>1969</text:p>
          </table:table-cell>
          <table:table-cell table:style-name="ce3" office:value-type="float" office:value="6015400" calcext:value-type="float">
            <text:p>6015400</text:p>
          </table:table-cell>
          <table:table-cell table:style-name="ce3" office:value-type="float" office:value="810000" calcext:value-type="float">
            <text:p>810000</text:p>
          </table:table-cell>
          <table:table-cell table:style-name="ce3" office:value-type="float" office:value="93548" calcext:value-type="float">
            <text:p>93548</text:p>
          </table:table-cell>
          <table:table-cell table:number-columns-repeated="251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float" office:value="28035000" calcext:value-type="float">
            <text:p>28035000</text:p>
          </table:table-cell>
          <table:table-cell table:style-name="ce3" office:value-type="float" office:value="754200" calcext:value-type="float">
            <text:p>754200</text:p>
          </table:table-cell>
          <table:table-cell table:style-name="ce3" office:value-type="float" office:value="166195" calcext:value-type="float">
            <text:p>166195</text:p>
          </table:table-cell>
          <table:table-cell table:number-columns-repeated="251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3938400" calcext:value-type="float">
            <text:p>393840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23292" calcext:value-type="float">
            <text:p>23292</text:p>
          </table:table-cell>
          <table:table-cell table:number-columns-repeated="251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62" calcext:value-type="float">
            <text:p>1962</text:p>
          </table:table-cell>
          <table:table-cell table:style-name="ce3" office:value-type="float" office:value="36437408" calcext:value-type="float">
            <text:p>36437408</text:p>
          </table:table-cell>
          <table:table-cell table:style-name="ce3" office:value-type="float" office:value="16328400" calcext:value-type="float">
            <text:p>16328400</text:p>
          </table:table-cell>
          <table:table-cell table:style-name="ce3" office:value-type="float" office:value="112569" calcext:value-type="float">
            <text:p>112569</text:p>
          </table:table-cell>
          <table:table-cell table:number-columns-repeated="251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68" calcext:value-type="float">
            <text:p>1968</text:p>
          </table:table-cell>
          <table:table-cell table:style-name="ce3" office:value-type="float" office:value="60500" calcext:value-type="float">
            <text:p>60500</text:p>
          </table:table-cell>
          <table:table-cell table:style-name="ce3" office:value-type="float" office:value="700000" calcext:value-type="float">
            <text:p>700000</text:p>
          </table:table-cell>
          <table:table-cell table:style-name="ce3" office:value-type="float" office:value="31176" calcext:value-type="float">
            <text:p>31176</text:p>
          </table:table-cell>
          <table:table-cell table:number-columns-repeated="251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67" calcext:value-type="float">
            <text:p>1967</text:p>
          </table:table-cell>
          <table:table-cell table:style-name="ce3" office:value-type="float" office:value="120000" calcext:value-type="float">
            <text:p>120000</text:p>
          </table:table-cell>
          <table:table-cell table:style-name="ce3" office:value-type="float" office:value="500300" calcext:value-type="float">
            <text:p>500300</text:p>
          </table:table-cell>
          <table:table-cell table:style-name="ce3" office:value-type="float" office:value="16805" calcext:value-type="float">
            <text:p>16805</text:p>
          </table:table-cell>
          <table:table-cell table:number-columns-repeated="251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float" office:value="4300" calcext:value-type="float">
            <text:p>4300</text:p>
          </table:table-cell>
          <table:table-cell table:style-name="ce3" office:value-type="float" office:value="120400000" calcext:value-type="float">
            <text:p>120400000</text:p>
          </table:table-cell>
          <table:table-cell table:style-name="ce3" office:value-type="float" office:value="255155" calcext:value-type="float">
            <text:p>255155</text:p>
          </table:table-cell>
          <table:table-cell table:number-columns-repeated="251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40350" calcext:value-type="float">
            <text:p>40350</text:p>
          </table:table-cell>
          <table:table-cell table:style-name="ce3" office:value-type="float" office:value="95400" calcext:value-type="float">
            <text:p>95400</text:p>
          </table:table-cell>
          <table:table-cell table:style-name="ce3" office:value-type="float" office:value="279915" calcext:value-type="float">
            <text:p>279915</text:p>
          </table:table-cell>
          <table:table-cell table:number-columns-repeated="251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2953200" calcext:value-type="float">
            <text:p>2953200</text:p>
          </table:table-cell>
          <table:table-cell table:style-name="ce3" office:value-type="float" office:value="123700000" calcext:value-type="float">
            <text:p>123700000</text:p>
          </table:table-cell>
          <table:table-cell table:style-name="ce3" office:value-type="float" office:value="17614" calcext:value-type="float">
            <text:p>17614</text:p>
          </table:table-cell>
          <table:table-cell table:number-columns-repeated="251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float" office:value="474000" calcext:value-type="float">
            <text:p>474000</text:p>
          </table:table-cell>
          <table:table-cell table:style-name="ce3" office:value-type="float" office:value="7460000" calcext:value-type="float">
            <text:p>7460000</text:p>
          </table:table-cell>
          <table:table-cell table:style-name="ce3" office:value-type="float" office:value="30736" calcext:value-type="float">
            <text:p>30736</text:p>
          </table:table-cell>
          <table:table-cell table:number-columns-repeated="251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67" calcext:value-type="float">
            <text:p>1967</text:p>
          </table:table-cell>
          <table:table-cell table:style-name="ce3" office:value-type="float" office:value="5799500" calcext:value-type="float">
            <text:p>5799500</text:p>
          </table:table-cell>
          <table:table-cell table:style-name="ce3" office:value-type="float" office:value="660000" calcext:value-type="float">
            <text:p>660000</text:p>
          </table:table-cell>
          <table:table-cell table:style-name="ce3" office:value-type="float" office:value="16134" calcext:value-type="float">
            <text:p>16134</text:p>
          </table:table-cell>
          <table:table-cell table:number-columns-repeated="251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268400" calcext:value-type="float">
            <text:p>268400</text:p>
          </table:table-cell>
          <table:table-cell table:style-name="ce3" office:value-type="float" office:value="6180000" calcext:value-type="float">
            <text:p>6180000</text:p>
          </table:table-cell>
          <table:table-cell table:style-name="ce3" office:value-type="float" office:value="16045" calcext:value-type="float">
            <text:p>16045</text:p>
          </table:table-cell>
          <table:table-cell table:number-columns-repeated="251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float" office:value="41906700" calcext:value-type="float">
            <text:p>41906700</text:p>
          </table:table-cell>
          <table:table-cell table:style-name="ce3" office:value-type="float" office:value="10182000" calcext:value-type="float">
            <text:p>10182000</text:p>
          </table:table-cell>
          <table:table-cell table:style-name="ce3" office:value-type="float" office:value="31768" calcext:value-type="float">
            <text:p>31768</text:p>
          </table:table-cell>
          <table:table-cell table:number-columns-repeated="251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72" calcext:value-type="float">
            <text:p>1972</text:p>
          </table:table-cell>
          <table:table-cell table:style-name="ce3" office:value-type="float" office:value="38511104" calcext:value-type="float">
            <text:p>38511104</text:p>
          </table:table-cell>
          <table:table-cell table:style-name="ce3" office:value-type="float" office:value="8585800" calcext:value-type="float">
            <text:p>8585800</text:p>
          </table:table-cell>
          <table:table-cell table:style-name="ce3" office:value-type="float" office:value="92799" calcext:value-type="float">
            <text:p>92799</text:p>
          </table:table-cell>
          <table:table-cell table:number-columns-repeated="251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843000" calcext:value-type="float">
            <text:p>843000</text:p>
          </table:table-cell>
          <table:table-cell table:style-name="ce3" office:value-type="float" office:value="152000" calcext:value-type="float">
            <text:p>152000</text:p>
          </table:table-cell>
          <table:table-cell table:style-name="ce3" office:value-type="float" office:value="26100" calcext:value-type="float">
            <text:p>26100</text:p>
          </table:table-cell>
          <table:table-cell table:number-columns-repeated="251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float" office:value="40708400" calcext:value-type="float">
            <text:p>40708400</text:p>
          </table:table-cell>
          <table:table-cell table:style-name="ce3" office:value-type="float" office:value="1721600" calcext:value-type="float">
            <text:p>1721600</text:p>
          </table:table-cell>
          <table:table-cell table:style-name="ce3" office:value-type="float" office:value="95000" calcext:value-type="float">
            <text:p>95000</text:p>
          </table:table-cell>
          <table:table-cell table:number-columns-repeated="251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64" calcext:value-type="float">
            <text:p>1964</text:p>
          </table:table-cell>
          <table:table-cell table:style-name="ce3" office:value-type="float" office:value="3019000" calcext:value-type="float">
            <text:p>3019000</text:p>
          </table:table-cell>
          <table:table-cell table:style-name="ce3" office:value-type="float" office:value="1312700" calcext:value-type="float">
            <text:p>1312700</text:p>
          </table:table-cell>
          <table:table-cell table:style-name="ce3" office:value-type="float" office:value="665203" calcext:value-type="float">
            <text:p>665203</text:p>
          </table:table-cell>
          <table:table-cell table:number-columns-repeated="251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92" calcext:value-type="float">
            <text:p>1992</text:p>
          </table:table-cell>
          <table:table-cell table:style-name="ce3" office:value-type="float" office:value="516000" calcext:value-type="float">
            <text:p>516000</text:p>
          </table:table-cell>
          <table:table-cell table:style-name="ce3" office:value-type="float" office:value="1010000" calcext:value-type="float">
            <text:p>1010000</text:p>
          </table:table-cell>
          <table:table-cell table:style-name="ce3" office:value-type="float" office:value="564407" calcext:value-type="float">
            <text:p>564407</text:p>
          </table:table-cell>
          <table:table-cell table:number-columns-repeated="251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220000" calcext:value-type="float">
            <text:p>220000</text:p>
          </table:table-cell>
          <table:table-cell table:style-name="ce3" office:value-type="float" office:value="90048000" calcext:value-type="float">
            <text:p>90048000</text:p>
          </table:table-cell>
          <table:table-cell table:style-name="ce3" office:value-type="float" office:value="8015" calcext:value-type="float">
            <text:p>8015</text:p>
          </table:table-cell>
          <table:table-cell table:number-columns-repeated="251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7100" calcext:value-type="float">
            <text:p>7100</text:p>
          </table:table-cell>
          <table:table-cell table:style-name="ce3" office:value-type="float" office:value="2425000" calcext:value-type="float">
            <text:p>2425000</text:p>
          </table:table-cell>
          <table:table-cell table:style-name="ce3" office:value-type="float" office:value="491353" calcext:value-type="float">
            <text:p>491353</text:p>
          </table:table-cell>
          <table:table-cell table:number-columns-repeated="251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92" calcext:value-type="float">
            <text:p>1992</text:p>
          </table:table-cell>
          <table:table-cell table:style-name="ce3" office:value-type="float" office:value="42539000" calcext:value-type="float">
            <text:p>42539000</text:p>
          </table:table-cell>
          <table:table-cell table:style-name="ce3" office:value-type="float" office:value="1060000" calcext:value-type="float">
            <text:p>1060000</text:p>
          </table:table-cell>
          <table:table-cell table:style-name="ce3" office:value-type="float" office:value="33917" calcext:value-type="float">
            <text:p>33917</text:p>
          </table:table-cell>
          <table:table-cell table:number-columns-repeated="251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6000300" calcext:value-type="float">
            <text:p>6000300</text:p>
          </table:table-cell>
          <table:table-cell table:style-name="ce3" office:value-type="float" office:value="5721300" calcext:value-type="float">
            <text:p>5721300</text:p>
          </table:table-cell>
          <table:table-cell table:style-name="ce3" office:value-type="float" office:value="109090" calcext:value-type="float">
            <text:p>109090</text:p>
          </table:table-cell>
          <table:table-cell table:number-columns-repeated="251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float" office:value="147000" calcext:value-type="float">
            <text:p>147000</text:p>
          </table:table-cell>
          <table:table-cell table:style-name="ce3" office:value-type="float" office:value="90779408" calcext:value-type="float">
            <text:p>90779408</text:p>
          </table:table-cell>
          <table:table-cell table:style-name="ce3" office:value-type="float" office:value="24851" calcext:value-type="float">
            <text:p>24851</text:p>
          </table:table-cell>
          <table:table-cell table:number-columns-repeated="251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479200" calcext:value-type="float">
            <text:p>479200</text:p>
          </table:table-cell>
          <table:table-cell table:style-name="ce3" office:value-type="float" office:value="3172500" calcext:value-type="float">
            <text:p>3172500</text:p>
          </table:table-cell>
          <table:table-cell table:style-name="ce3" office:value-type="float" office:value="121827" calcext:value-type="float">
            <text:p>121827</text:p>
          </table:table-cell>
          <table:table-cell table:number-columns-repeated="251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53000" calcext:value-type="float">
            <text:p>53000</text:p>
          </table:table-cell>
          <table:table-cell table:style-name="ce3" office:value-type="float" office:value="109001200" calcext:value-type="float">
            <text:p>109001200</text:p>
          </table:table-cell>
          <table:table-cell table:style-name="ce3" office:value-type="float" office:value="185267" calcext:value-type="float">
            <text:p>185267</text:p>
          </table:table-cell>
          <table:table-cell table:number-columns-repeated="251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63" calcext:value-type="float">
            <text:p>1963</text:p>
          </table:table-cell>
          <table:table-cell table:style-name="ce3" office:value-type="float" office:value="80000" calcext:value-type="float">
            <text:p>80000</text:p>
          </table:table-cell>
          <table:table-cell table:style-name="ce3" office:value-type="float" office:value="8441800" calcext:value-type="float">
            <text:p>8441800</text:p>
          </table:table-cell>
          <table:table-cell table:style-name="ce3" office:value-type="float" office:value="149256" calcext:value-type="float">
            <text:p>149256</text:p>
          </table:table-cell>
          <table:table-cell table:number-columns-repeated="251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61" calcext:value-type="float">
            <text:p>1961</text:p>
          </table:table-cell>
          <table:table-cell table:style-name="ce3" office:value-type="float" office:value="6203700" calcext:value-type="float">
            <text:p>6203700</text:p>
          </table:table-cell>
          <table:table-cell table:style-name="ce3" office:value-type="float" office:value="153007008" calcext:value-type="float">
            <text:p>153007008</text:p>
          </table:table-cell>
          <table:table-cell table:style-name="ce3" office:value-type="float" office:value="120390" calcext:value-type="float">
            <text:p>120390</text:p>
          </table:table-cell>
          <table:table-cell table:number-columns-repeated="251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office:value-type="float" office:value="2801800" calcext:value-type="float">
            <text:p>2801800</text:p>
          </table:table-cell>
          <table:table-cell table:style-name="ce3" office:value-type="float" office:value="45150" calcext:value-type="float">
            <text:p>45150</text:p>
          </table:table-cell>
          <table:table-cell table:style-name="ce3" office:value-type="float" office:value="218232" calcext:value-type="float">
            <text:p>218232</text:p>
          </table:table-cell>
          <table:table-cell table:number-columns-repeated="251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70000" calcext:value-type="float">
            <text:p>70000</text:p>
          </table:table-cell>
          <table:table-cell table:style-name="ce3" office:value-type="float" office:value="830000" calcext:value-type="float">
            <text:p>830000</text:p>
          </table:table-cell>
          <table:table-cell table:style-name="ce3" office:value-type="float" office:value="8947" calcext:value-type="float">
            <text:p>8947</text:p>
          </table:table-cell>
          <table:table-cell table:number-columns-repeated="251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float" office:value="90000" calcext:value-type="float">
            <text:p>90000</text:p>
          </table:table-cell>
          <table:table-cell table:style-name="ce3" office:value-type="float" office:value="2420000" calcext:value-type="float">
            <text:p>2420000</text:p>
          </table:table-cell>
          <table:table-cell table:style-name="ce3" office:value-type="float" office:value="120276" calcext:value-type="float">
            <text:p>120276</text:p>
          </table:table-cell>
          <table:table-cell table:number-columns-repeated="251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211000" calcext:value-type="float">
            <text:p>211000</text:p>
          </table:table-cell>
          <table:table-cell table:style-name="ce3" office:value-type="float" office:value="1630700" calcext:value-type="float">
            <text:p>1630700</text:p>
          </table:table-cell>
          <table:table-cell table:style-name="ce3" office:value-type="float" office:value="18081" calcext:value-type="float">
            <text:p>18081</text:p>
          </table:table-cell>
          <table:table-cell table:number-columns-repeated="251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142840" calcext:value-type="float">
            <text:p>142840</text:p>
          </table:table-cell>
          <table:table-cell table:style-name="ce3" office:value-type="float" office:value="105140" calcext:value-type="float">
            <text:p>105140</text:p>
          </table:table-cell>
          <table:table-cell table:number-columns-repeated="251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float" office:value="5073800" calcext:value-type="float">
            <text:p>5073800</text:p>
          </table:table-cell>
          <table:table-cell table:style-name="ce3" office:value-type="float" office:value="232571" calcext:value-type="float">
            <text:p>232571</text:p>
          </table:table-cell>
          <table:table-cell table:style-name="ce3" office:value-type="float" office:value="16916" calcext:value-type="float">
            <text:p>16916</text:p>
          </table:table-cell>
          <table:table-cell table:number-columns-repeated="251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float" office:value="753900" calcext:value-type="float">
            <text:p>753900</text:p>
          </table:table-cell>
          <table:table-cell table:style-name="ce3" office:value-type="float" office:value="8896" calcext:value-type="float">
            <text:p>8896</text:p>
          </table:table-cell>
          <table:table-cell table:number-columns-repeated="251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67" calcext:value-type="float">
            <text:p>1967</text:p>
          </table:table-cell>
          <table:table-cell table:style-name="ce3" office:value-type="float" office:value="39475408" calcext:value-type="float">
            <text:p>39475408</text:p>
          </table:table-cell>
          <table:table-cell table:style-name="ce3" office:value-type="float" office:value="360000" calcext:value-type="float">
            <text:p>360000</text:p>
          </table:table-cell>
          <table:table-cell table:style-name="ce3" office:value-type="float" office:value="13372" calcext:value-type="float">
            <text:p>13372</text:p>
          </table:table-cell>
          <table:table-cell table:number-columns-repeated="251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361663" calcext:value-type="float">
            <text:p>361663</text:p>
          </table:table-cell>
          <table:table-cell table:style-name="ce3" office:value-type="float" office:value="815387" calcext:value-type="float">
            <text:p>815387</text:p>
          </table:table-cell>
          <table:table-cell table:style-name="ce3" office:value-type="float" office:value="14913" calcext:value-type="float">
            <text:p>14913</text:p>
          </table:table-cell>
          <table:table-cell table:number-columns-repeated="251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float" office:value="62000" calcext:value-type="float">
            <text:p>62000</text:p>
          </table:table-cell>
          <table:table-cell table:style-name="ce3" office:value-type="float" office:value="3010000" calcext:value-type="float">
            <text:p>3010000</text:p>
          </table:table-cell>
          <table:table-cell table:style-name="ce3" office:value-type="float" office:value="14337" calcext:value-type="float">
            <text:p>14337</text:p>
          </table:table-cell>
          <table:table-cell table:number-columns-repeated="251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23258" calcext:value-type="float">
            <text:p>23258</text:p>
          </table:table-cell>
          <table:table-cell table:style-name="ce3" office:value-type="float" office:value="880000" calcext:value-type="float">
            <text:p>880000</text:p>
          </table:table-cell>
          <table:table-cell table:style-name="ce3" office:value-type="float" office:value="16015" calcext:value-type="float">
            <text:p>16015</text:p>
          </table:table-cell>
          <table:table-cell table:number-columns-repeated="251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350000" calcext:value-type="float">
            <text:p>350000</text:p>
          </table:table-cell>
          <table:table-cell table:style-name="ce3" office:value-type="float" office:value="7600000" calcext:value-type="float">
            <text:p>7600000</text:p>
          </table:table-cell>
          <table:table-cell table:style-name="ce3" office:value-type="float" office:value="108761" calcext:value-type="float">
            <text:p>108761</text:p>
          </table:table-cell>
          <table:table-cell table:number-columns-repeated="251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63" calcext:value-type="float">
            <text:p>1963</text:p>
          </table:table-cell>
          <table:table-cell table:style-name="ce3" office:value-type="float" office:value="622200" calcext:value-type="float">
            <text:p>622200</text:p>
          </table:table-cell>
          <table:table-cell table:style-name="ce3" office:value-type="float" office:value="95500000" calcext:value-type="float">
            <text:p>95500000</text:p>
          </table:table-cell>
          <table:table-cell table:style-name="ce3" office:value-type="float" office:value="26160" calcext:value-type="float">
            <text:p>26160</text:p>
          </table:table-cell>
          <table:table-cell table:number-columns-repeated="251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float" office:value="32993" calcext:value-type="float">
            <text:p>32993</text:p>
          </table:table-cell>
          <table:table-cell table:style-name="ce3" office:value-type="float" office:value="34710" calcext:value-type="float">
            <text:p>34710</text:p>
          </table:table-cell>
          <table:table-cell table:style-name="ce3" office:value-type="float" office:value="242500" calcext:value-type="float">
            <text:p>242500</text:p>
          </table:table-cell>
          <table:table-cell table:number-columns-repeated="251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83" calcext:value-type="float">
            <text:p>1983</text:p>
          </table:table-cell>
          <table:table-cell table:style-name="ce3" office:value-type="float" office:value="52000" calcext:value-type="float">
            <text:p>52000</text:p>
          </table:table-cell>
          <table:table-cell table:style-name="ce3" office:value-type="float" office:value="1407400" calcext:value-type="float">
            <text:p>1407400</text:p>
          </table:table-cell>
          <table:table-cell table:style-name="ce3" office:value-type="float" office:value="190339" calcext:value-type="float">
            <text:p>190339</text:p>
          </table:table-cell>
          <table:table-cell table:number-columns-repeated="251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83" calcext:value-type="float">
            <text:p>1983</text:p>
          </table:table-cell>
          <table:table-cell table:style-name="ce3" office:value-type="float" office:value="5667600" calcext:value-type="float">
            <text:p>5667600</text:p>
          </table:table-cell>
          <table:table-cell table:style-name="ce3" office:value-type="float" office:value="1447000" calcext:value-type="float">
            <text:p>1447000</text:p>
          </table:table-cell>
          <table:table-cell table:style-name="ce3" office:value-type="float" office:value="161764" calcext:value-type="float">
            <text:p>161764</text:p>
          </table:table-cell>
          <table:table-cell table:number-columns-repeated="251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float" office:value="16387900" calcext:value-type="float">
            <text:p>16387900</text:p>
          </table:table-cell>
          <table:table-cell table:style-name="ce3" office:value-type="float" office:value="87500" calcext:value-type="float">
            <text:p>87500</text:p>
          </table:table-cell>
          <table:table-cell table:number-columns-repeated="251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543400" calcext:value-type="float">
            <text:p>543400</text:p>
          </table:table-cell>
          <table:table-cell table:style-name="ce3" office:value-type="float" office:value="2100000" calcext:value-type="float">
            <text:p>2100000</text:p>
          </table:table-cell>
          <table:table-cell table:style-name="ce3" office:value-type="float" office:value="120750" calcext:value-type="float">
            <text:p>120750</text:p>
          </table:table-cell>
          <table:table-cell table:number-columns-repeated="251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6611300" calcext:value-type="float">
            <text:p>6611300</text:p>
          </table:table-cell>
          <table:table-cell table:style-name="ce3" office:value-type="float" office:value="112042000" calcext:value-type="float">
            <text:p>112042000</text:p>
          </table:table-cell>
          <table:table-cell table:style-name="ce3" office:value-type="float" office:value="229676" calcext:value-type="float">
            <text:p>229676</text:p>
          </table:table-cell>
          <table:table-cell table:number-columns-repeated="251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float" office:value="413000" calcext:value-type="float">
            <text:p>413000</text:p>
          </table:table-cell>
          <table:table-cell table:style-name="ce3" office:value-type="float" office:value="1576800" calcext:value-type="float">
            <text:p>1576800</text:p>
          </table:table-cell>
          <table:table-cell table:style-name="ce3" office:value-type="float" office:value="157391" calcext:value-type="float">
            <text:p>157391</text:p>
          </table:table-cell>
          <table:table-cell table:number-columns-repeated="251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42648704" calcext:value-type="float">
            <text:p>42648704</text:p>
          </table:table-cell>
          <table:table-cell table:style-name="ce3" office:value-type="float" office:value="1380000" calcext:value-type="float">
            <text:p>1380000</text:p>
          </table:table-cell>
          <table:table-cell table:style-name="ce3" office:value-type="float" office:value="162604" calcext:value-type="float">
            <text:p>162604</text:p>
          </table:table-cell>
          <table:table-cell table:number-columns-repeated="251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float" office:value="224500" calcext:value-type="float">
            <text:p>224500</text:p>
          </table:table-cell>
          <table:table-cell table:style-name="ce3" office:value-type="float" office:value="110001008" calcext:value-type="float">
            <text:p>110001008</text:p>
          </table:table-cell>
          <table:table-cell table:style-name="ce3" office:value-type="float" office:value="200541" calcext:value-type="float">
            <text:p>200541</text:p>
          </table:table-cell>
          <table:table-cell table:number-columns-repeated="251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72" calcext:value-type="float">
            <text:p>1972</text:p>
          </table:table-cell>
          <table:table-cell table:style-name="ce3" office:value-type="float" office:value="363303" calcext:value-type="float">
            <text:p>363303</text:p>
          </table:table-cell>
          <table:table-cell table:style-name="ce3" office:value-type="float" office:value="354304" calcext:value-type="float">
            <text:p>354304</text:p>
          </table:table-cell>
          <table:table-cell table:style-name="ce3" office:value-type="float" office:value="150548" calcext:value-type="float">
            <text:p>150548</text:p>
          </table:table-cell>
          <table:table-cell table:number-columns-repeated="251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float" office:value="6970" calcext:value-type="float">
            <text:p>6970</text:p>
          </table:table-cell>
          <table:table-cell table:style-name="ce3" office:value-type="float" office:value="31749200" calcext:value-type="float">
            <text:p>31749200</text:p>
          </table:table-cell>
          <table:table-cell table:style-name="ce3" office:value-type="float" office:value="12818" calcext:value-type="float">
            <text:p>12818</text:p>
          </table:table-cell>
          <table:table-cell table:number-columns-repeated="251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27486000" calcext:value-type="float">
            <text:p>27486000</text:p>
          </table:table-cell>
          <table:table-cell table:style-name="ce3" office:value-type="float" office:value="8135400" calcext:value-type="float">
            <text:p>8135400</text:p>
          </table:table-cell>
          <table:table-cell table:style-name="ce3" office:value-type="float" office:value="298333" calcext:value-type="float">
            <text:p>298333</text:p>
          </table:table-cell>
          <table:table-cell table:number-columns-repeated="251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61" calcext:value-type="float">
            <text:p>1961</text:p>
          </table:table-cell>
          <table:table-cell table:style-name="ce3" office:value-type="float" office:value="235776" calcext:value-type="float">
            <text:p>235776</text:p>
          </table:table-cell>
          <table:table-cell table:style-name="ce3" office:value-type="float" office:value="241045504" calcext:value-type="float">
            <text:p>241045504</text:p>
          </table:table-cell>
          <table:table-cell table:style-name="ce3" office:value-type="float" office:value="9130" calcext:value-type="float">
            <text:p>9130</text:p>
          </table:table-cell>
          <table:table-cell table:number-columns-repeated="251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float" office:value="425000" calcext:value-type="float">
            <text:p>425000</text:p>
          </table:table-cell>
          <table:table-cell table:style-name="ce3" office:value-type="float" office:value="420190" calcext:value-type="float">
            <text:p>420190</text:p>
          </table:table-cell>
          <table:table-cell table:style-name="ce3" office:value-type="float" office:value="349829" calcext:value-type="float">
            <text:p>349829</text:p>
          </table:table-cell>
          <table:table-cell table:number-columns-repeated="251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41860" calcext:value-type="float">
            <text:p>41860</text:p>
          </table:table-cell>
          <table:table-cell table:style-name="ce3" office:value-type="float" office:value="134495904" calcext:value-type="float">
            <text:p>134495904</text:p>
          </table:table-cell>
          <table:table-cell table:style-name="ce3" office:value-type="float" office:value="157957" calcext:value-type="float">
            <text:p>157957</text:p>
          </table:table-cell>
          <table:table-cell table:number-columns-repeated="251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office:value-type="float" office:value="838000" calcext:value-type="float">
            <text:p>838000</text:p>
          </table:table-cell>
          <table:table-cell table:style-name="ce3" office:value-type="float" office:value="123230" calcext:value-type="float">
            <text:p>123230</text:p>
          </table:table-cell>
          <table:table-cell table:number-columns-repeated="251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2241400" calcext:value-type="float">
            <text:p>2241400</text:p>
          </table:table-cell>
          <table:table-cell table:style-name="ce3" office:value-type="float" office:value="14209900" calcext:value-type="float">
            <text:p>14209900</text:p>
          </table:table-cell>
          <table:table-cell table:style-name="ce3" office:value-type="float" office:value="140857" calcext:value-type="float">
            <text:p>140857</text:p>
          </table:table-cell>
          <table:table-cell table:number-columns-repeated="251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92" calcext:value-type="float">
            <text:p>1992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80200" calcext:value-type="float">
            <text:p>280200</text:p>
          </table:table-cell>
          <table:table-cell table:style-name="ce3" office:value-type="float" office:value="119798" calcext:value-type="float">
            <text:p>119798</text:p>
          </table:table-cell>
          <table:table-cell table:number-columns-repeated="251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65" calcext:value-type="float">
            <text:p>1965</text:p>
          </table:table-cell>
          <table:table-cell table:style-name="ce3" office:value-type="float" office:value="3375200" calcext:value-type="float">
            <text:p>3375200</text:p>
          </table:table-cell>
          <table:table-cell table:style-name="ce3" office:value-type="float" office:value="127400000" calcext:value-type="float">
            <text:p>127400000</text:p>
          </table:table-cell>
          <table:table-cell table:style-name="ce3" office:value-type="float" office:value="129033" calcext:value-type="float">
            <text:p>129033</text:p>
          </table:table-cell>
          <table:table-cell table:number-columns-repeated="251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77600" calcext:value-type="float">
            <text:p>77600</text:p>
          </table:table-cell>
          <table:table-cell table:style-name="ce3" office:value-type="float" office:value="275540000" calcext:value-type="float">
            <text:p>275540000</text:p>
          </table:table-cell>
          <table:table-cell table:style-name="ce3" office:value-type="float" office:value="171428" calcext:value-type="float">
            <text:p>171428</text:p>
          </table:table-cell>
          <table:table-cell table:number-columns-repeated="251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float" office:value="40000" calcext:value-type="float">
            <text:p>40000</text:p>
          </table:table-cell>
          <table:table-cell table:style-name="ce3" office:value-type="float" office:value="3103301" calcext:value-type="float">
            <text:p>3103301</text:p>
          </table:table-cell>
          <table:table-cell table:style-name="ce3" office:value-type="float" office:value="93750" calcext:value-type="float">
            <text:p>93750</text:p>
          </table:table-cell>
          <table:table-cell table:number-columns-repeated="251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82" calcext:value-type="float">
            <text:p>1982</text:p>
          </table:table-cell>
          <table:table-cell table:style-name="ce3" office:value-type="float" office:value="59436" calcext:value-type="float">
            <text:p>59436</text:p>
          </table:table-cell>
          <table:table-cell table:style-name="ce3" office:value-type="float" office:value="270390" calcext:value-type="float">
            <text:p>270390</text:p>
          </table:table-cell>
          <table:table-cell table:style-name="ce3" office:value-type="float" office:value="337142" calcext:value-type="float">
            <text:p>337142</text:p>
          </table:table-cell>
          <table:table-cell table:number-columns-repeated="251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62" calcext:value-type="float">
            <text:p>1962</text:p>
          </table:table-cell>
          <table:table-cell table:style-name="ce3" office:value-type="float" office:value="209000" calcext:value-type="float">
            <text:p>209000</text:p>
          </table:table-cell>
          <table:table-cell table:style-name="ce3" office:value-type="float" office:value="182160" calcext:value-type="float">
            <text:p>182160</text:p>
          </table:table-cell>
          <table:table-cell table:style-name="ce3" office:value-type="float" office:value="219069" calcext:value-type="float">
            <text:p>219069</text:p>
          </table:table-cell>
          <table:table-cell table:number-columns-repeated="251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5600" calcext:value-type="float">
            <text:p>5600</text:p>
          </table:table-cell>
          <table:table-cell table:style-name="ce3" office:value-type="float" office:value="2386776" calcext:value-type="float">
            <text:p>2386776</text:p>
          </table:table-cell>
          <table:table-cell table:style-name="ce3" office:value-type="float" office:value="88709" calcext:value-type="float">
            <text:p>88709</text:p>
          </table:table-cell>
          <table:table-cell table:number-columns-repeated="251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float" office:value="1142700" calcext:value-type="float">
            <text:p>1142700</text:p>
          </table:table-cell>
          <table:table-cell table:style-name="ce3" office:value-type="float" office:value="16810000" calcext:value-type="float">
            <text:p>16810000</text:p>
          </table:table-cell>
          <table:table-cell table:style-name="ce3" office:value-type="float" office:value="16170" calcext:value-type="float">
            <text:p>16170</text:p>
          </table:table-cell>
          <table:table-cell table:number-columns-repeated="251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22880" calcext:value-type="float">
            <text:p>22880</text:p>
          </table:table-cell>
          <table:table-cell table:style-name="ce3" office:value-type="float" office:value="28846304" calcext:value-type="float">
            <text:p>28846304</text:p>
          </table:table-cell>
          <table:table-cell table:style-name="ce3" office:value-type="float" office:value="9510" calcext:value-type="float">
            <text:p>9510</text:p>
          </table:table-cell>
          <table:table-cell table:number-columns-repeated="251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65" calcext:value-type="float">
            <text:p>1965</text:p>
          </table:table-cell>
          <table:table-cell table:style-name="ce3" office:value-type="float" office:value="665300" calcext:value-type="float">
            <text:p>665300</text:p>
          </table:table-cell>
          <table:table-cell table:style-name="ce3" office:value-type="float" office:value="21000" calcext:value-type="float">
            <text:p>21000</text:p>
          </table:table-cell>
          <table:table-cell table:style-name="ce3" office:value-type="float" office:value="108949" calcext:value-type="float">
            <text:p>108949</text:p>
          </table:table-cell>
          <table:table-cell table:number-columns-repeated="251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61" calcext:value-type="float">
            <text:p>1961</text:p>
          </table:table-cell>
          <table:table-cell table:style-name="ce3" office:value-type="float" office:value="24860" calcext:value-type="float">
            <text:p>24860</text:p>
          </table:table-cell>
          <table:table-cell table:style-name="ce3" office:value-type="float" office:value="9992100" calcext:value-type="float">
            <text:p>9992100</text:p>
          </table:table-cell>
          <table:table-cell table:style-name="ce3" office:value-type="float" office:value="10495" calcext:value-type="float">
            <text:p>10495</text:p>
          </table:table-cell>
          <table:table-cell table:number-columns-repeated="251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92" calcext:value-type="float">
            <text:p>1992</text:p>
          </table:table-cell>
          <table:table-cell table:style-name="ce3" office:value-type="float" office:value="498600" calcext:value-type="float">
            <text:p>498600</text:p>
          </table:table-cell>
          <table:table-cell table:style-name="ce3" office:value-type="float" office:value="75800000" calcext:value-type="float">
            <text:p>75800000</text:p>
          </table:table-cell>
          <table:table-cell table:style-name="ce3" office:value-type="float" office:value="158442" calcext:value-type="float">
            <text:p>158442</text:p>
          </table:table-cell>
          <table:table-cell table:number-columns-repeated="251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82" calcext:value-type="float">
            <text:p>1982</text:p>
          </table:table-cell>
          <table:table-cell table:style-name="ce3" office:value-type="float" office:value="73000" calcext:value-type="float">
            <text:p>73000</text:p>
          </table:table-cell>
          <table:table-cell table:style-name="ce3" office:value-type="float" office:value="1020000" calcext:value-type="float">
            <text:p>1020000</text:p>
          </table:table-cell>
          <table:table-cell table:style-name="ce3" office:value-type="float" office:value="12708" calcext:value-type="float">
            <text:p>12708</text:p>
          </table:table-cell>
          <table:table-cell table:number-columns-repeated="251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90" calcext:value-type="float">
            <text:p>1990</text:p>
          </table:table-cell>
          <table:table-cell table:style-name="ce3" office:value-type="float" office:value="24878" calcext:value-type="float">
            <text:p>24878</text:p>
          </table:table-cell>
          <table:table-cell table:style-name="ce3" office:value-type="float" office:value="7000000" calcext:value-type="float">
            <text:p>7000000</text:p>
          </table:table-cell>
          <table:table-cell table:style-name="ce3" office:value-type="float" office:value="157120" calcext:value-type="float">
            <text:p>157120</text:p>
          </table:table-cell>
          <table:table-cell table:number-columns-repeated="251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90000" calcext:value-type="float">
            <text:p>90000</text:p>
          </table:table-cell>
          <table:table-cell table:style-name="ce3" office:value-type="float" office:value="144570000" calcext:value-type="float">
            <text:p>144570000</text:p>
          </table:table-cell>
          <table:table-cell table:style-name="ce3" office:value-type="float" office:value="191446" calcext:value-type="float">
            <text:p>191446</text:p>
          </table:table-cell>
          <table:table-cell table:number-columns-repeated="251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90" calcext:value-type="float">
            <text:p>199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2348400" calcext:value-type="float">
            <text:p>2348400</text:p>
          </table:table-cell>
          <table:table-cell table:style-name="ce3" office:value-type="float" office:value="328260" calcext:value-type="float">
            <text:p>328260</text:p>
          </table:table-cell>
          <table:table-cell table:number-columns-repeated="251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5863100" calcext:value-type="float">
            <text:p>5863100</text:p>
          </table:table-cell>
          <table:table-cell table:style-name="ce3" office:value-type="float" office:value="1200000" calcext:value-type="float">
            <text:p>1200000</text:p>
          </table:table-cell>
          <table:table-cell table:style-name="ce3" office:value-type="float" office:value="17111" calcext:value-type="float">
            <text:p>17111</text:p>
          </table:table-cell>
          <table:table-cell table:number-columns-repeated="251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885100" calcext:value-type="float">
            <text:p>885100</text:p>
          </table:table-cell>
          <table:table-cell table:style-name="ce3" office:value-type="float" office:value="3365000" calcext:value-type="float">
            <text:p>3365000</text:p>
          </table:table-cell>
          <table:table-cell table:style-name="ce3" office:value-type="float" office:value="25486" calcext:value-type="float">
            <text:p>25486</text:p>
          </table:table-cell>
          <table:table-cell table:number-columns-repeated="251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90" calcext:value-type="float">
            <text:p>1990</text:p>
          </table:table-cell>
          <table:table-cell table:style-name="ce3" office:value-type="float" office:value="82000" calcext:value-type="float">
            <text:p>82000</text:p>
          </table:table-cell>
          <table:table-cell table:style-name="ce3" office:value-type="float" office:value="122640000" calcext:value-type="float">
            <text:p>122640000</text:p>
          </table:table-cell>
          <table:table-cell table:style-name="ce3" office:value-type="float" office:value="725551" calcext:value-type="float">
            <text:p>725551</text:p>
          </table:table-cell>
          <table:table-cell table:number-columns-repeated="251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float" office:value="54587" calcext:value-type="float">
            <text:p>54587</text:p>
          </table:table-cell>
          <table:table-cell table:style-name="ce3" office:value-type="float" office:value="76368896" calcext:value-type="float">
            <text:p>76368896</text:p>
          </table:table-cell>
          <table:table-cell table:style-name="ce3" office:value-type="float" office:value="133977" calcext:value-type="float">
            <text:p>133977</text:p>
          </table:table-cell>
          <table:table-cell table:number-columns-repeated="251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42800000" calcext:value-type="float">
            <text:p>42800000</text:p>
          </table:table-cell>
          <table:table-cell table:style-name="ce3" office:value-type="float" office:value="79883008" calcext:value-type="float">
            <text:p>79883008</text:p>
          </table:table-cell>
          <table:table-cell table:style-name="ce3" office:value-type="float" office:value="157442" calcext:value-type="float">
            <text:p>157442</text:p>
          </table:table-cell>
          <table:table-cell table:number-columns-repeated="251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24588900" calcext:value-type="float">
            <text:p>24588900</text:p>
          </table:table-cell>
          <table:table-cell table:style-name="ce3" office:value-type="float" office:value="226211" calcext:value-type="float">
            <text:p>226211</text:p>
          </table:table-cell>
          <table:table-cell table:style-name="ce3" office:value-type="float" office:value="113833" calcext:value-type="float">
            <text:p>113833</text:p>
          </table:table-cell>
          <table:table-cell table:number-columns-repeated="251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125000" calcext:value-type="float">
            <text:p>125000</text:p>
          </table:table-cell>
          <table:table-cell table:style-name="ce3" office:value-type="float" office:value="569550" calcext:value-type="float">
            <text:p>569550</text:p>
          </table:table-cell>
          <table:table-cell table:style-name="ce3" office:value-type="float" office:value="9047" calcext:value-type="float">
            <text:p>9047</text:p>
          </table:table-cell>
          <table:table-cell table:number-columns-repeated="251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float" office:value="1320500" calcext:value-type="float">
            <text:p>1320500</text:p>
          </table:table-cell>
          <table:table-cell table:style-name="ce3" office:value-type="float" office:value="548980" calcext:value-type="float">
            <text:p>548980</text:p>
          </table:table-cell>
          <table:table-cell table:style-name="ce3" office:value-type="float" office:value="12662" calcext:value-type="float">
            <text:p>12662</text:p>
          </table:table-cell>
          <table:table-cell table:number-columns-repeated="251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float" office:value="6800" calcext:value-type="float">
            <text:p>6800</text:p>
          </table:table-cell>
          <table:table-cell table:style-name="ce3" office:value-type="float" office:value="4580000" calcext:value-type="float">
            <text:p>4580000</text:p>
          </table:table-cell>
          <table:table-cell table:style-name="ce3" office:value-type="float" office:value="21599" calcext:value-type="float">
            <text:p>21599</text:p>
          </table:table-cell>
          <table:table-cell table:number-columns-repeated="251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25700" calcext:value-type="float">
            <text:p>25700</text:p>
          </table:table-cell>
          <table:table-cell table:style-name="ce3" office:value-type="float" office:value="408170" calcext:value-type="float">
            <text:p>408170</text:p>
          </table:table-cell>
          <table:table-cell table:style-name="ce3" office:value-type="float" office:value="108695" calcext:value-type="float">
            <text:p>108695</text:p>
          </table:table-cell>
          <table:table-cell table:number-columns-repeated="251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65" calcext:value-type="float">
            <text:p>1965</text:p>
          </table:table-cell>
          <table:table-cell table:style-name="ce3" office:value-type="float" office:value="807100" calcext:value-type="float">
            <text:p>807100</text:p>
          </table:table-cell>
          <table:table-cell table:style-name="ce3" office:value-type="float" office:value="72766304" calcext:value-type="float">
            <text:p>72766304</text:p>
          </table:table-cell>
          <table:table-cell table:style-name="ce3" office:value-type="float" office:value="13049" calcext:value-type="float">
            <text:p>13049</text:p>
          </table:table-cell>
          <table:table-cell table:number-columns-repeated="251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460000" calcext:value-type="float">
            <text:p>460000</text:p>
          </table:table-cell>
          <table:table-cell table:style-name="ce3" office:value-type="float" office:value="90000" calcext:value-type="float">
            <text:p>90000</text:p>
          </table:table-cell>
          <table:table-cell table:style-name="ce3" office:value-type="float" office:value="162790" calcext:value-type="float">
            <text:p>162790</text:p>
          </table:table-cell>
          <table:table-cell table:number-columns-repeated="251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37700" calcext:value-type="float">
            <text:p>37700</text:p>
          </table:table-cell>
          <table:table-cell table:style-name="ce3" office:value-type="float" office:value="600000" calcext:value-type="float">
            <text:p>600000</text:p>
          </table:table-cell>
          <table:table-cell table:style-name="ce3" office:value-type="float" office:value="93333" calcext:value-type="float">
            <text:p>93333</text:p>
          </table:table-cell>
          <table:table-cell table:number-columns-repeated="251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700000" calcext:value-type="float">
            <text:p>700000</text:p>
          </table:table-cell>
          <table:table-cell table:style-name="ce3" office:value-type="float" office:value="197685" calcext:value-type="float">
            <text:p>197685</text:p>
          </table:table-cell>
          <table:table-cell table:number-columns-repeated="251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float" office:value="220000" calcext:value-type="float">
            <text:p>220000</text:p>
          </table:table-cell>
          <table:table-cell table:style-name="ce3" office:value-type="float" office:value="71287504" calcext:value-type="float">
            <text:p>71287504</text:p>
          </table:table-cell>
          <table:table-cell table:style-name="ce3" office:value-type="float" office:value="709126" calcext:value-type="float">
            <text:p>709126</text:p>
          </table:table-cell>
          <table:table-cell table:number-columns-repeated="251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1249000" calcext:value-type="float">
            <text:p>1249000</text:p>
          </table:table-cell>
          <table:table-cell table:style-name="ce3" office:value-type="float" office:value="156120" calcext:value-type="float">
            <text:p>156120</text:p>
          </table:table-cell>
          <table:table-cell table:style-name="ce3" office:value-type="float" office:value="9167" calcext:value-type="float">
            <text:p>9167</text:p>
          </table:table-cell>
          <table:table-cell table:number-columns-repeated="251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68" calcext:value-type="float">
            <text:p>1968</text:p>
          </table:table-cell>
          <table:table-cell table:style-name="ce3" office:value-type="float" office:value="63700" calcext:value-type="float">
            <text:p>63700</text:p>
          </table:table-cell>
          <table:table-cell table:style-name="ce3" office:value-type="float" office:value="1130000" calcext:value-type="float">
            <text:p>1130000</text:p>
          </table:table-cell>
          <table:table-cell table:style-name="ce3" office:value-type="float" office:value="14195" calcext:value-type="float">
            <text:p>14195</text:p>
          </table:table-cell>
          <table:table-cell table:number-columns-repeated="251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90" calcext:value-type="float">
            <text:p>1990</text:p>
          </table:table-cell>
          <table:table-cell table:style-name="ce3" office:value-type="float" office:value="208000" calcext:value-type="float">
            <text:p>208000</text:p>
          </table:table-cell>
          <table:table-cell table:style-name="ce3" office:value-type="float" office:value="810000" calcext:value-type="float">
            <text:p>810000</text:p>
          </table:table-cell>
          <table:table-cell table:style-name="ce3" office:value-type="float" office:value="711989" calcext:value-type="float">
            <text:p>711989</text:p>
          </table:table-cell>
          <table:table-cell table:number-columns-repeated="251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3087800" calcext:value-type="float">
            <text:p>3087800</text:p>
          </table:table-cell>
          <table:table-cell table:style-name="ce3" office:value-type="float" office:value="416253" calcext:value-type="float">
            <text:p>416253</text:p>
          </table:table-cell>
          <table:table-cell table:style-name="ce3" office:value-type="float" office:value="16912" calcext:value-type="float">
            <text:p>16912</text:p>
          </table:table-cell>
          <table:table-cell table:number-columns-repeated="251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float" office:value="1047100" calcext:value-type="float">
            <text:p>1047100</text:p>
          </table:table-cell>
          <table:table-cell table:style-name="ce3" office:value-type="float" office:value="4825500" calcext:value-type="float">
            <text:p>4825500</text:p>
          </table:table-cell>
          <table:table-cell table:style-name="ce3" office:value-type="float" office:value="8787" calcext:value-type="float">
            <text:p>8787</text:p>
          </table:table-cell>
          <table:table-cell table:number-columns-repeated="251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490000" calcext:value-type="float">
            <text:p>490000</text:p>
          </table:table-cell>
          <table:table-cell table:style-name="ce3" office:value-type="float" office:value="2142000" calcext:value-type="float">
            <text:p>2142000</text:p>
          </table:table-cell>
          <table:table-cell table:style-name="ce3" office:value-type="float" office:value="114400" calcext:value-type="float">
            <text:p>114400</text:p>
          </table:table-cell>
          <table:table-cell table:number-columns-repeated="251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float" office:value="276300" calcext:value-type="float">
            <text:p>276300</text:p>
          </table:table-cell>
          <table:table-cell table:style-name="ce3" office:value-type="float" office:value="120000" calcext:value-type="float">
            <text:p>120000</text:p>
          </table:table-cell>
          <table:table-cell table:style-name="ce3" office:value-type="float" office:value="423318" calcext:value-type="float">
            <text:p>423318</text:p>
          </table:table-cell>
          <table:table-cell table:number-columns-repeated="251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524400" calcext:value-type="float">
            <text:p>524400</text:p>
          </table:table-cell>
          <table:table-cell table:style-name="ce3" office:value-type="float" office:value="130000" calcext:value-type="float">
            <text:p>130000</text:p>
          </table:table-cell>
          <table:table-cell table:style-name="ce3" office:value-type="float" office:value="93103" calcext:value-type="float">
            <text:p>93103</text:p>
          </table:table-cell>
          <table:table-cell table:number-columns-repeated="251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64" calcext:value-type="float">
            <text:p>1964</text:p>
          </table:table-cell>
          <table:table-cell table:style-name="ce3" office:value-type="float" office:value="70000" calcext:value-type="float">
            <text:p>70000</text:p>
          </table:table-cell>
          <table:table-cell table:style-name="ce3" office:value-type="float" office:value="5389800" calcext:value-type="float">
            <text:p>5389800</text:p>
          </table:table-cell>
          <table:table-cell table:style-name="ce3" office:value-type="float" office:value="157136" calcext:value-type="float">
            <text:p>157136</text:p>
          </table:table-cell>
          <table:table-cell table:number-columns-repeated="251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2758200" calcext:value-type="float">
            <text:p>2758200</text:p>
          </table:table-cell>
          <table:table-cell table:style-name="ce3" office:value-type="float" office:value="700000" calcext:value-type="float">
            <text:p>700000</text:p>
          </table:table-cell>
          <table:table-cell table:style-name="ce3" office:value-type="float" office:value="92307" calcext:value-type="float">
            <text:p>92307</text:p>
          </table:table-cell>
          <table:table-cell table:number-columns-repeated="251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float" office:value="5760000" calcext:value-type="float">
            <text:p>5760000</text:p>
          </table:table-cell>
          <table:table-cell table:style-name="ce3" office:value-type="float" office:value="325544" calcext:value-type="float">
            <text:p>325544</text:p>
          </table:table-cell>
          <table:table-cell table:style-name="ce3" office:value-type="float" office:value="101250" calcext:value-type="float">
            <text:p>101250</text:p>
          </table:table-cell>
          <table:table-cell table:number-columns-repeated="251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90" calcext:value-type="float">
            <text:p>1990</text:p>
          </table:table-cell>
          <table:table-cell table:style-name="ce3" office:value-type="float" office:value="22641200" calcext:value-type="float">
            <text:p>22641200</text:p>
          </table:table-cell>
          <table:table-cell table:style-name="ce3" office:value-type="float" office:value="12072000" calcext:value-type="float">
            <text:p>12072000</text:p>
          </table:table-cell>
          <table:table-cell table:style-name="ce3" office:value-type="float" office:value="19750" calcext:value-type="float">
            <text:p>19750</text:p>
          </table:table-cell>
          <table:table-cell table:number-columns-repeated="251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2448900" calcext:value-type="float">
            <text:p>2448900</text:p>
          </table:table-cell>
          <table:table-cell table:style-name="ce3" office:value-type="float" office:value="4232300" calcext:value-type="float">
            <text:p>423230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51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69" calcext:value-type="float">
            <text:p>1969</text:p>
          </table:table-cell>
          <table:table-cell table:style-name="ce3" office:value-type="float" office:value="360108" calcext:value-type="float">
            <text:p>360108</text:p>
          </table:table-cell>
          <table:table-cell table:style-name="ce3" office:value-type="float" office:value="13304400" calcext:value-type="float">
            <text:p>13304400</text:p>
          </table:table-cell>
          <table:table-cell table:style-name="ce3" office:value-type="float" office:value="192050" calcext:value-type="float">
            <text:p>192050</text:p>
          </table:table-cell>
          <table:table-cell table:number-columns-repeated="251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office:value-type="float" office:value="365000" calcext:value-type="float">
            <text:p>365000</text:p>
          </table:table-cell>
          <table:table-cell table:style-name="ce3" office:value-type="float" office:value="620803" calcext:value-type="float">
            <text:p>620803</text:p>
          </table:table-cell>
          <table:table-cell table:style-name="ce3" office:value-type="float" office:value="179228" calcext:value-type="float">
            <text:p>179228</text:p>
          </table:table-cell>
          <table:table-cell table:number-columns-repeated="251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3686000" calcext:value-type="float">
            <text:p>3686000</text:p>
          </table:table-cell>
          <table:table-cell table:style-name="ce3" office:value-type="float" office:value="10686000" calcext:value-type="float">
            <text:p>10686000</text:p>
          </table:table-cell>
          <table:table-cell table:style-name="ce3" office:value-type="float" office:value="15712" calcext:value-type="float">
            <text:p>15712</text:p>
          </table:table-cell>
          <table:table-cell table:number-columns-repeated="251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72" calcext:value-type="float">
            <text:p>1972</text:p>
          </table:table-cell>
          <table:table-cell table:style-name="ce3" office:value-type="float" office:value="76000" calcext:value-type="float">
            <text:p>76000</text:p>
          </table:table-cell>
          <table:table-cell table:style-name="ce3" office:value-type="float" office:value="3912600" calcext:value-type="float">
            <text:p>3912600</text:p>
          </table:table-cell>
          <table:table-cell table:style-name="ce3" office:value-type="float" office:value="175150" calcext:value-type="float">
            <text:p>175150</text:p>
          </table:table-cell>
          <table:table-cell table:number-columns-repeated="251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float" office:value="40450" calcext:value-type="float">
            <text:p>40450</text:p>
          </table:table-cell>
          <table:table-cell table:style-name="ce3" office:value-type="float" office:value="2423800" calcext:value-type="float">
            <text:p>2423800</text:p>
          </table:table-cell>
          <table:table-cell table:style-name="ce3" office:value-type="float" office:value="13798" calcext:value-type="float">
            <text:p>13798</text:p>
          </table:table-cell>
          <table:table-cell table:number-columns-repeated="251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float" office:value="25102" calcext:value-type="float">
            <text:p>25102</text:p>
          </table:table-cell>
          <table:table-cell table:style-name="ce3" office:value-type="float" office:value="384759" calcext:value-type="float">
            <text:p>384759</text:p>
          </table:table-cell>
          <table:table-cell table:style-name="ce3" office:value-type="float" office:value="113636" calcext:value-type="float">
            <text:p>113636</text:p>
          </table:table-cell>
          <table:table-cell table:number-columns-repeated="251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float" office:value="9350" calcext:value-type="float">
            <text:p>9350</text:p>
          </table:table-cell>
          <table:table-cell table:style-name="ce3" office:value-type="float" office:value="228000" calcext:value-type="float">
            <text:p>228000</text:p>
          </table:table-cell>
          <table:table-cell table:style-name="ce3" office:value-type="float" office:value="93283" calcext:value-type="float">
            <text:p>93283</text:p>
          </table:table-cell>
          <table:table-cell table:number-columns-repeated="251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4618000" calcext:value-type="float">
            <text:p>4618000</text:p>
          </table:table-cell>
          <table:table-cell table:style-name="ce3" office:value-type="float" office:value="1220000" calcext:value-type="float">
            <text:p>1220000</text:p>
          </table:table-cell>
          <table:table-cell table:style-name="ce3" office:value-type="float" office:value="132467" calcext:value-type="float">
            <text:p>132467</text:p>
          </table:table-cell>
          <table:table-cell table:number-columns-repeated="251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float" office:value="25628" calcext:value-type="float">
            <text:p>25628</text:p>
          </table:table-cell>
          <table:table-cell table:style-name="ce3" office:value-type="float" office:value="17648100" calcext:value-type="float">
            <text:p>17648100</text:p>
          </table:table-cell>
          <table:table-cell table:style-name="ce3" office:value-type="float" office:value="24401" calcext:value-type="float">
            <text:p>24401</text:p>
          </table:table-cell>
          <table:table-cell table:number-columns-repeated="251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62" calcext:value-type="float">
            <text:p>1962</text:p>
          </table:table-cell>
          <table:table-cell table:style-name="ce3" office:value-type="float" office:value="4582000" calcext:value-type="float">
            <text:p>4582000</text:p>
          </table:table-cell>
          <table:table-cell table:style-name="ce3" office:value-type="float" office:value="21000" calcext:value-type="float">
            <text:p>21000</text:p>
          </table:table-cell>
          <table:table-cell table:style-name="ce3" office:value-type="float" office:value="253608" calcext:value-type="float">
            <text:p>253608</text:p>
          </table:table-cell>
          <table:table-cell table:number-columns-repeated="251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685200" calcext:value-type="float">
            <text:p>685200</text:p>
          </table:table-cell>
          <table:table-cell table:style-name="ce3" office:value-type="float" office:value="1070000" calcext:value-type="float">
            <text:p>1070000</text:p>
          </table:table-cell>
          <table:table-cell table:style-name="ce3" office:value-type="float" office:value="193882" calcext:value-type="float">
            <text:p>193882</text:p>
          </table:table-cell>
          <table:table-cell table:number-columns-repeated="251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float" office:value="43469800" calcext:value-type="float">
            <text:p>43469800</text:p>
          </table:table-cell>
          <table:table-cell table:style-name="ce3" office:value-type="float" office:value="240000" calcext:value-type="float">
            <text:p>240000</text:p>
          </table:table-cell>
          <table:table-cell table:style-name="ce3" office:value-type="float" office:value="15682" calcext:value-type="float">
            <text:p>15682</text:p>
          </table:table-cell>
          <table:table-cell table:number-columns-repeated="251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float" office:value="7343400" calcext:value-type="float">
            <text:p>7343400</text:p>
          </table:table-cell>
          <table:table-cell table:style-name="ce3" office:value-type="float" office:value="18843300" calcext:value-type="float">
            <text:p>18843300</text:p>
          </table:table-cell>
          <table:table-cell table:style-name="ce3" office:value-type="float" office:value="26163" calcext:value-type="float">
            <text:p>26163</text:p>
          </table:table-cell>
          <table:table-cell table:number-columns-repeated="251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62" calcext:value-type="float">
            <text:p>1962</text:p>
          </table:table-cell>
          <table:table-cell table:style-name="ce3" office:value-type="float" office:value="1771200" calcext:value-type="float">
            <text:p>1771200</text:p>
          </table:table-cell>
          <table:table-cell table:style-name="ce3" office:value-type="float" office:value="22488400" calcext:value-type="float">
            <text:p>22488400</text:p>
          </table:table-cell>
          <table:table-cell table:style-name="ce3" office:value-type="float" office:value="19565" calcext:value-type="float">
            <text:p>19565</text:p>
          </table:table-cell>
          <table:table-cell table:number-columns-repeated="251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473300" calcext:value-type="float">
            <text:p>473300</text:p>
          </table:table-cell>
          <table:table-cell table:style-name="ce3" office:value-type="float" office:value="14770800" calcext:value-type="float">
            <text:p>14770800</text:p>
          </table:table-cell>
          <table:table-cell table:style-name="ce3" office:value-type="float" office:value="24114" calcext:value-type="float">
            <text:p>24114</text:p>
          </table:table-cell>
          <table:table-cell table:number-columns-repeated="251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float" office:value="2047000" calcext:value-type="float">
            <text:p>2047000</text:p>
          </table:table-cell>
          <table:table-cell table:style-name="ce3" office:value-type="float" office:value="2293000" calcext:value-type="float">
            <text:p>2293000</text:p>
          </table:table-cell>
          <table:table-cell table:style-name="ce3" office:value-type="float" office:value="32857" calcext:value-type="float">
            <text:p>32857</text:p>
          </table:table-cell>
          <table:table-cell table:number-columns-repeated="251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float" office:value="2615000" calcext:value-type="float">
            <text:p>2615000</text:p>
          </table:table-cell>
          <table:table-cell table:style-name="ce3" office:value-type="float" office:value="4807200" calcext:value-type="float">
            <text:p>4807200</text:p>
          </table:table-cell>
          <table:table-cell table:style-name="ce3" office:value-type="float" office:value="26187" calcext:value-type="float">
            <text:p>26187</text:p>
          </table:table-cell>
          <table:table-cell table:number-columns-repeated="251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68" calcext:value-type="float">
            <text:p>1968</text:p>
          </table:table-cell>
          <table:table-cell table:style-name="ce3" office:value-type="float" office:value="19463600" calcext:value-type="float">
            <text:p>19463600</text:p>
          </table:table-cell>
          <table:table-cell table:style-name="ce3" office:value-type="float" office:value="11393000" calcext:value-type="float">
            <text:p>11393000</text:p>
          </table:table-cell>
          <table:table-cell table:style-name="ce3" office:value-type="float" office:value="16406" calcext:value-type="float">
            <text:p>16406</text:p>
          </table:table-cell>
          <table:table-cell table:number-columns-repeated="251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13800" calcext:value-type="float">
            <text:p>13800</text:p>
          </table:table-cell>
          <table:table-cell table:style-name="ce3" office:value-type="float" office:value="36312608" calcext:value-type="float">
            <text:p>36312608</text:p>
          </table:table-cell>
          <table:table-cell table:style-name="ce3" office:value-type="float" office:value="242312" calcext:value-type="float">
            <text:p>242312</text:p>
          </table:table-cell>
          <table:table-cell table:number-columns-repeated="251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float" office:value="53520" calcext:value-type="float">
            <text:p>5352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51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82" calcext:value-type="float">
            <text:p>1982</text:p>
          </table:table-cell>
          <table:table-cell table:style-name="ce3" office:value-type="float" office:value="193000" calcext:value-type="float">
            <text:p>193000</text:p>
          </table:table-cell>
          <table:table-cell table:style-name="ce3" office:value-type="float" office:value="82440" calcext:value-type="float">
            <text:p>82440</text:p>
          </table:table-cell>
          <table:table-cell table:style-name="ce3" office:value-type="float" office:value="25832" calcext:value-type="float">
            <text:p>25832</text:p>
          </table:table-cell>
          <table:table-cell table:number-columns-repeated="251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414300" calcext:value-type="float">
            <text:p>414300</text:p>
          </table:table-cell>
          <table:table-cell table:style-name="ce3" office:value-type="float" office:value="9361800" calcext:value-type="float">
            <text:p>9361800</text:p>
          </table:table-cell>
          <table:table-cell table:style-name="ce3" office:value-type="float" office:value="115731" calcext:value-type="float">
            <text:p>115731</text:p>
          </table:table-cell>
          <table:table-cell table:number-columns-repeated="251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75000" calcext:value-type="float">
            <text:p>75000</text:p>
          </table:table-cell>
          <table:table-cell table:style-name="ce3" office:value-type="float" office:value="780000" calcext:value-type="float">
            <text:p>780000</text:p>
          </table:table-cell>
          <table:table-cell table:style-name="ce3" office:value-type="float" office:value="33656" calcext:value-type="float">
            <text:p>33656</text:p>
          </table:table-cell>
          <table:table-cell table:number-columns-repeated="251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float" office:value="25650" calcext:value-type="float">
            <text:p>25650</text:p>
          </table:table-cell>
          <table:table-cell table:style-name="ce3" office:value-type="float" office:value="840000" calcext:value-type="float">
            <text:p>840000</text:p>
          </table:table-cell>
          <table:table-cell table:style-name="ce3" office:value-type="float" office:value="18216" calcext:value-type="float">
            <text:p>18216</text:p>
          </table:table-cell>
          <table:table-cell table:number-columns-repeated="251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2610200" calcext:value-type="float">
            <text:p>2610200</text:p>
          </table:table-cell>
          <table:table-cell table:style-name="ce3" office:value-type="float" office:value="140000" calcext:value-type="float">
            <text:p>140000</text:p>
          </table:table-cell>
          <table:table-cell table:style-name="ce3" office:value-type="float" office:value="135555" calcext:value-type="float">
            <text:p>135555</text:p>
          </table:table-cell>
          <table:table-cell table:number-columns-repeated="251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72" calcext:value-type="float">
            <text:p>1972</text:p>
          </table:table-cell>
          <table:table-cell table:style-name="ce3" office:value-type="float" office:value="521000" calcext:value-type="float">
            <text:p>521000</text:p>
          </table:table-cell>
          <table:table-cell table:style-name="ce3" office:value-type="float" office:value="1300000" calcext:value-type="float">
            <text:p>1300000</text:p>
          </table:table-cell>
          <table:table-cell table:style-name="ce3" office:value-type="float" office:value="95522" calcext:value-type="float">
            <text:p>95522</text:p>
          </table:table-cell>
          <table:table-cell table:number-columns-repeated="251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415000" calcext:value-type="float">
            <text:p>415000</text:p>
          </table:table-cell>
          <table:table-cell table:style-name="ce3" office:value-type="float" office:value="874000" calcext:value-type="float">
            <text:p>874000</text:p>
          </table:table-cell>
          <table:table-cell table:style-name="ce3" office:value-type="float" office:value="16599" calcext:value-type="float">
            <text:p>16599</text:p>
          </table:table-cell>
          <table:table-cell table:number-columns-repeated="251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office:value-type="float" office:value="5862200" calcext:value-type="float">
            <text:p>5862200</text:p>
          </table:table-cell>
          <table:table-cell table:style-name="ce3" office:value-type="float" office:value="3274100" calcext:value-type="float">
            <text:p>3274100</text:p>
          </table:table-cell>
          <table:table-cell table:style-name="ce3" office:value-type="float" office:value="189758" calcext:value-type="float">
            <text:p>189758</text:p>
          </table:table-cell>
          <table:table-cell table:number-columns-repeated="251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80000" calcext:value-type="float">
            <text:p>80000</text:p>
          </table:table-cell>
          <table:table-cell table:style-name="ce3" office:value-type="float" office:value="5973300" calcext:value-type="float">
            <text:p>5973300</text:p>
          </table:table-cell>
          <table:table-cell table:style-name="ce3" office:value-type="float" office:value="13472" calcext:value-type="float">
            <text:p>13472</text:p>
          </table:table-cell>
          <table:table-cell table:number-columns-repeated="251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float" office:value="42592500" calcext:value-type="float">
            <text:p>42592500</text:p>
          </table:table-cell>
          <table:table-cell table:style-name="ce3" office:value-type="float" office:value="144288896" calcext:value-type="float">
            <text:p>144288896</text:p>
          </table:table-cell>
          <table:table-cell table:style-name="ce3" office:value-type="float" office:value="19000" calcext:value-type="float">
            <text:p>19000</text:p>
          </table:table-cell>
          <table:table-cell table:number-columns-repeated="251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378447" calcext:value-type="float">
            <text:p>378447</text:p>
          </table:table-cell>
          <table:table-cell table:style-name="ce3" office:value-type="float" office:value="2292700" calcext:value-type="float">
            <text:p>2292700</text:p>
          </table:table-cell>
          <table:table-cell table:style-name="ce3" office:value-type="float" office:value="166666" calcext:value-type="float">
            <text:p>166666</text:p>
          </table:table-cell>
          <table:table-cell table:number-columns-repeated="251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office:value-type="float" office:value="60580" calcext:value-type="float">
            <text:p>60580</text:p>
          </table:table-cell>
          <table:table-cell table:style-name="ce3" office:value-type="float" office:value="72960" calcext:value-type="float">
            <text:p>72960</text:p>
          </table:table-cell>
          <table:table-cell table:style-name="ce3" office:value-type="float" office:value="13763" calcext:value-type="float">
            <text:p>13763</text:p>
          </table:table-cell>
          <table:table-cell table:number-columns-repeated="251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69" calcext:value-type="float">
            <text:p>1969</text:p>
          </table:table-cell>
          <table:table-cell table:style-name="ce3" office:value-type="float" office:value="10230" calcext:value-type="float">
            <text:p>10230</text:p>
          </table:table-cell>
          <table:table-cell table:style-name="ce3" office:value-type="float" office:value="237088400" calcext:value-type="float">
            <text:p>237088400</text:p>
          </table:table-cell>
          <table:table-cell table:style-name="ce3" office:value-type="float" office:value="88208" calcext:value-type="float">
            <text:p>88208</text:p>
          </table:table-cell>
          <table:table-cell table:number-columns-repeated="251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732000" calcext:value-type="float">
            <text:p>732000</text:p>
          </table:table-cell>
          <table:table-cell table:style-name="ce3" office:value-type="float" office:value="12740300" calcext:value-type="float">
            <text:p>12740300</text:p>
          </table:table-cell>
          <table:table-cell table:style-name="ce3" office:value-type="float" office:value="114602" calcext:value-type="float">
            <text:p>114602</text:p>
          </table:table-cell>
          <table:table-cell table:number-columns-repeated="251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56180" calcext:value-type="float">
            <text:p>56180</text:p>
          </table:table-cell>
          <table:table-cell table:style-name="ce3" office:value-type="float" office:value="94170" calcext:value-type="float">
            <text:p>94170</text:p>
          </table:table-cell>
          <table:table-cell table:style-name="ce3" office:value-type="float" office:value="195972" calcext:value-type="float">
            <text:p>195972</text:p>
          </table:table-cell>
          <table:table-cell table:number-columns-repeated="251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57059" calcext:value-type="float">
            <text:p>57059</text:p>
          </table:table-cell>
          <table:table-cell table:style-name="ce3" office:value-type="float" office:value="139900000" calcext:value-type="float">
            <text:p>139900000</text:p>
          </table:table-cell>
          <table:table-cell table:style-name="ce3" office:value-type="float" office:value="99652" calcext:value-type="float">
            <text:p>99652</text:p>
          </table:table-cell>
          <table:table-cell table:number-columns-repeated="251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724500" calcext:value-type="float">
            <text:p>724500</text:p>
          </table:table-cell>
          <table:table-cell table:style-name="ce3" office:value-type="float" office:value="7306000" calcext:value-type="float">
            <text:p>7306000</text:p>
          </table:table-cell>
          <table:table-cell table:style-name="ce3" office:value-type="float" office:value="235136" calcext:value-type="float">
            <text:p>235136</text:p>
          </table:table-cell>
          <table:table-cell table:number-columns-repeated="251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float" office:value="45661" calcext:value-type="float">
            <text:p>45661</text:p>
          </table:table-cell>
          <table:table-cell table:style-name="ce3" office:value-type="float" office:value="110310608" calcext:value-type="float">
            <text:p>110310608</text:p>
          </table:table-cell>
          <table:table-cell table:style-name="ce3" office:value-type="float" office:value="134285" calcext:value-type="float">
            <text:p>134285</text:p>
          </table:table-cell>
          <table:table-cell table:number-columns-repeated="251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57800" calcext:value-type="float">
            <text:p>57800</text:p>
          </table:table-cell>
          <table:table-cell table:style-name="ce3" office:value-type="float" office:value="1800000" calcext:value-type="float">
            <text:p>1800000</text:p>
          </table:table-cell>
          <table:table-cell table:style-name="ce3" office:value-type="float" office:value="90112" calcext:value-type="float">
            <text:p>90112</text:p>
          </table:table-cell>
          <table:table-cell table:number-columns-repeated="251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85200" calcext:value-type="float">
            <text:p>28520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office:value-type="float" office:value="12790" calcext:value-type="float">
            <text:p>12790</text:p>
          </table:table-cell>
          <table:table-cell table:number-columns-repeated="251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float" office:value="5904300" calcext:value-type="float">
            <text:p>5904300</text:p>
          </table:table-cell>
          <table:table-cell table:style-name="ce3" office:value-type="float" office:value="2038000" calcext:value-type="float">
            <text:p>2038000</text:p>
          </table:table-cell>
          <table:table-cell table:style-name="ce3" office:value-type="float" office:value="13631" calcext:value-type="float">
            <text:p>13631</text:p>
          </table:table-cell>
          <table:table-cell table:number-columns-repeated="251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72" calcext:value-type="float">
            <text:p>1972</text:p>
          </table:table-cell>
          <table:table-cell table:style-name="ce3" office:value-type="float" office:value="245800" calcext:value-type="float">
            <text:p>245800</text:p>
          </table:table-cell>
          <table:table-cell table:style-name="ce3" office:value-type="float" office:value="151000" calcext:value-type="float">
            <text:p>151000</text:p>
          </table:table-cell>
          <table:table-cell table:style-name="ce3" office:value-type="float" office:value="161607" calcext:value-type="float">
            <text:p>161607</text:p>
          </table:table-cell>
          <table:table-cell table:number-columns-repeated="251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float" office:value="25195700" calcext:value-type="float">
            <text:p>25195700</text:p>
          </table:table-cell>
          <table:table-cell table:style-name="ce3" office:value-type="float" office:value="110000" calcext:value-type="float">
            <text:p>110000</text:p>
          </table:table-cell>
          <table:table-cell table:style-name="ce3" office:value-type="float" office:value="8874" calcext:value-type="float">
            <text:p>8874</text:p>
          </table:table-cell>
          <table:table-cell table:number-columns-repeated="251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270000" calcext:value-type="float">
            <text:p>270000</text:p>
          </table:table-cell>
          <table:table-cell table:style-name="ce3" office:value-type="float" office:value="1555900" calcext:value-type="float">
            <text:p>1555900</text:p>
          </table:table-cell>
          <table:table-cell table:style-name="ce3" office:value-type="float" office:value="212000" calcext:value-type="float">
            <text:p>212000</text:p>
          </table:table-cell>
          <table:table-cell table:number-columns-repeated="251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22000" calcext:value-type="float">
            <text:p>22000</text:p>
          </table:table-cell>
          <table:table-cell table:style-name="ce3" office:value-type="float" office:value="4221300" calcext:value-type="float">
            <text:p>4221300</text:p>
          </table:table-cell>
          <table:table-cell table:style-name="ce3" office:value-type="float" office:value="173001" calcext:value-type="float">
            <text:p>173001</text:p>
          </table:table-cell>
          <table:table-cell table:number-columns-repeated="251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12180" calcext:value-type="float">
            <text:p>12180</text:p>
          </table:table-cell>
          <table:table-cell table:style-name="ce3" office:value-type="float" office:value="671820" calcext:value-type="float">
            <text:p>671820</text:p>
          </table:table-cell>
          <table:table-cell table:style-name="ce3" office:value-type="float" office:value="15067" calcext:value-type="float">
            <text:p>15067</text:p>
          </table:table-cell>
          <table:table-cell table:number-columns-repeated="251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7856000" calcext:value-type="float">
            <text:p>7856000</text:p>
          </table:table-cell>
          <table:table-cell table:style-name="ce3" office:value-type="float" office:value="930000" calcext:value-type="float">
            <text:p>930000</text:p>
          </table:table-cell>
          <table:table-cell table:style-name="ce3" office:value-type="float" office:value="26124" calcext:value-type="float">
            <text:p>26124</text:p>
          </table:table-cell>
          <table:table-cell table:number-columns-repeated="251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8700" calcext:value-type="float">
            <text:p>8700</text:p>
          </table:table-cell>
          <table:table-cell table:style-name="ce3" office:value-type="float" office:value="121310" calcext:value-type="float">
            <text:p>121310</text:p>
          </table:table-cell>
          <table:table-cell table:style-name="ce3" office:value-type="float" office:value="33072" calcext:value-type="float">
            <text:p>33072</text:p>
          </table:table-cell>
          <table:table-cell table:number-columns-repeated="251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90" calcext:value-type="float">
            <text:p>1990</text:p>
          </table:table-cell>
          <table:table-cell table:style-name="ce3" office:value-type="float" office:value="373747" calcext:value-type="float">
            <text:p>373747</text:p>
          </table:table-cell>
          <table:table-cell table:style-name="ce3" office:value-type="float" office:value="237020" calcext:value-type="float">
            <text:p>237020</text:p>
          </table:table-cell>
          <table:table-cell table:style-name="ce3" office:value-type="float" office:value="100370" calcext:value-type="float">
            <text:p>100370</text:p>
          </table:table-cell>
          <table:table-cell table:number-columns-repeated="251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646000" calcext:value-type="float">
            <text:p>646000</text:p>
          </table:table-cell>
          <table:table-cell table:style-name="ce3" office:value-type="float" office:value="248129" calcext:value-type="float">
            <text:p>248129</text:p>
          </table:table-cell>
          <table:table-cell table:style-name="ce3" office:value-type="float" office:value="15704" calcext:value-type="float">
            <text:p>15704</text:p>
          </table:table-cell>
          <table:table-cell table:number-columns-repeated="251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51549" calcext:value-type="float">
            <text:p>51549</text:p>
          </table:table-cell>
          <table:table-cell table:style-name="ce3" office:value-type="float" office:value="2719000" calcext:value-type="float">
            <text:p>2719000</text:p>
          </table:table-cell>
          <table:table-cell table:style-name="ce3" office:value-type="float" office:value="17109" calcext:value-type="float">
            <text:p>17109</text:p>
          </table:table-cell>
          <table:table-cell table:number-columns-repeated="251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399929" calcext:value-type="float">
            <text:p>399929</text:p>
          </table:table-cell>
          <table:table-cell table:style-name="ce3" office:value-type="float" office:value="540000" calcext:value-type="float">
            <text:p>540000</text:p>
          </table:table-cell>
          <table:table-cell table:style-name="ce3" office:value-type="float" office:value="27080" calcext:value-type="float">
            <text:p>27080</text:p>
          </table:table-cell>
          <table:table-cell table:number-columns-repeated="251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915600" calcext:value-type="float">
            <text:p>915600</text:p>
          </table:table-cell>
          <table:table-cell table:style-name="ce3" office:value-type="float" office:value="23832496" calcext:value-type="float">
            <text:p>23832496</text:p>
          </table:table-cell>
          <table:table-cell table:style-name="ce3" office:value-type="float" office:value="89457" calcext:value-type="float">
            <text:p>89457</text:p>
          </table:table-cell>
          <table:table-cell table:number-columns-repeated="251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5962500" calcext:value-type="float">
            <text:p>5962500</text:p>
          </table:table-cell>
          <table:table-cell table:style-name="ce3" office:value-type="float" office:value="8523000" calcext:value-type="float">
            <text:p>8523000</text:p>
          </table:table-cell>
          <table:table-cell table:style-name="ce3" office:value-type="float" office:value="160714" calcext:value-type="float">
            <text:p>160714</text:p>
          </table:table-cell>
          <table:table-cell table:number-columns-repeated="251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67" calcext:value-type="float">
            <text:p>1967</text:p>
          </table:table-cell>
          <table:table-cell table:style-name="ce3" office:value-type="float" office:value="411700" calcext:value-type="float">
            <text:p>411700</text:p>
          </table:table-cell>
          <table:table-cell table:style-name="ce3" office:value-type="float" office:value="8270000" calcext:value-type="float">
            <text:p>8270000</text:p>
          </table:table-cell>
          <table:table-cell table:style-name="ce3" office:value-type="float" office:value="11687" calcext:value-type="float">
            <text:p>11687</text:p>
          </table:table-cell>
          <table:table-cell table:number-columns-repeated="251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float" office:value="301800" calcext:value-type="float">
            <text:p>301800</text:p>
          </table:table-cell>
          <table:table-cell table:style-name="ce3" office:value-type="float" office:value="123990000" calcext:value-type="float">
            <text:p>123990000</text:p>
          </table:table-cell>
          <table:table-cell table:style-name="ce3" office:value-type="float" office:value="86666" calcext:value-type="float">
            <text:p>86666</text:p>
          </table:table-cell>
          <table:table-cell table:number-columns-repeated="251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float" office:value="5915100" calcext:value-type="float">
            <text:p>5915100</text:p>
          </table:table-cell>
          <table:table-cell table:style-name="ce3" office:value-type="float" office:value="643100" calcext:value-type="float">
            <text:p>643100</text:p>
          </table:table-cell>
          <table:table-cell table:style-name="ce3" office:value-type="float" office:value="87500" calcext:value-type="float">
            <text:p>87500</text:p>
          </table:table-cell>
          <table:table-cell table:number-columns-repeated="251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92" calcext:value-type="float">
            <text:p>1992</text:p>
          </table:table-cell>
          <table:table-cell table:style-name="ce3" office:value-type="float" office:value="429000" calcext:value-type="float">
            <text:p>429000</text:p>
          </table:table-cell>
          <table:table-cell table:style-name="ce3" office:value-type="float" office:value="560732" calcext:value-type="float">
            <text:p>560732</text:p>
          </table:table-cell>
          <table:table-cell table:style-name="ce3" office:value-type="float" office:value="10898" calcext:value-type="float">
            <text:p>10898</text:p>
          </table:table-cell>
          <table:table-cell table:number-columns-repeated="251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63" calcext:value-type="float">
            <text:p>1963</text:p>
          </table:table-cell>
          <table:table-cell table:style-name="ce3" office:value-type="float" office:value="502800" calcext:value-type="float">
            <text:p>502800</text:p>
          </table:table-cell>
          <table:table-cell table:style-name="ce3" office:value-type="float" office:value="580000" calcext:value-type="float">
            <text:p>580000</text:p>
          </table:table-cell>
          <table:table-cell table:style-name="ce3" office:value-type="float" office:value="9022" calcext:value-type="float">
            <text:p>9022</text:p>
          </table:table-cell>
          <table:table-cell table:number-columns-repeated="251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1221900" calcext:value-type="float">
            <text:p>1221900</text:p>
          </table:table-cell>
          <table:table-cell table:style-name="ce3" office:value-type="float" office:value="280000" calcext:value-type="float">
            <text:p>280000</text:p>
          </table:table-cell>
          <table:table-cell table:style-name="ce3" office:value-type="float" office:value="9954" calcext:value-type="float">
            <text:p>9954</text:p>
          </table:table-cell>
          <table:table-cell table:number-columns-repeated="251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5560900" calcext:value-type="float">
            <text:p>5560900</text:p>
          </table:table-cell>
          <table:table-cell table:style-name="ce3" office:value-type="float" office:value="204680" calcext:value-type="float">
            <text:p>204680</text:p>
          </table:table-cell>
          <table:table-cell table:style-name="ce3" office:value-type="float" office:value="9130" calcext:value-type="float">
            <text:p>9130</text:p>
          </table:table-cell>
          <table:table-cell table:number-columns-repeated="251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68" calcext:value-type="float">
            <text:p>1968</text:p>
          </table:table-cell>
          <table:table-cell table:style-name="ce3" office:value-type="float" office:value="5715800" calcext:value-type="float">
            <text:p>5715800</text:p>
          </table:table-cell>
          <table:table-cell table:style-name="ce3" office:value-type="float" office:value="1297600" calcext:value-type="float">
            <text:p>1297600</text:p>
          </table:table-cell>
          <table:table-cell table:style-name="ce3" office:value-type="float" office:value="163130" calcext:value-type="float">
            <text:p>163130</text:p>
          </table:table-cell>
          <table:table-cell table:number-columns-repeated="251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float" office:value="48960" calcext:value-type="float">
            <text:p>48960</text:p>
          </table:table-cell>
          <table:table-cell table:style-name="ce3" office:value-type="float" office:value="7853100" calcext:value-type="float">
            <text:p>7853100</text:p>
          </table:table-cell>
          <table:table-cell table:style-name="ce3" office:value-type="float" office:value="87500" calcext:value-type="float">
            <text:p>87500</text:p>
          </table:table-cell>
          <table:table-cell table:number-columns-repeated="251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office:value-type="float" office:value="1081100" calcext:value-type="float">
            <text:p>1081100</text:p>
          </table:table-cell>
          <table:table-cell table:style-name="ce3" office:value-type="float" office:value="6225400" calcext:value-type="float">
            <text:p>6225400</text:p>
          </table:table-cell>
          <table:table-cell table:style-name="ce3" office:value-type="float" office:value="16806" calcext:value-type="float">
            <text:p>16806</text:p>
          </table:table-cell>
          <table:table-cell table:number-columns-repeated="251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4150000" calcext:value-type="float">
            <text:p>4150000</text:p>
          </table:table-cell>
          <table:table-cell table:style-name="ce3" office:value-type="float" office:value="2716300" calcext:value-type="float">
            <text:p>2716300</text:p>
          </table:table-cell>
          <table:table-cell table:style-name="ce3" office:value-type="float" office:value="15483" calcext:value-type="float">
            <text:p>15483</text:p>
          </table:table-cell>
          <table:table-cell table:number-columns-repeated="251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65" calcext:value-type="float">
            <text:p>1965</text:p>
          </table:table-cell>
          <table:table-cell table:style-name="ce3" office:value-type="float" office:value="2455300" calcext:value-type="float">
            <text:p>2455300</text:p>
          </table:table-cell>
          <table:table-cell table:style-name="ce3" office:value-type="float" office:value="10769000" calcext:value-type="float">
            <text:p>10769000</text:p>
          </table:table-cell>
          <table:table-cell table:style-name="ce3" office:value-type="float" office:value="7299" calcext:value-type="float">
            <text:p>7299</text:p>
          </table:table-cell>
          <table:table-cell table:number-columns-repeated="251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67" calcext:value-type="float">
            <text:p>1967</text:p>
          </table:table-cell>
          <table:table-cell table:style-name="ce3" office:value-type="float" office:value="36800" calcext:value-type="float">
            <text:p>36800</text:p>
          </table:table-cell>
          <table:table-cell table:style-name="ce3" office:value-type="float" office:value="2379100" calcext:value-type="float">
            <text:p>2379100</text:p>
          </table:table-cell>
          <table:table-cell table:style-name="ce3" office:value-type="float" office:value="21210" calcext:value-type="float">
            <text:p>21210</text:p>
          </table:table-cell>
          <table:table-cell table:number-columns-repeated="251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35000" calcext:value-type="float">
            <text:p>35000</text:p>
          </table:table-cell>
          <table:table-cell table:style-name="ce3" office:value-type="float" office:value="23905300" calcext:value-type="float">
            <text:p>23905300</text:p>
          </table:table-cell>
          <table:table-cell table:style-name="ce3" office:value-type="float" office:value="11390" calcext:value-type="float">
            <text:p>11390</text:p>
          </table:table-cell>
          <table:table-cell table:number-columns-repeated="251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69" calcext:value-type="float">
            <text:p>1969</text:p>
          </table:table-cell>
          <table:table-cell table:style-name="ce3" office:value-type="float" office:value="431000" calcext:value-type="float">
            <text:p>431000</text:p>
          </table:table-cell>
          <table:table-cell table:style-name="ce3" office:value-type="float" office:value="2311200" calcext:value-type="float">
            <text:p>2311200</text:p>
          </table:table-cell>
          <table:table-cell table:style-name="ce3" office:value-type="float" office:value="14115" calcext:value-type="float">
            <text:p>14115</text:p>
          </table:table-cell>
          <table:table-cell table:number-columns-repeated="251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office:value-type="float" office:value="6321000" calcext:value-type="float">
            <text:p>6321000</text:p>
          </table:table-cell>
          <table:table-cell table:style-name="ce3" office:value-type="float" office:value="189505600" calcext:value-type="float">
            <text:p>189505600</text:p>
          </table:table-cell>
          <table:table-cell table:style-name="ce3" office:value-type="float" office:value="8507" calcext:value-type="float">
            <text:p>8507</text:p>
          </table:table-cell>
          <table:table-cell table:number-columns-repeated="251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3420000" calcext:value-type="float">
            <text:p>3420000</text:p>
          </table:table-cell>
          <table:table-cell table:style-name="ce3" office:value-type="float" office:value="174076000" calcext:value-type="float">
            <text:p>174076000</text:p>
          </table:table-cell>
          <table:table-cell table:style-name="ce3" office:value-type="float" office:value="115000" calcext:value-type="float">
            <text:p>115000</text:p>
          </table:table-cell>
          <table:table-cell table:number-columns-repeated="251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21000" calcext:value-type="float">
            <text:p>21000</text:p>
          </table:table-cell>
          <table:table-cell table:style-name="ce3" office:value-type="float" office:value="171200" calcext:value-type="float">
            <text:p>171200</text:p>
          </table:table-cell>
          <table:table-cell table:style-name="ce3" office:value-type="float" office:value="18496" calcext:value-type="float">
            <text:p>18496</text:p>
          </table:table-cell>
          <table:table-cell table:number-columns-repeated="251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float" office:value="13422000" calcext:value-type="float">
            <text:p>13422000</text:p>
          </table:table-cell>
          <table:table-cell table:style-name="ce3" office:value-type="float" office:value="4560900" calcext:value-type="float">
            <text:p>4560900</text:p>
          </table:table-cell>
          <table:table-cell table:style-name="ce3" office:value-type="float" office:value="161971" calcext:value-type="float">
            <text:p>161971</text:p>
          </table:table-cell>
          <table:table-cell table:number-columns-repeated="251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82" calcext:value-type="float">
            <text:p>1982</text:p>
          </table:table-cell>
          <table:table-cell table:style-name="ce3" office:value-type="float" office:value="438000" calcext:value-type="float">
            <text:p>438000</text:p>
          </table:table-cell>
          <table:table-cell table:style-name="ce3" office:value-type="float" office:value="9534000" calcext:value-type="float">
            <text:p>9534000</text:p>
          </table:table-cell>
          <table:table-cell table:style-name="ce3" office:value-type="float" office:value="409959" calcext:value-type="float">
            <text:p>409959</text:p>
          </table:table-cell>
          <table:table-cell table:number-columns-repeated="251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float" office:value="26870" calcext:value-type="float">
            <text:p>26870</text:p>
          </table:table-cell>
          <table:table-cell table:style-name="ce3" office:value-type="float" office:value="230000" calcext:value-type="float">
            <text:p>230000</text:p>
          </table:table-cell>
          <table:table-cell table:style-name="ce3" office:value-type="float" office:value="143265" calcext:value-type="float">
            <text:p>143265</text:p>
          </table:table-cell>
          <table:table-cell table:number-columns-repeated="251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float" office:value="34010" calcext:value-type="float">
            <text:p>34010</text:p>
          </table:table-cell>
          <table:table-cell table:style-name="ce3" office:value-type="float" office:value="2040000" calcext:value-type="float">
            <text:p>2040000</text:p>
          </table:table-cell>
          <table:table-cell table:style-name="ce3" office:value-type="float" office:value="150545" calcext:value-type="float">
            <text:p>150545</text:p>
          </table:table-cell>
          <table:table-cell table:number-columns-repeated="251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5979000" calcext:value-type="float">
            <text:p>5979000</text:p>
          </table:table-cell>
          <table:table-cell table:style-name="ce3" office:value-type="float" office:value="297200000" calcext:value-type="float">
            <text:p>297200000</text:p>
          </table:table-cell>
          <table:table-cell table:style-name="ce3" office:value-type="float" office:value="177062" calcext:value-type="float">
            <text:p>177062</text:p>
          </table:table-cell>
          <table:table-cell table:number-columns-repeated="251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80000" calcext:value-type="float">
            <text:p>80000</text:p>
          </table:table-cell>
          <table:table-cell table:style-name="ce3" office:value-type="float" office:value="14709900" calcext:value-type="float">
            <text:p>14709900</text:p>
          </table:table-cell>
          <table:table-cell table:style-name="ce3" office:value-type="float" office:value="173076" calcext:value-type="float">
            <text:p>173076</text:p>
          </table:table-cell>
          <table:table-cell table:number-columns-repeated="251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float" office:value="2762200" calcext:value-type="float">
            <text:p>2762200</text:p>
          </table:table-cell>
          <table:table-cell table:style-name="ce3" office:value-type="float" office:value="1944800" calcext:value-type="float">
            <text:p>1944800</text:p>
          </table:table-cell>
          <table:table-cell table:style-name="ce3" office:value-type="float" office:value="7929" calcext:value-type="float">
            <text:p>7929</text:p>
          </table:table-cell>
          <table:table-cell table:number-columns-repeated="251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3570000" calcext:value-type="float">
            <text:p>13570000</text:p>
          </table:table-cell>
          <table:table-cell table:style-name="ce3" office:value-type="float" office:value="14172000" calcext:value-type="float">
            <text:p>14172000</text:p>
          </table:table-cell>
          <table:table-cell table:style-name="ce3" office:value-type="float" office:value="21485" calcext:value-type="float">
            <text:p>21485</text:p>
          </table:table-cell>
          <table:table-cell table:number-columns-repeated="251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64" calcext:value-type="float">
            <text:p>1964</text:p>
          </table:table-cell>
          <table:table-cell table:style-name="ce3" office:value-type="float" office:value="260000" calcext:value-type="float">
            <text:p>260000</text:p>
          </table:table-cell>
          <table:table-cell table:style-name="ce3" office:value-type="float" office:value="442900" calcext:value-type="float">
            <text:p>442900</text:p>
          </table:table-cell>
          <table:table-cell table:style-name="ce3" office:value-type="float" office:value="196697" calcext:value-type="float">
            <text:p>196697</text:p>
          </table:table-cell>
          <table:table-cell table:number-columns-repeated="251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68" calcext:value-type="float">
            <text:p>1968</text:p>
          </table:table-cell>
          <table:table-cell table:style-name="ce3" office:value-type="float" office:value="87500" calcext:value-type="float">
            <text:p>87500</text:p>
          </table:table-cell>
          <table:table-cell table:style-name="ce3" office:value-type="float" office:value="2710000" calcext:value-type="float">
            <text:p>2710000</text:p>
          </table:table-cell>
          <table:table-cell table:style-name="ce3" office:value-type="float" office:value="673678" calcext:value-type="float">
            <text:p>673678</text:p>
          </table:table-cell>
          <table:table-cell table:number-columns-repeated="251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67000" calcext:value-type="float">
            <text:p>67000</text:p>
          </table:table-cell>
          <table:table-cell table:style-name="ce3" office:value-type="float" office:value="4312000" calcext:value-type="float">
            <text:p>4312000</text:p>
          </table:table-cell>
          <table:table-cell table:style-name="ce3" office:value-type="float" office:value="12589" calcext:value-type="float">
            <text:p>12589</text:p>
          </table:table-cell>
          <table:table-cell table:number-columns-repeated="251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72" calcext:value-type="float">
            <text:p>1972</text:p>
          </table:table-cell>
          <table:table-cell table:style-name="ce3" office:value-type="float" office:value="4201100" calcext:value-type="float">
            <text:p>4201100</text:p>
          </table:table-cell>
          <table:table-cell table:style-name="ce3" office:value-type="float" office:value="13160200" calcext:value-type="float">
            <text:p>13160200</text:p>
          </table:table-cell>
          <table:table-cell table:style-name="ce3" office:value-type="float" office:value="150731" calcext:value-type="float">
            <text:p>150731</text:p>
          </table:table-cell>
          <table:table-cell table:number-columns-repeated="251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64" calcext:value-type="float">
            <text:p>1964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14137300" calcext:value-type="float">
            <text:p>14137300</text:p>
          </table:table-cell>
          <table:table-cell table:style-name="ce3" office:value-type="float" office:value="9647" calcext:value-type="float">
            <text:p>9647</text:p>
          </table:table-cell>
          <table:table-cell table:number-columns-repeated="251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float" office:value="80000" calcext:value-type="float">
            <text:p>80000</text:p>
          </table:table-cell>
          <table:table-cell table:style-name="ce3" office:value-type="float" office:value="18960000" calcext:value-type="float">
            <text:p>18960000</text:p>
          </table:table-cell>
          <table:table-cell table:style-name="ce3" office:value-type="float" office:value="15945" calcext:value-type="float">
            <text:p>15945</text:p>
          </table:table-cell>
          <table:table-cell table:number-columns-repeated="251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23000" calcext:value-type="float">
            <text:p>23000</text:p>
          </table:table-cell>
          <table:table-cell table:style-name="ce3" office:value-type="float" office:value="154248000" calcext:value-type="float">
            <text:p>154248000</text:p>
          </table:table-cell>
          <table:table-cell table:style-name="ce3" office:value-type="float" office:value="27784" calcext:value-type="float">
            <text:p>27784</text:p>
          </table:table-cell>
          <table:table-cell table:number-columns-repeated="251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63" calcext:value-type="float">
            <text:p>1963</text:p>
          </table:table-cell>
          <table:table-cell table:style-name="ce3" office:value-type="float" office:value="41993" calcext:value-type="float">
            <text:p>41993</text:p>
          </table:table-cell>
          <table:table-cell table:style-name="ce3" office:value-type="float" office:value="3503600" calcext:value-type="float">
            <text:p>3503600</text:p>
          </table:table-cell>
          <table:table-cell table:style-name="ce3" office:value-type="float" office:value="29755" calcext:value-type="float">
            <text:p>29755</text:p>
          </table:table-cell>
          <table:table-cell table:number-columns-repeated="251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18010304" calcext:value-type="float">
            <text:p>18010304</text:p>
          </table:table-cell>
          <table:table-cell table:style-name="ce3" office:value-type="float" office:value="949220" calcext:value-type="float">
            <text:p>949220</text:p>
          </table:table-cell>
          <table:table-cell table:style-name="ce3" office:value-type="float" office:value="18438" calcext:value-type="float">
            <text:p>18438</text:p>
          </table:table-cell>
          <table:table-cell table:number-columns-repeated="251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92" calcext:value-type="float">
            <text:p>1992</text:p>
          </table:table-cell>
          <table:table-cell table:style-name="ce3" office:value-type="float" office:value="36966304" calcext:value-type="float">
            <text:p>36966304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190543" calcext:value-type="float">
            <text:p>190543</text:p>
          </table:table-cell>
          <table:table-cell table:number-columns-repeated="251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381891" calcext:value-type="float">
            <text:p>381891</text:p>
          </table:table-cell>
          <table:table-cell table:style-name="ce3" office:value-type="float" office:value="450441" calcext:value-type="float">
            <text:p>450441</text:p>
          </table:table-cell>
          <table:table-cell table:style-name="ce3" office:value-type="float" office:value="179169" calcext:value-type="float">
            <text:p>179169</text:p>
          </table:table-cell>
          <table:table-cell table:number-columns-repeated="251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65" calcext:value-type="float">
            <text:p>1965</text:p>
          </table:table-cell>
          <table:table-cell table:style-name="ce3" office:value-type="float" office:value="479000" calcext:value-type="float">
            <text:p>479000</text:p>
          </table:table-cell>
          <table:table-cell table:style-name="ce3" office:value-type="float" office:value="787000" calcext:value-type="float">
            <text:p>787000</text:p>
          </table:table-cell>
          <table:table-cell table:style-name="ce3" office:value-type="float" office:value="26270" calcext:value-type="float">
            <text:p>26270</text:p>
          </table:table-cell>
          <table:table-cell table:number-columns-repeated="251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float" office:value="41733" calcext:value-type="float">
            <text:p>41733</text:p>
          </table:table-cell>
          <table:table-cell table:style-name="ce3" office:value-type="float" office:value="12151800" calcext:value-type="float">
            <text:p>12151800</text:p>
          </table:table-cell>
          <table:table-cell table:style-name="ce3" office:value-type="float" office:value="15498" calcext:value-type="float">
            <text:p>15498</text:p>
          </table:table-cell>
          <table:table-cell table:number-columns-repeated="251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64" calcext:value-type="float">
            <text:p>1964</text:p>
          </table:table-cell>
          <table:table-cell table:style-name="ce3" office:value-type="float" office:value="40000" calcext:value-type="float">
            <text:p>40000</text:p>
          </table:table-cell>
          <table:table-cell table:style-name="ce3" office:value-type="float" office:value="54110208" calcext:value-type="float">
            <text:p>54110208</text:p>
          </table:table-cell>
          <table:table-cell table:style-name="ce3" office:value-type="float" office:value="148063" calcext:value-type="float">
            <text:p>148063</text:p>
          </table:table-cell>
          <table:table-cell table:number-columns-repeated="251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25730600" calcext:value-type="float">
            <text:p>25730600</text:p>
          </table:table-cell>
          <table:table-cell table:style-name="ce3" office:value-type="float" office:value="85338704" calcext:value-type="float">
            <text:p>85338704</text:p>
          </table:table-cell>
          <table:table-cell table:style-name="ce3" office:value-type="float" office:value="25900" calcext:value-type="float">
            <text:p>25900</text:p>
          </table:table-cell>
          <table:table-cell table:number-columns-repeated="251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61" calcext:value-type="float">
            <text:p>1961</text:p>
          </table:table-cell>
          <table:table-cell table:style-name="ce3" office:value-type="float" office:value="1206000" calcext:value-type="float">
            <text:p>1206000</text:p>
          </table:table-cell>
          <table:table-cell table:style-name="ce3" office:value-type="float" office:value="355520000" calcext:value-type="float">
            <text:p>355520000</text:p>
          </table:table-cell>
          <table:table-cell table:style-name="ce3" office:value-type="float" office:value="187058" calcext:value-type="float">
            <text:p>187058</text:p>
          </table:table-cell>
          <table:table-cell table:number-columns-repeated="251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80900" calcext:value-type="float">
            <text:p>80900</text:p>
          </table:table-cell>
          <table:table-cell table:style-name="ce3" office:value-type="float" office:value="45657008" calcext:value-type="float">
            <text:p>45657008</text:p>
          </table:table-cell>
          <table:table-cell table:style-name="ce3" office:value-type="float" office:value="455868" calcext:value-type="float">
            <text:p>455868</text:p>
          </table:table-cell>
          <table:table-cell table:number-columns-repeated="251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31000" calcext:value-type="float">
            <text:p>31000</text:p>
          </table:table-cell>
          <table:table-cell table:style-name="ce3" office:value-type="float" office:value="756000" calcext:value-type="float">
            <text:p>756000</text:p>
          </table:table-cell>
          <table:table-cell table:style-name="ce3" office:value-type="float" office:value="28225" calcext:value-type="float">
            <text:p>28225</text:p>
          </table:table-cell>
          <table:table-cell table:number-columns-repeated="251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92" calcext:value-type="float">
            <text:p>1992</text:p>
          </table:table-cell>
          <table:table-cell table:style-name="ce3" office:value-type="float" office:value="953900" calcext:value-type="float">
            <text:p>953900</text:p>
          </table:table-cell>
          <table:table-cell table:style-name="ce3" office:value-type="float" office:value="1234200" calcext:value-type="float">
            <text:p>1234200</text:p>
          </table:table-cell>
          <table:table-cell table:style-name="ce3" office:value-type="float" office:value="20059" calcext:value-type="float">
            <text:p>20059</text:p>
          </table:table-cell>
          <table:table-cell table:number-columns-repeated="251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40151504" calcext:value-type="float">
            <text:p>40151504</text:p>
          </table:table-cell>
          <table:table-cell table:style-name="ce3" office:value-type="float" office:value="2000000" calcext:value-type="float">
            <text:p>2000000</text:p>
          </table:table-cell>
          <table:table-cell table:style-name="ce3" office:value-type="float" office:value="671549" calcext:value-type="float">
            <text:p>671549</text:p>
          </table:table-cell>
          <table:table-cell table:number-columns-repeated="251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16625500" calcext:value-type="float">
            <text:p>16625500</text:p>
          </table:table-cell>
          <table:table-cell table:style-name="ce3" office:value-type="float" office:value="375983" calcext:value-type="float">
            <text:p>375983</text:p>
          </table:table-cell>
          <table:table-cell table:style-name="ce3" office:value-type="float" office:value="21832" calcext:value-type="float">
            <text:p>21832</text:p>
          </table:table-cell>
          <table:table-cell table:number-columns-repeated="251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float" office:value="10864" calcext:value-type="float">
            <text:p>10864</text:p>
          </table:table-cell>
          <table:table-cell table:style-name="ce3" office:value-type="float" office:value="2257000" calcext:value-type="float">
            <text:p>2257000</text:p>
          </table:table-cell>
          <table:table-cell table:style-name="ce3" office:value-type="float" office:value="12141" calcext:value-type="float">
            <text:p>12141</text:p>
          </table:table-cell>
          <table:table-cell table:number-columns-repeated="251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80000" calcext:value-type="float">
            <text:p>80000</text:p>
          </table:table-cell>
          <table:table-cell table:style-name="ce3" office:value-type="float" office:value="151655104" calcext:value-type="float">
            <text:p>151655104</text:p>
          </table:table-cell>
          <table:table-cell table:style-name="ce3" office:value-type="float" office:value="261250" calcext:value-type="float">
            <text:p>261250</text:p>
          </table:table-cell>
          <table:table-cell table:number-columns-repeated="251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23062704" calcext:value-type="float">
            <text:p>23062704</text:p>
          </table:table-cell>
          <table:table-cell table:style-name="ce3" office:value-type="float" office:value="5558900" calcext:value-type="float">
            <text:p>5558900</text:p>
          </table:table-cell>
          <table:table-cell table:style-name="ce3" office:value-type="float" office:value="655915" calcext:value-type="float">
            <text:p>655915</text:p>
          </table:table-cell>
          <table:table-cell table:number-columns-repeated="251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69" calcext:value-type="float">
            <text:p>1969</text:p>
          </table:table-cell>
          <table:table-cell table:style-name="ce3" office:value-type="float" office:value="23501904" calcext:value-type="float">
            <text:p>23501904</text:p>
          </table:table-cell>
          <table:table-cell table:style-name="ce3" office:value-type="float" office:value="412530" calcext:value-type="float">
            <text:p>412530</text:p>
          </table:table-cell>
          <table:table-cell table:style-name="ce3" office:value-type="float" office:value="10427" calcext:value-type="float">
            <text:p>10427</text:p>
          </table:table-cell>
          <table:table-cell table:number-columns-repeated="251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64" calcext:value-type="float">
            <text:p>1964</text:p>
          </table:table-cell>
          <table:table-cell table:style-name="ce3" office:value-type="float" office:value="110000" calcext:value-type="float">
            <text:p>110000</text:p>
          </table:table-cell>
          <table:table-cell table:style-name="ce3" office:value-type="float" office:value="2447000" calcext:value-type="float">
            <text:p>2447000</text:p>
          </table:table-cell>
          <table:table-cell table:style-name="ce3" office:value-type="float" office:value="13232" calcext:value-type="float">
            <text:p>13232</text:p>
          </table:table-cell>
          <table:table-cell table:number-columns-repeated="251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5837800" calcext:value-type="float">
            <text:p>5837800</text:p>
          </table:table-cell>
          <table:table-cell table:style-name="ce3" office:value-type="float" office:value="23060100" calcext:value-type="float">
            <text:p>23060100</text:p>
          </table:table-cell>
          <table:table-cell table:style-name="ce3" office:value-type="float" office:value="87500" calcext:value-type="float">
            <text:p>87500</text:p>
          </table:table-cell>
          <table:table-cell table:number-columns-repeated="251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701600" calcext:value-type="float">
            <text:p>701600</text:p>
          </table:table-cell>
          <table:table-cell table:style-name="ce3" office:value-type="float" office:value="58962000" calcext:value-type="float">
            <text:p>58962000</text:p>
          </table:table-cell>
          <table:table-cell table:style-name="ce3" office:value-type="float" office:value="653948" calcext:value-type="float">
            <text:p>653948</text:p>
          </table:table-cell>
          <table:table-cell table:number-columns-repeated="251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69" calcext:value-type="float">
            <text:p>1969</text:p>
          </table:table-cell>
          <table:table-cell table:style-name="ce3" office:value-type="float" office:value="3570000" calcext:value-type="float">
            <text:p>3570000</text:p>
          </table:table-cell>
          <table:table-cell table:style-name="ce3" office:value-type="float" office:value="62097400" calcext:value-type="float">
            <text:p>62097400</text:p>
          </table:table-cell>
          <table:table-cell table:style-name="ce3" office:value-type="float" office:value="16372" calcext:value-type="float">
            <text:p>16372</text:p>
          </table:table-cell>
          <table:table-cell table:number-columns-repeated="251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float" office:value="2242000" calcext:value-type="float">
            <text:p>2242000</text:p>
          </table:table-cell>
          <table:table-cell table:style-name="ce3" office:value-type="float" office:value="7255800" calcext:value-type="float">
            <text:p>7255800</text:p>
          </table:table-cell>
          <table:table-cell table:style-name="ce3" office:value-type="float" office:value="194920" calcext:value-type="float">
            <text:p>194920</text:p>
          </table:table-cell>
          <table:table-cell table:number-columns-repeated="251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83" calcext:value-type="float">
            <text:p>1983</text:p>
          </table:table-cell>
          <table:table-cell table:style-name="ce3" office:value-type="float" office:value="198000" calcext:value-type="float">
            <text:p>198000</text:p>
          </table:table-cell>
          <table:table-cell table:style-name="ce3" office:value-type="float" office:value="49825552" calcext:value-type="float">
            <text:p>49825552</text:p>
          </table:table-cell>
          <table:table-cell table:style-name="ce3" office:value-type="float" office:value="20002" calcext:value-type="float">
            <text:p>20002</text:p>
          </table:table-cell>
          <table:table-cell table:number-columns-repeated="251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float" office:value="12050" calcext:value-type="float">
            <text:p>12050</text:p>
          </table:table-cell>
          <table:table-cell table:style-name="ce3" office:value-type="float" office:value="2200000" calcext:value-type="float">
            <text:p>2200000</text:p>
          </table:table-cell>
          <table:table-cell table:style-name="ce3" office:value-type="float" office:value="191666" calcext:value-type="float">
            <text:p>191666</text:p>
          </table:table-cell>
          <table:table-cell table:number-columns-repeated="251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77000" calcext:value-type="float">
            <text:p>77000</text:p>
          </table:table-cell>
          <table:table-cell table:style-name="ce3" office:value-type="float" office:value="135024000" calcext:value-type="float">
            <text:p>135024000</text:p>
          </table:table-cell>
          <table:table-cell table:style-name="ce3" office:value-type="float" office:value="77027" calcext:value-type="float">
            <text:p>77027</text:p>
          </table:table-cell>
          <table:table-cell table:number-columns-repeated="251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10830" calcext:value-type="float">
            <text:p>10830</text:p>
          </table:table-cell>
          <table:table-cell table:style-name="ce3" office:value-type="float" office:value="4603446" calcext:value-type="float">
            <text:p>4603446</text:p>
          </table:table-cell>
          <table:table-cell table:style-name="ce3" office:value-type="float" office:value="15079" calcext:value-type="float">
            <text:p>15079</text:p>
          </table:table-cell>
          <table:table-cell table:number-columns-repeated="251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1345000" calcext:value-type="float">
            <text:p>1345000</text:p>
          </table:table-cell>
          <table:table-cell table:style-name="ce3" office:value-type="float" office:value="878000" calcext:value-type="float">
            <text:p>878000</text:p>
          </table:table-cell>
          <table:table-cell table:style-name="ce3" office:value-type="float" office:value="175000" calcext:value-type="float">
            <text:p>175000</text:p>
          </table:table-cell>
          <table:table-cell table:number-columns-repeated="251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350000" calcext:value-type="float">
            <text:p>350000</text:p>
          </table:table-cell>
          <table:table-cell table:style-name="ce3" office:value-type="float" office:value="23268700" calcext:value-type="float">
            <text:p>23268700</text:p>
          </table:table-cell>
          <table:table-cell table:style-name="ce3" office:value-type="float" office:value="254225" calcext:value-type="float">
            <text:p>254225</text:p>
          </table:table-cell>
          <table:table-cell table:number-columns-repeated="251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8583008" calcext:value-type="float">
            <text:p>18583008</text:p>
          </table:table-cell>
          <table:table-cell table:style-name="ce3" office:value-type="float" office:value="186200" calcext:value-type="float">
            <text:p>186200</text:p>
          </table:table-cell>
          <table:table-cell table:style-name="ce3" office:value-type="float" office:value="108753" calcext:value-type="float">
            <text:p>108753</text:p>
          </table:table-cell>
          <table:table-cell table:number-columns-repeated="251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float" office:value="37680304" calcext:value-type="float">
            <text:p>37680304</text:p>
          </table:table-cell>
          <table:table-cell table:style-name="ce3" office:value-type="float" office:value="4244366" calcext:value-type="float">
            <text:p>4244366</text:p>
          </table:table-cell>
          <table:table-cell table:style-name="ce3" office:value-type="float" office:value="101298" calcext:value-type="float">
            <text:p>101298</text:p>
          </table:table-cell>
          <table:table-cell table:number-columns-repeated="251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92" calcext:value-type="float">
            <text:p>1992</text:p>
          </table:table-cell>
          <table:table-cell table:style-name="ce3" office:value-type="float" office:value="70000" calcext:value-type="float">
            <text:p>70000</text:p>
          </table:table-cell>
          <table:table-cell table:style-name="ce3" office:value-type="float" office:value="6548500" calcext:value-type="float">
            <text:p>6548500</text:p>
          </table:table-cell>
          <table:table-cell table:style-name="ce3" office:value-type="float" office:value="108695" calcext:value-type="float">
            <text:p>108695</text:p>
          </table:table-cell>
          <table:table-cell table:number-columns-repeated="251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38600" calcext:value-type="float">
            <text:p>38600</text:p>
          </table:table-cell>
          <table:table-cell table:style-name="ce3" office:value-type="float" office:value="66345000" calcext:value-type="float">
            <text:p>66345000</text:p>
          </table:table-cell>
          <table:table-cell table:style-name="ce3" office:value-type="float" office:value="511627" calcext:value-type="float">
            <text:p>511627</text:p>
          </table:table-cell>
          <table:table-cell table:number-columns-repeated="251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float" office:value="2894200" calcext:value-type="float">
            <text:p>2894200</text:p>
          </table:table-cell>
          <table:table-cell table:style-name="ce3" office:value-type="float" office:value="6409200" calcext:value-type="float">
            <text:p>6409200</text:p>
          </table:table-cell>
          <table:table-cell table:style-name="ce3" office:value-type="float" office:value="28518" calcext:value-type="float">
            <text:p>28518</text:p>
          </table:table-cell>
          <table:table-cell table:number-columns-repeated="251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394999" calcext:value-type="float">
            <text:p>394999</text:p>
          </table:table-cell>
          <table:table-cell table:style-name="ce3" office:value-type="float" office:value="115000" calcext:value-type="float">
            <text:p>115000</text:p>
          </table:table-cell>
          <table:table-cell table:style-name="ce3" office:value-type="float" office:value="665611" calcext:value-type="float">
            <text:p>665611</text:p>
          </table:table-cell>
          <table:table-cell table:number-columns-repeated="251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181000" calcext:value-type="float">
            <text:p>181000</text:p>
          </table:table-cell>
          <table:table-cell table:style-name="ce3" office:value-type="float" office:value="10776000" calcext:value-type="float">
            <text:p>10776000</text:p>
          </table:table-cell>
          <table:table-cell table:style-name="ce3" office:value-type="float" office:value="18097" calcext:value-type="float">
            <text:p>18097</text:p>
          </table:table-cell>
          <table:table-cell table:number-columns-repeated="251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67" calcext:value-type="float">
            <text:p>1967</text:p>
          </table:table-cell>
          <table:table-cell table:style-name="ce3" office:value-type="float" office:value="54141" calcext:value-type="float">
            <text:p>54141</text:p>
          </table:table-cell>
          <table:table-cell table:style-name="ce3" office:value-type="float" office:value="26409904" calcext:value-type="float">
            <text:p>26409904</text:p>
          </table:table-cell>
          <table:table-cell table:style-name="ce3" office:value-type="float" office:value="227777" calcext:value-type="float">
            <text:p>227777</text:p>
          </table:table-cell>
          <table:table-cell table:number-columns-repeated="251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float" office:value="10384" calcext:value-type="float">
            <text:p>10384</text:p>
          </table:table-cell>
          <table:table-cell table:style-name="ce3" office:value-type="float" office:value="1632400" calcext:value-type="float">
            <text:p>1632400</text:p>
          </table:table-cell>
          <table:table-cell table:style-name="ce3" office:value-type="float" office:value="17140" calcext:value-type="float">
            <text:p>17140</text:p>
          </table:table-cell>
          <table:table-cell table:number-columns-repeated="251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2001400" calcext:value-type="float">
            <text:p>2001400</text:p>
          </table:table-cell>
          <table:table-cell table:style-name="ce3" office:value-type="float" office:value="2400000" calcext:value-type="float">
            <text:p>2400000</text:p>
          </table:table-cell>
          <table:table-cell table:style-name="ce3" office:value-type="float" office:value="144583" calcext:value-type="float">
            <text:p>144583</text:p>
          </table:table-cell>
          <table:table-cell table:number-columns-repeated="251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83" calcext:value-type="float">
            <text:p>1983</text:p>
          </table:table-cell>
          <table:table-cell table:style-name="ce3" office:value-type="float" office:value="18300" calcext:value-type="float">
            <text:p>18300</text:p>
          </table:table-cell>
          <table:table-cell table:style-name="ce3" office:value-type="float" office:value="4561000" calcext:value-type="float">
            <text:p>4561000</text:p>
          </table:table-cell>
          <table:table-cell table:style-name="ce3" office:value-type="float" office:value="159290" calcext:value-type="float">
            <text:p>159290</text:p>
          </table:table-cell>
          <table:table-cell table:number-columns-repeated="251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47000" calcext:value-type="float">
            <text:p>47000</text:p>
          </table:table-cell>
          <table:table-cell table:style-name="ce3" office:value-type="float" office:value="24215900" calcext:value-type="float">
            <text:p>24215900</text:p>
          </table:table-cell>
          <table:table-cell table:style-name="ce3" office:value-type="float" office:value="9824" calcext:value-type="float">
            <text:p>9824</text:p>
          </table:table-cell>
          <table:table-cell table:number-columns-repeated="251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float" office:value="1480000" calcext:value-type="float">
            <text:p>1480000</text:p>
          </table:table-cell>
          <table:table-cell table:style-name="ce3" office:value-type="float" office:value="188867" calcext:value-type="float">
            <text:p>188867</text:p>
          </table:table-cell>
          <table:table-cell table:style-name="ce3" office:value-type="float" office:value="257500" calcext:value-type="float">
            <text:p>257500</text:p>
          </table:table-cell>
          <table:table-cell table:number-columns-repeated="251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48140" calcext:value-type="float">
            <text:p>48140</text:p>
          </table:table-cell>
          <table:table-cell table:style-name="ce3" office:value-type="float" office:value="140805008" calcext:value-type="float">
            <text:p>140805008</text:p>
          </table:table-cell>
          <table:table-cell table:style-name="ce3" office:value-type="float" office:value="21365" calcext:value-type="float">
            <text:p>21365</text:p>
          </table:table-cell>
          <table:table-cell table:number-columns-repeated="251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61" calcext:value-type="float">
            <text:p>1961</text:p>
          </table:table-cell>
          <table:table-cell table:style-name="ce3" office:value-type="float" office:value="410000" calcext:value-type="float">
            <text:p>410000</text:p>
          </table:table-cell>
          <table:table-cell table:style-name="ce3" office:value-type="float" office:value="17392400" calcext:value-type="float">
            <text:p>17392400</text:p>
          </table:table-cell>
          <table:table-cell table:style-name="ce3" office:value-type="float" office:value="202500" calcext:value-type="float">
            <text:p>202500</text:p>
          </table:table-cell>
          <table:table-cell table:number-columns-repeated="251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35900" calcext:value-type="float">
            <text:p>35900</text:p>
          </table:table-cell>
          <table:table-cell table:style-name="ce3" office:value-type="float" office:value="410000" calcext:value-type="float">
            <text:p>410000</text:p>
          </table:table-cell>
          <table:table-cell table:style-name="ce3" office:value-type="float" office:value="129956" calcext:value-type="float">
            <text:p>129956</text:p>
          </table:table-cell>
          <table:table-cell table:number-columns-repeated="251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60000" calcext:value-type="float">
            <text:p>60000</text:p>
          </table:table-cell>
          <table:table-cell table:style-name="ce3" office:value-type="float" office:value="43390" calcext:value-type="float">
            <text:p>43390</text:p>
          </table:table-cell>
          <table:table-cell table:style-name="ce3" office:value-type="float" office:value="17011" calcext:value-type="float">
            <text:p>17011</text:p>
          </table:table-cell>
          <table:table-cell table:number-columns-repeated="251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83" calcext:value-type="float">
            <text:p>1983</text:p>
          </table:table-cell>
          <table:table-cell table:style-name="ce3" office:value-type="float" office:value="34900" calcext:value-type="float">
            <text:p>34900</text:p>
          </table:table-cell>
          <table:table-cell table:style-name="ce3" office:value-type="float" office:value="826000" calcext:value-type="float">
            <text:p>826000</text:p>
          </table:table-cell>
          <table:table-cell table:style-name="ce3" office:value-type="float" office:value="22051" calcext:value-type="float">
            <text:p>22051</text:p>
          </table:table-cell>
          <table:table-cell table:number-columns-repeated="251"/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float" office:value="40710" calcext:value-type="float">
            <text:p>40710</text:p>
          </table:table-cell>
          <table:table-cell table:style-name="ce3" office:value-type="float" office:value="2150000" calcext:value-type="float">
            <text:p>2150000</text:p>
          </table:table-cell>
          <table:table-cell table:style-name="ce3" office:value-type="float" office:value="11719" calcext:value-type="float">
            <text:p>11719</text:p>
          </table:table-cell>
          <table:table-cell table:number-columns-repeated="251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float" office:value="441000" calcext:value-type="float">
            <text:p>441000</text:p>
          </table:table-cell>
          <table:table-cell table:style-name="ce3" office:value-type="float" office:value="582000" calcext:value-type="float">
            <text:p>582000</text:p>
          </table:table-cell>
          <table:table-cell table:style-name="ce3" office:value-type="float" office:value="14402" calcext:value-type="float">
            <text:p>14402</text:p>
          </table:table-cell>
          <table:table-cell table:number-columns-repeated="251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27523300" calcext:value-type="float">
            <text:p>27523300</text:p>
          </table:table-cell>
          <table:table-cell table:style-name="ce3" office:value-type="float" office:value="340000" calcext:value-type="float">
            <text:p>340000</text:p>
          </table:table-cell>
          <table:table-cell table:style-name="ce3" office:value-type="float" office:value="21990" calcext:value-type="float">
            <text:p>21990</text:p>
          </table:table-cell>
          <table:table-cell table:number-columns-repeated="251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float" office:value="356516" calcext:value-type="float">
            <text:p>356516</text:p>
          </table:table-cell>
          <table:table-cell table:style-name="ce3" office:value-type="float" office:value="1679400" calcext:value-type="float">
            <text:p>1679400</text:p>
          </table:table-cell>
          <table:table-cell table:style-name="ce3" office:value-type="float" office:value="13521" calcext:value-type="float">
            <text:p>13521</text:p>
          </table:table-cell>
          <table:table-cell table:number-columns-repeated="251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float" office:value="37591696" calcext:value-type="float">
            <text:p>37591696</text:p>
          </table:table-cell>
          <table:table-cell table:style-name="ce3" office:value-type="float" office:value="1625000" calcext:value-type="float">
            <text:p>1625000</text:p>
          </table:table-cell>
          <table:table-cell table:style-name="ce3" office:value-type="float" office:value="17807" calcext:value-type="float">
            <text:p>17807</text:p>
          </table:table-cell>
          <table:table-cell table:number-columns-repeated="251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87200" calcext:value-type="float">
            <text:p>87200</text:p>
          </table:table-cell>
          <table:table-cell table:style-name="ce3" office:value-type="float" office:value="6643700" calcext:value-type="float">
            <text:p>6643700</text:p>
          </table:table-cell>
          <table:table-cell table:style-name="ce3" office:value-type="float" office:value="125000" calcext:value-type="float">
            <text:p>125000</text:p>
          </table:table-cell>
          <table:table-cell table:number-columns-repeated="251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140000" calcext:value-type="float">
            <text:p>140000</text:p>
          </table:table-cell>
          <table:table-cell table:style-name="ce3" office:value-type="float" office:value="150630" calcext:value-type="float">
            <text:p>150630</text:p>
          </table:table-cell>
          <table:table-cell table:style-name="ce3" office:value-type="float" office:value="152558" calcext:value-type="float">
            <text:p>152558</text:p>
          </table:table-cell>
          <table:table-cell table:number-columns-repeated="251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float" office:value="21455696" calcext:value-type="float">
            <text:p>21455696</text:p>
          </table:table-cell>
          <table:table-cell table:style-name="ce3" office:value-type="float" office:value="940000" calcext:value-type="float">
            <text:p>940000</text:p>
          </table:table-cell>
          <table:table-cell table:style-name="ce3" office:value-type="float" office:value="26334" calcext:value-type="float">
            <text:p>26334</text:p>
          </table:table-cell>
          <table:table-cell table:number-columns-repeated="251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64" calcext:value-type="float">
            <text:p>1964</text:p>
          </table:table-cell>
          <table:table-cell table:style-name="ce3" office:value-type="float" office:value="83490" calcext:value-type="float">
            <text:p>83490</text:p>
          </table:table-cell>
          <table:table-cell table:style-name="ce3" office:value-type="float" office:value="750000" calcext:value-type="float">
            <text:p>750000</text:p>
          </table:table-cell>
          <table:table-cell table:style-name="ce3" office:value-type="float" office:value="97222" calcext:value-type="float">
            <text:p>97222</text:p>
          </table:table-cell>
          <table:table-cell table:number-columns-repeated="251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68" calcext:value-type="float">
            <text:p>1968</text:p>
          </table:table-cell>
          <table:table-cell table:style-name="ce3" office:value-type="float" office:value="4799000" calcext:value-type="float">
            <text:p>4799000</text:p>
          </table:table-cell>
          <table:table-cell table:style-name="ce3" office:value-type="float" office:value="1207100" calcext:value-type="float">
            <text:p>1207100</text:p>
          </table:table-cell>
          <table:table-cell table:style-name="ce3" office:value-type="float" office:value="82999" calcext:value-type="float">
            <text:p>82999</text:p>
          </table:table-cell>
          <table:table-cell table:number-columns-repeated="251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float" office:value="35554" calcext:value-type="float">
            <text:p>35554</text:p>
          </table:table-cell>
          <table:table-cell table:style-name="ce3" office:value-type="float" office:value="700000" calcext:value-type="float">
            <text:p>700000</text:p>
          </table:table-cell>
          <table:table-cell table:style-name="ce3" office:value-type="float" office:value="77043" calcext:value-type="float">
            <text:p>77043</text:p>
          </table:table-cell>
          <table:table-cell table:number-columns-repeated="251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5720600" calcext:value-type="float">
            <text:p>5720600</text:p>
          </table:table-cell>
          <table:table-cell table:style-name="ce3" office:value-type="float" office:value="6000000" calcext:value-type="float">
            <text:p>6000000</text:p>
          </table:table-cell>
          <table:table-cell table:style-name="ce3" office:value-type="float" office:value="11392" calcext:value-type="float">
            <text:p>11392</text:p>
          </table:table-cell>
          <table:table-cell table:number-columns-repeated="251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office:value-type="float" office:value="42814000" calcext:value-type="float">
            <text:p>42814000</text:p>
          </table:table-cell>
          <table:table-cell table:style-name="ce3" office:value-type="float" office:value="252000" calcext:value-type="float">
            <text:p>252000</text:p>
          </table:table-cell>
          <table:table-cell table:style-name="ce3" office:value-type="float" office:value="9481" calcext:value-type="float">
            <text:p>9481</text:p>
          </table:table-cell>
          <table:table-cell table:number-columns-repeated="251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62" calcext:value-type="float">
            <text:p>1962</text:p>
          </table:table-cell>
          <table:table-cell table:style-name="ce3" office:value-type="float" office:value="70300" calcext:value-type="float">
            <text:p>70300</text:p>
          </table:table-cell>
          <table:table-cell table:style-name="ce3" office:value-type="float" office:value="69350200" calcext:value-type="float">
            <text:p>69350200</text:p>
          </table:table-cell>
          <table:table-cell table:style-name="ce3" office:value-type="float" office:value="15086" calcext:value-type="float">
            <text:p>15086</text:p>
          </table:table-cell>
          <table:table-cell table:number-columns-repeated="251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510000" calcext:value-type="float">
            <text:p>510000</text:p>
          </table:table-cell>
          <table:table-cell table:style-name="ce3" office:value-type="float" office:value="620000" calcext:value-type="float">
            <text:p>620000</text:p>
          </table:table-cell>
          <table:table-cell table:style-name="ce3" office:value-type="float" office:value="200000" calcext:value-type="float">
            <text:p>200000</text:p>
          </table:table-cell>
          <table:table-cell table:number-columns-repeated="251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69" calcext:value-type="float">
            <text:p>1969</text:p>
          </table:table-cell>
          <table:table-cell table:style-name="ce3" office:value-type="float" office:value="2666600" calcext:value-type="float">
            <text:p>2666600</text:p>
          </table:table-cell>
          <table:table-cell table:style-name="ce3" office:value-type="float" office:value="390000" calcext:value-type="float">
            <text:p>390000</text:p>
          </table:table-cell>
          <table:table-cell table:style-name="ce3" office:value-type="float" office:value="492362" calcext:value-type="float">
            <text:p>492362</text:p>
          </table:table-cell>
          <table:table-cell table:number-columns-repeated="251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27200" calcext:value-type="float">
            <text:p>27200</text:p>
          </table:table-cell>
          <table:table-cell table:style-name="ce3" office:value-type="float" office:value="35507808" calcext:value-type="float">
            <text:p>35507808</text:p>
          </table:table-cell>
          <table:table-cell table:style-name="ce3" office:value-type="float" office:value="16857" calcext:value-type="float">
            <text:p>16857</text:p>
          </table:table-cell>
          <table:table-cell table:number-columns-repeated="251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office:value-type="float" office:value="13499000" calcext:value-type="float">
            <text:p>13499000</text:p>
          </table:table-cell>
          <table:table-cell table:style-name="ce3" office:value-type="float" office:value="360000" calcext:value-type="float">
            <text:p>360000</text:p>
          </table:table-cell>
          <table:table-cell table:style-name="ce3" office:value-type="float" office:value="11447" calcext:value-type="float">
            <text:p>11447</text:p>
          </table:table-cell>
          <table:table-cell table:number-columns-repeated="251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61" calcext:value-type="float">
            <text:p>1961</text:p>
          </table:table-cell>
          <table:table-cell table:style-name="ce3" office:value-type="float" office:value="2640000" calcext:value-type="float">
            <text:p>2640000</text:p>
          </table:table-cell>
          <table:table-cell table:style-name="ce3" office:value-type="float" office:value="138000" calcext:value-type="float">
            <text:p>138000</text:p>
          </table:table-cell>
          <table:table-cell table:style-name="ce3" office:value-type="float" office:value="11028" calcext:value-type="float">
            <text:p>11028</text:p>
          </table:table-cell>
          <table:table-cell table:number-columns-repeated="251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office:value-type="float" office:value="11430" calcext:value-type="float">
            <text:p>11430</text:p>
          </table:table-cell>
          <table:table-cell table:style-name="ce3" office:value-type="float" office:value="1430600" calcext:value-type="float">
            <text:p>1430600</text:p>
          </table:table-cell>
          <table:table-cell table:style-name="ce3" office:value-type="float" office:value="220000" calcext:value-type="float">
            <text:p>220000</text:p>
          </table:table-cell>
          <table:table-cell table:number-columns-repeated="251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629900" calcext:value-type="float">
            <text:p>629900</text:p>
          </table:table-cell>
          <table:table-cell table:style-name="ce3" office:value-type="float" office:value="5602900" calcext:value-type="float">
            <text:p>5602900</text:p>
          </table:table-cell>
          <table:table-cell table:style-name="ce3" office:value-type="float" office:value="305203" calcext:value-type="float">
            <text:p>305203</text:p>
          </table:table-cell>
          <table:table-cell table:number-columns-repeated="251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5147300" calcext:value-type="float">
            <text:p>25147300</text:p>
          </table:table-cell>
          <table:table-cell table:style-name="ce3" office:value-type="float" office:value="195850" calcext:value-type="float">
            <text:p>195850</text:p>
          </table:table-cell>
          <table:table-cell table:style-name="ce3" office:value-type="float" office:value="13065" calcext:value-type="float">
            <text:p>13065</text:p>
          </table:table-cell>
          <table:table-cell table:number-columns-repeated="251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72" calcext:value-type="float">
            <text:p>1972</text:p>
          </table:table-cell>
          <table:table-cell table:style-name="ce3" office:value-type="float" office:value="831500" calcext:value-type="float">
            <text:p>831500</text:p>
          </table:table-cell>
          <table:table-cell table:style-name="ce3" office:value-type="float" office:value="196736896" calcext:value-type="float">
            <text:p>196736896</text:p>
          </table:table-cell>
          <table:table-cell table:style-name="ce3" office:value-type="float" office:value="9794" calcext:value-type="float">
            <text:p>9794</text:p>
          </table:table-cell>
          <table:table-cell table:number-columns-repeated="251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float" office:value="1053400" calcext:value-type="float">
            <text:p>1053400</text:p>
          </table:table-cell>
          <table:table-cell table:style-name="ce3" office:value-type="float" office:value="2521000" calcext:value-type="float">
            <text:p>2521000</text:p>
          </table:table-cell>
          <table:table-cell table:style-name="ce3" office:value-type="float" office:value="9399" calcext:value-type="float">
            <text:p>9399</text:p>
          </table:table-cell>
          <table:table-cell table:number-columns-repeated="251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62" calcext:value-type="float">
            <text:p>1962</text:p>
          </table:table-cell>
          <table:table-cell table:style-name="ce3" office:value-type="float" office:value="504000" calcext:value-type="float">
            <text:p>504000</text:p>
          </table:table-cell>
          <table:table-cell table:style-name="ce3" office:value-type="float" office:value="1512400" calcext:value-type="float">
            <text:p>1512400</text:p>
          </table:table-cell>
          <table:table-cell table:style-name="ce3" office:value-type="float" office:value="12031" calcext:value-type="float">
            <text:p>12031</text:p>
          </table:table-cell>
          <table:table-cell table:number-columns-repeated="251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61" calcext:value-type="float">
            <text:p>1961</text:p>
          </table:table-cell>
          <table:table-cell table:style-name="ce3" office:value-type="float" office:value="7770000" calcext:value-type="float">
            <text:p>7770000</text:p>
          </table:table-cell>
          <table:table-cell table:style-name="ce3" office:value-type="float" office:value="230000" calcext:value-type="float">
            <text:p>230000</text:p>
          </table:table-cell>
          <table:table-cell table:style-name="ce3" office:value-type="float" office:value="108882" calcext:value-type="float">
            <text:p>108882</text:p>
          </table:table-cell>
          <table:table-cell table:number-columns-repeated="251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378600" calcext:value-type="float">
            <text:p>378600</text:p>
          </table:table-cell>
          <table:table-cell table:style-name="ce3" office:value-type="float" office:value="179000" calcext:value-type="float">
            <text:p>179000</text:p>
          </table:table-cell>
          <table:table-cell table:style-name="ce3" office:value-type="float" office:value="19612" calcext:value-type="float">
            <text:p>19612</text:p>
          </table:table-cell>
          <table:table-cell table:number-columns-repeated="251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70000" calcext:value-type="float">
            <text:p>70000</text:p>
          </table:table-cell>
          <table:table-cell table:style-name="ce3" office:value-type="float" office:value="380000" calcext:value-type="float">
            <text:p>380000</text:p>
          </table:table-cell>
          <table:table-cell table:style-name="ce3" office:value-type="float" office:value="27131" calcext:value-type="float">
            <text:p>27131</text:p>
          </table:table-cell>
          <table:table-cell table:number-columns-repeated="251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83" calcext:value-type="float">
            <text:p>1983</text:p>
          </table:table-cell>
          <table:table-cell table:style-name="ce3" office:value-type="float" office:value="2451600" calcext:value-type="float">
            <text:p>2451600</text:p>
          </table:table-cell>
          <table:table-cell table:style-name="ce3" office:value-type="float" office:value="299230016" calcext:value-type="float">
            <text:p>299230016</text:p>
          </table:table-cell>
          <table:table-cell table:style-name="ce3" office:value-type="float" office:value="98099" calcext:value-type="float">
            <text:p>98099</text:p>
          </table:table-cell>
          <table:table-cell table:number-columns-repeated="251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460000" calcext:value-type="float">
            <text:p>460000</text:p>
          </table:table-cell>
          <table:table-cell table:style-name="ce3" office:value-type="float" office:value="700000" calcext:value-type="float">
            <text:p>700000</text:p>
          </table:table-cell>
          <table:table-cell table:style-name="ce3" office:value-type="float" office:value="330948" calcext:value-type="float">
            <text:p>330948</text:p>
          </table:table-cell>
          <table:table-cell table:number-columns-repeated="251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float" office:value="120000" calcext:value-type="float">
            <text:p>120000</text:p>
          </table:table-cell>
          <table:table-cell table:style-name="ce3" office:value-type="float" office:value="1424500" calcext:value-type="float">
            <text:p>1424500</text:p>
          </table:table-cell>
          <table:table-cell table:style-name="ce3" office:value-type="float" office:value="16848" calcext:value-type="float">
            <text:p>16848</text:p>
          </table:table-cell>
          <table:table-cell table:number-columns-repeated="251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float" office:value="534500" calcext:value-type="float">
            <text:p>534500</text:p>
          </table:table-cell>
          <table:table-cell table:style-name="ce3" office:value-type="float" office:value="4076000" calcext:value-type="float">
            <text:p>4076000</text:p>
          </table:table-cell>
          <table:table-cell table:style-name="ce3" office:value-type="float" office:value="79375" calcext:value-type="float">
            <text:p>79375</text:p>
          </table:table-cell>
          <table:table-cell table:number-columns-repeated="251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float" office:value="25684" calcext:value-type="float">
            <text:p>25684</text:p>
          </table:table-cell>
          <table:table-cell table:style-name="ce3" office:value-type="float" office:value="950000" calcext:value-type="float">
            <text:p>950000</text:p>
          </table:table-cell>
          <table:table-cell table:style-name="ce3" office:value-type="float" office:value="160000" calcext:value-type="float">
            <text:p>160000</text:p>
          </table:table-cell>
          <table:table-cell table:number-columns-repeated="251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62" calcext:value-type="float">
            <text:p>1962</text:p>
          </table:table-cell>
          <table:table-cell table:style-name="ce3" office:value-type="float" office:value="304400" calcext:value-type="float">
            <text:p>304400</text:p>
          </table:table-cell>
          <table:table-cell table:style-name="ce3" office:value-type="float" office:value="4245900" calcext:value-type="float">
            <text:p>4245900</text:p>
          </table:table-cell>
          <table:table-cell table:style-name="ce3" office:value-type="float" office:value="9974" calcext:value-type="float">
            <text:p>9974</text:p>
          </table:table-cell>
          <table:table-cell table:number-columns-repeated="251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float" office:value="64300" calcext:value-type="float">
            <text:p>64300</text:p>
          </table:table-cell>
          <table:table-cell table:style-name="ce3" office:value-type="float" office:value="960000" calcext:value-type="float">
            <text:p>960000</text:p>
          </table:table-cell>
          <table:table-cell table:style-name="ce3" office:value-type="float" office:value="160465" calcext:value-type="float">
            <text:p>160465</text:p>
          </table:table-cell>
          <table:table-cell table:number-columns-repeated="251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1318500" calcext:value-type="float">
            <text:p>1318500</text:p>
          </table:table-cell>
          <table:table-cell table:style-name="ce3" office:value-type="float" office:value="64602000" calcext:value-type="float">
            <text:p>64602000</text:p>
          </table:table-cell>
          <table:table-cell table:style-name="ce3" office:value-type="float" office:value="14356" calcext:value-type="float">
            <text:p>14356</text:p>
          </table:table-cell>
          <table:table-cell table:number-columns-repeated="251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12530" calcext:value-type="float">
            <text:p>12530</text:p>
          </table:table-cell>
          <table:table-cell table:style-name="ce3" office:value-type="float" office:value="9945000" calcext:value-type="float">
            <text:p>9945000</text:p>
          </table:table-cell>
          <table:table-cell table:style-name="ce3" office:value-type="float" office:value="9130" calcext:value-type="float">
            <text:p>9130</text:p>
          </table:table-cell>
          <table:table-cell table:number-columns-repeated="251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282000" calcext:value-type="float">
            <text:p>282000</text:p>
          </table:table-cell>
          <table:table-cell table:style-name="ce3" office:value-type="float" office:value="10816000" calcext:value-type="float">
            <text:p>10816000</text:p>
          </table:table-cell>
          <table:table-cell table:style-name="ce3" office:value-type="float" office:value="91428" calcext:value-type="float">
            <text:p>91428</text:p>
          </table:table-cell>
          <table:table-cell table:number-columns-repeated="251"/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2774000" calcext:value-type="float">
            <text:p>2774000</text:p>
          </table:table-cell>
          <table:table-cell table:style-name="ce3" office:value-type="float" office:value="6361200" calcext:value-type="float">
            <text:p>6361200</text:p>
          </table:table-cell>
          <table:table-cell table:style-name="ce3" office:value-type="float" office:value="162162" calcext:value-type="float">
            <text:p>162162</text:p>
          </table:table-cell>
          <table:table-cell table:number-columns-repeated="251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31300" calcext:value-type="float">
            <text:p>31300</text:p>
          </table:table-cell>
          <table:table-cell table:style-name="ce3" office:value-type="float" office:value="133860" calcext:value-type="float">
            <text:p>133860</text:p>
          </table:table-cell>
          <table:table-cell table:style-name="ce3" office:value-type="float" office:value="13954" calcext:value-type="float">
            <text:p>13954</text:p>
          </table:table-cell>
          <table:table-cell table:number-columns-repeated="251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72" calcext:value-type="float">
            <text:p>1972</text:p>
          </table:table-cell>
          <table:table-cell table:style-name="ce3" office:value-type="float" office:value="60000" calcext:value-type="float">
            <text:p>60000</text:p>
          </table:table-cell>
          <table:table-cell table:style-name="ce3" office:value-type="float" office:value="90000" calcext:value-type="float">
            <text:p>9000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51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2836000" calcext:value-type="float">
            <text:p>2836000</text:p>
          </table:table-cell>
          <table:table-cell table:style-name="ce3" office:value-type="float" office:value="138020" calcext:value-type="float">
            <text:p>138020</text:p>
          </table:table-cell>
          <table:table-cell table:style-name="ce3" office:value-type="float" office:value="20380" calcext:value-type="float">
            <text:p>20380</text:p>
          </table:table-cell>
          <table:table-cell table:number-columns-repeated="251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office:value-type="float" office:value="12500" calcext:value-type="float">
            <text:p>12500</text:p>
          </table:table-cell>
          <table:table-cell table:style-name="ce3" office:value-type="float" office:value="18651600" calcext:value-type="float">
            <text:p>18651600</text:p>
          </table:table-cell>
          <table:table-cell table:style-name="ce3" office:value-type="float" office:value="158586" calcext:value-type="float">
            <text:p>158586</text:p>
          </table:table-cell>
          <table:table-cell table:number-columns-repeated="251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3078700" calcext:value-type="float">
            <text:p>3078700</text:p>
          </table:table-cell>
          <table:table-cell table:style-name="ce3" office:value-type="float" office:value="209000" calcext:value-type="float">
            <text:p>209000</text:p>
          </table:table-cell>
          <table:table-cell table:style-name="ce3" office:value-type="float" office:value="152896" calcext:value-type="float">
            <text:p>152896</text:p>
          </table:table-cell>
          <table:table-cell table:number-columns-repeated="251"/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520000" calcext:value-type="float">
            <text:p>520000</text:p>
          </table:table-cell>
          <table:table-cell table:style-name="ce3" office:value-type="float" office:value="11147700" calcext:value-type="float">
            <text:p>11147700</text:p>
          </table:table-cell>
          <table:table-cell table:style-name="ce3" office:value-type="float" office:value="604441" calcext:value-type="float">
            <text:p>604441</text:p>
          </table:table-cell>
          <table:table-cell table:number-columns-repeated="251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250000" calcext:value-type="float">
            <text:p>250000</text:p>
          </table:table-cell>
          <table:table-cell table:style-name="ce3" office:value-type="float" office:value="10394000" calcext:value-type="float">
            <text:p>10394000</text:p>
          </table:table-cell>
          <table:table-cell table:style-name="ce3" office:value-type="float" office:value="163126" calcext:value-type="float">
            <text:p>163126</text:p>
          </table:table-cell>
          <table:table-cell table:number-columns-repeated="251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63" calcext:value-type="float">
            <text:p>1963</text:p>
          </table:table-cell>
          <table:table-cell table:style-name="ce3" office:value-type="float" office:value="657000" calcext:value-type="float">
            <text:p>657000</text:p>
          </table:table-cell>
          <table:table-cell table:style-name="ce3" office:value-type="float" office:value="2601000" calcext:value-type="float">
            <text:p>2601000</text:p>
          </table:table-cell>
          <table:table-cell table:style-name="ce3" office:value-type="float" office:value="33029" calcext:value-type="float">
            <text:p>33029</text:p>
          </table:table-cell>
          <table:table-cell table:number-columns-repeated="251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350000" calcext:value-type="float">
            <text:p>350000</text:p>
          </table:table-cell>
          <table:table-cell table:style-name="ce3" office:value-type="float" office:value="2100000" calcext:value-type="float">
            <text:p>2100000</text:p>
          </table:table-cell>
          <table:table-cell table:style-name="ce3" office:value-type="float" office:value="138054" calcext:value-type="float">
            <text:p>138054</text:p>
          </table:table-cell>
          <table:table-cell table:number-columns-repeated="251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float" office:value="25700000" calcext:value-type="float">
            <text:p>25700000</text:p>
          </table:table-cell>
          <table:table-cell table:style-name="ce3" office:value-type="float" office:value="10997000" calcext:value-type="float">
            <text:p>10997000</text:p>
          </table:table-cell>
          <table:table-cell table:style-name="ce3" office:value-type="float" office:value="466536" calcext:value-type="float">
            <text:p>466536</text:p>
          </table:table-cell>
          <table:table-cell table:number-columns-repeated="251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65" calcext:value-type="float">
            <text:p>1965</text:p>
          </table:table-cell>
          <table:table-cell table:style-name="ce3" office:value-type="float" office:value="117000" calcext:value-type="float">
            <text:p>117000</text:p>
          </table:table-cell>
          <table:table-cell table:style-name="ce3" office:value-type="float" office:value="881000" calcext:value-type="float">
            <text:p>881000</text:p>
          </table:table-cell>
          <table:table-cell table:style-name="ce3" office:value-type="float" office:value="108695" calcext:value-type="float">
            <text:p>108695</text:p>
          </table:table-cell>
          <table:table-cell table:number-columns-repeated="251"/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42793904" calcext:value-type="float">
            <text:p>42793904</text:p>
          </table:table-cell>
          <table:table-cell table:style-name="ce3" office:value-type="float" office:value="105982" calcext:value-type="float">
            <text:p>105982</text:p>
          </table:table-cell>
          <table:table-cell table:number-columns-repeated="251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20453808" calcext:value-type="float">
            <text:p>20453808</text:p>
          </table:table-cell>
          <table:table-cell table:style-name="ce3" office:value-type="float" office:value="3134700" calcext:value-type="float">
            <text:p>3134700</text:p>
          </table:table-cell>
          <table:table-cell table:style-name="ce3" office:value-type="float" office:value="14563" calcext:value-type="float">
            <text:p>14563</text:p>
          </table:table-cell>
          <table:table-cell table:number-columns-repeated="251"/>
        </table:table-row>
        <table:table-row table:style-name="ro1">
          <table:table-cell table:style-name="ce2" office:value-type="float" office:value="516" calcext:value-type="float">
            <text:p>516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69" calcext:value-type="float">
            <text:p>1969</text:p>
          </table:table-cell>
          <table:table-cell table:style-name="ce3" office:value-type="float" office:value="428000" calcext:value-type="float">
            <text:p>428000</text:p>
          </table:table-cell>
          <table:table-cell table:style-name="ce3" office:value-type="float" office:value="688100" calcext:value-type="float">
            <text:p>688100</text:p>
          </table:table-cell>
          <table:table-cell table:style-name="ce3" office:value-type="float" office:value="93396" calcext:value-type="float">
            <text:p>93396</text:p>
          </table:table-cell>
          <table:table-cell table:number-columns-repeated="251"/>
        </table:table-row>
        <table:table-row table:style-name="ro1">
          <table:table-cell table:style-name="ce2" office:value-type="float" office:value="517" calcext:value-type="float">
            <text:p>517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69" calcext:value-type="float">
            <text:p>1969</text:p>
          </table:table-cell>
          <table:table-cell table:style-name="ce3" office:value-type="float" office:value="45600" calcext:value-type="float">
            <text:p>45600</text:p>
          </table:table-cell>
          <table:table-cell table:style-name="ce3" office:value-type="float" office:value="250000" calcext:value-type="float">
            <text:p>250000</text:p>
          </table:table-cell>
          <table:table-cell table:style-name="ce3" office:value-type="float" office:value="25788" calcext:value-type="float">
            <text:p>25788</text:p>
          </table:table-cell>
          <table:table-cell table:number-columns-repeated="251"/>
        </table:table-row>
        <table:table-row table:style-name="ro1">
          <table:table-cell table:style-name="ce2" office:value-type="float" office:value="518" calcext:value-type="float">
            <text:p>518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82" calcext:value-type="float">
            <text:p>1982</text:p>
          </table:table-cell>
          <table:table-cell table:style-name="ce3" office:value-type="float" office:value="501400" calcext:value-type="float">
            <text:p>501400</text:p>
          </table:table-cell>
          <table:table-cell table:style-name="ce3" office:value-type="float" office:value="53494496" calcext:value-type="float">
            <text:p>53494496</text:p>
          </table:table-cell>
          <table:table-cell table:style-name="ce3" office:value-type="float" office:value="13973" calcext:value-type="float">
            <text:p>13973</text:p>
          </table:table-cell>
          <table:table-cell table:number-columns-repeated="251"/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3205000" calcext:value-type="float">
            <text:p>3205000</text:p>
          </table:table-cell>
          <table:table-cell table:style-name="ce3" office:value-type="float" office:value="1564700" calcext:value-type="float">
            <text:p>1564700</text:p>
          </table:table-cell>
          <table:table-cell table:style-name="ce3" office:value-type="float" office:value="16058" calcext:value-type="float">
            <text:p>16058</text:p>
          </table:table-cell>
          <table:table-cell table:number-columns-repeated="251"/>
        </table:table-row>
        <table:table-row table:style-name="ro1">
          <table:table-cell table:style-name="ce2" office:value-type="float" office:value="520" calcext:value-type="float">
            <text:p>520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34000" calcext:value-type="float">
            <text:p>34000</text:p>
          </table:table-cell>
          <table:table-cell table:style-name="ce3" office:value-type="float" office:value="8228700" calcext:value-type="float">
            <text:p>8228700</text:p>
          </table:table-cell>
          <table:table-cell table:style-name="ce3" office:value-type="float" office:value="163043" calcext:value-type="float">
            <text:p>163043</text:p>
          </table:table-cell>
          <table:table-cell table:number-columns-repeated="251"/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64" calcext:value-type="float">
            <text:p>1964</text:p>
          </table:table-cell>
          <table:table-cell table:style-name="ce3" office:value-type="float" office:value="21000" calcext:value-type="float">
            <text:p>21000</text:p>
          </table:table-cell>
          <table:table-cell table:style-name="ce3" office:value-type="float" office:value="2343800" calcext:value-type="float">
            <text:p>2343800</text:p>
          </table:table-cell>
          <table:table-cell table:style-name="ce3" office:value-type="float" office:value="129148" calcext:value-type="float">
            <text:p>129148</text:p>
          </table:table-cell>
          <table:table-cell table:number-columns-repeated="251"/>
        </table:table-row>
        <table:table-row table:style-name="ro1">
          <table:table-cell table:style-name="ce2" office:value-type="float" office:value="522" calcext:value-type="float">
            <text:p>522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82" calcext:value-type="float">
            <text:p>1982</text:p>
          </table:table-cell>
          <table:table-cell table:style-name="ce3" office:value-type="float" office:value="460000" calcext:value-type="float">
            <text:p>460000</text:p>
          </table:table-cell>
          <table:table-cell table:style-name="ce3" office:value-type="float" office:value="359000" calcext:value-type="float">
            <text:p>359000</text:p>
          </table:table-cell>
          <table:table-cell table:style-name="ce3" office:value-type="float" office:value="10288" calcext:value-type="float">
            <text:p>10288</text:p>
          </table:table-cell>
          <table:table-cell table:number-columns-repeated="251"/>
        </table:table-row>
        <table:table-row table:style-name="ro1">
          <table:table-cell table:style-name="ce2" office:value-type="float" office:value="523" calcext:value-type="float">
            <text:p>523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69" calcext:value-type="float">
            <text:p>1969</text:p>
          </table:table-cell>
          <table:table-cell table:style-name="ce3" office:value-type="float" office:value="24109104" calcext:value-type="float">
            <text:p>24109104</text:p>
          </table:table-cell>
          <table:table-cell table:style-name="ce3" office:value-type="float" office:value="254000" calcext:value-type="float">
            <text:p>254000</text:p>
          </table:table-cell>
          <table:table-cell table:style-name="ce3" office:value-type="float" office:value="178871" calcext:value-type="float">
            <text:p>178871</text:p>
          </table:table-cell>
          <table:table-cell table:number-columns-repeated="251"/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659500" calcext:value-type="float">
            <text:p>659500</text:p>
          </table:table-cell>
          <table:table-cell table:style-name="ce3" office:value-type="float" office:value="301900" calcext:value-type="float">
            <text:p>301900</text:p>
          </table:table-cell>
          <table:table-cell table:style-name="ce3" office:value-type="float" office:value="175957" calcext:value-type="float">
            <text:p>175957</text:p>
          </table:table-cell>
          <table:table-cell table:number-columns-repeated="251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62" calcext:value-type="float">
            <text:p>1962</text:p>
          </table:table-cell>
          <table:table-cell table:style-name="ce3" office:value-type="float" office:value="38262000" calcext:value-type="float">
            <text:p>38262000</text:p>
          </table:table-cell>
          <table:table-cell table:style-name="ce3" office:value-type="float" office:value="6957000" calcext:value-type="float">
            <text:p>6957000</text:p>
          </table:table-cell>
          <table:table-cell table:style-name="ce3" office:value-type="float" office:value="14556" calcext:value-type="float">
            <text:p>14556</text:p>
          </table:table-cell>
          <table:table-cell table:number-columns-repeated="251"/>
        </table:table-row>
        <table:table-row table:style-name="ro1">
          <table:table-cell table:style-name="ce2" office:value-type="float" office:value="526" calcext:value-type="float">
            <text:p>526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65" calcext:value-type="float">
            <text:p>1965</text:p>
          </table:table-cell>
          <table:table-cell table:style-name="ce3" office:value-type="float" office:value="58000" calcext:value-type="float">
            <text:p>58000</text:p>
          </table:table-cell>
          <table:table-cell table:style-name="ce3" office:value-type="float" office:value="346736" calcext:value-type="float">
            <text:p>346736</text:p>
          </table:table-cell>
          <table:table-cell table:style-name="ce3" office:value-type="float" office:value="150160" calcext:value-type="float">
            <text:p>150160</text:p>
          </table:table-cell>
          <table:table-cell table:number-columns-repeated="251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float" office:value="130000" calcext:value-type="float">
            <text:p>130000</text:p>
          </table:table-cell>
          <table:table-cell table:style-name="ce3" office:value-type="float" office:value="33630" calcext:value-type="float">
            <text:p>33630</text:p>
          </table:table-cell>
          <table:table-cell table:style-name="ce3" office:value-type="float" office:value="9000" calcext:value-type="float">
            <text:p>9000</text:p>
          </table:table-cell>
          <table:table-cell table:number-columns-repeated="251"/>
        </table:table-row>
        <table:table-row table:style-name="ro1">
          <table:table-cell table:style-name="ce2" office:value-type="float" office:value="528" calcext:value-type="float">
            <text:p>528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90" calcext:value-type="float">
            <text:p>1990</text:p>
          </table:table-cell>
          <table:table-cell table:style-name="ce3" office:value-type="float" office:value="332800" calcext:value-type="float">
            <text:p>332800</text:p>
          </table:table-cell>
          <table:table-cell table:style-name="ce3" office:value-type="float" office:value="4647700" calcext:value-type="float">
            <text:p>4647700</text:p>
          </table:table-cell>
          <table:table-cell table:style-name="ce3" office:value-type="float" office:value="87500" calcext:value-type="float">
            <text:p>87500</text:p>
          </table:table-cell>
          <table:table-cell table:number-columns-repeated="251"/>
        </table:table-row>
        <table:table-row table:style-name="ro1">
          <table:table-cell table:style-name="ce2" office:value-type="float" office:value="529" calcext:value-type="float">
            <text:p>529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82" calcext:value-type="float">
            <text:p>1982</text:p>
          </table:table-cell>
          <table:table-cell table:style-name="ce3" office:value-type="float" office:value="284900" calcext:value-type="float">
            <text:p>284900</text:p>
          </table:table-cell>
          <table:table-cell table:style-name="ce3" office:value-type="float" office:value="810000" calcext:value-type="float">
            <text:p>810000</text:p>
          </table:table-cell>
          <table:table-cell table:style-name="ce3" office:value-type="float" office:value="126592" calcext:value-type="float">
            <text:p>126592</text:p>
          </table:table-cell>
          <table:table-cell table:number-columns-repeated="251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83000" calcext:value-type="float">
            <text:p>83000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10899" calcext:value-type="float">
            <text:p>10899</text:p>
          </table:table-cell>
          <table:table-cell table:number-columns-repeated="251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68" calcext:value-type="float">
            <text:p>1968</text:p>
          </table:table-cell>
          <table:table-cell table:style-name="ce3" office:value-type="float" office:value="2301000" calcext:value-type="float">
            <text:p>2301000</text:p>
          </table:table-cell>
          <table:table-cell table:style-name="ce3" office:value-type="float" office:value="262090000" calcext:value-type="float">
            <text:p>262090000</text:p>
          </table:table-cell>
          <table:table-cell table:style-name="ce3" office:value-type="float" office:value="16965" calcext:value-type="float">
            <text:p>16965</text:p>
          </table:table-cell>
          <table:table-cell table:number-columns-repeated="251"/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2602900" calcext:value-type="float">
            <text:p>2602900</text:p>
          </table:table-cell>
          <table:table-cell table:style-name="ce3" office:value-type="float" office:value="4664000" calcext:value-type="float">
            <text:p>4664000</text:p>
          </table:table-cell>
          <table:table-cell table:style-name="ce3" office:value-type="float" office:value="121520" calcext:value-type="float">
            <text:p>121520</text:p>
          </table:table-cell>
          <table:table-cell table:number-columns-repeated="251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83" calcext:value-type="float">
            <text:p>1983</text:p>
          </table:table-cell>
          <table:table-cell table:style-name="ce3" office:value-type="float" office:value="43830" calcext:value-type="float">
            <text:p>43830</text:p>
          </table:table-cell>
          <table:table-cell table:style-name="ce3" office:value-type="float" office:value="21000" calcext:value-type="float">
            <text:p>21000</text:p>
          </table:table-cell>
          <table:table-cell table:style-name="ce3" office:value-type="float" office:value="92307" calcext:value-type="float">
            <text:p>92307</text:p>
          </table:table-cell>
          <table:table-cell table:number-columns-repeated="251"/>
        </table:table-row>
        <table:table-row table:style-name="ro1">
          <table:table-cell table:style-name="ce2" office:value-type="float" office:value="534" calcext:value-type="float">
            <text:p>534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15389" calcext:value-type="float">
            <text:p>15389</text:p>
          </table:table-cell>
          <table:table-cell table:style-name="ce3" office:value-type="float" office:value="430000" calcext:value-type="float">
            <text:p>430000</text:p>
          </table:table-cell>
          <table:table-cell table:style-name="ce3" office:value-type="float" office:value="16316" calcext:value-type="float">
            <text:p>16316</text:p>
          </table:table-cell>
          <table:table-cell table:number-columns-repeated="251"/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43400000" calcext:value-type="float">
            <text:p>43400000</text:p>
          </table:table-cell>
          <table:table-cell table:style-name="ce3" office:value-type="float" office:value="7153000" calcext:value-type="float">
            <text:p>7153000</text:p>
          </table:table-cell>
          <table:table-cell table:style-name="ce3" office:value-type="float" office:value="33157" calcext:value-type="float">
            <text:p>33157</text:p>
          </table:table-cell>
          <table:table-cell table:number-columns-repeated="251"/>
        </table:table-row>
        <table:table-row table:style-name="ro1">
          <table:table-cell table:style-name="ce2" office:value-type="float" office:value="536" calcext:value-type="float">
            <text:p>536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float" office:value="3374100" calcext:value-type="float">
            <text:p>3374100</text:p>
          </table:table-cell>
          <table:table-cell table:style-name="ce3" office:value-type="float" office:value="14997" calcext:value-type="float">
            <text:p>14997</text:p>
          </table:table-cell>
          <table:table-cell table:number-columns-repeated="251"/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float" office:value="70000" calcext:value-type="float">
            <text:p>70000</text:p>
          </table:table-cell>
          <table:table-cell table:style-name="ce3" office:value-type="float" office:value="3271000" calcext:value-type="float">
            <text:p>3271000</text:p>
          </table:table-cell>
          <table:table-cell table:style-name="ce3" office:value-type="float" office:value="593799" calcext:value-type="float">
            <text:p>593799</text:p>
          </table:table-cell>
          <table:table-cell table:number-columns-repeated="251"/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293692" calcext:value-type="float">
            <text:p>293692</text:p>
          </table:table-cell>
          <table:table-cell table:style-name="ce3" office:value-type="float" office:value="386486" calcext:value-type="float">
            <text:p>386486</text:p>
          </table:table-cell>
          <table:table-cell table:style-name="ce3" office:value-type="float" office:value="163253" calcext:value-type="float">
            <text:p>163253</text:p>
          </table:table-cell>
          <table:table-cell table:number-columns-repeated="251"/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float" office:value="62000" calcext:value-type="float">
            <text:p>62000</text:p>
          </table:table-cell>
          <table:table-cell table:style-name="ce3" office:value-type="float" office:value="389908" calcext:value-type="float">
            <text:p>389908</text:p>
          </table:table-cell>
          <table:table-cell table:style-name="ce3" office:value-type="float" office:value="17676" calcext:value-type="float">
            <text:p>17676</text:p>
          </table:table-cell>
          <table:table-cell table:number-columns-repeated="251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9670000" calcext:value-type="float">
            <text:p>9670000</text:p>
          </table:table-cell>
          <table:table-cell table:style-name="ce3" office:value-type="float" office:value="19072" calcext:value-type="float">
            <text:p>19072</text:p>
          </table:table-cell>
          <table:table-cell table:number-columns-repeated="251"/>
        </table:table-row>
        <table:table-row table:style-name="ro1">
          <table:table-cell table:style-name="ce2" office:value-type="float" office:value="541" calcext:value-type="float">
            <text:p>541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85100" calcext:value-type="float">
            <text:p>85100</text:p>
          </table:table-cell>
          <table:table-cell table:style-name="ce3" office:value-type="float" office:value="402489" calcext:value-type="float">
            <text:p>402489</text:p>
          </table:table-cell>
          <table:table-cell table:style-name="ce3" office:value-type="float" office:value="70387" calcext:value-type="float">
            <text:p>70387</text:p>
          </table:table-cell>
          <table:table-cell table:number-columns-repeated="251"/>
        </table:table-row>
        <table:table-row table:style-name="ro1">
          <table:table-cell table:style-name="ce2" office:value-type="float" office:value="542" calcext:value-type="float">
            <text:p>542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230000" calcext:value-type="float">
            <text:p>230000</text:p>
          </table:table-cell>
          <table:table-cell table:style-name="ce3" office:value-type="float" office:value="63051904" calcext:value-type="float">
            <text:p>63051904</text:p>
          </table:table-cell>
          <table:table-cell table:style-name="ce3" office:value-type="float" office:value="19377" calcext:value-type="float">
            <text:p>19377</text:p>
          </table:table-cell>
          <table:table-cell table:number-columns-repeated="251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67" calcext:value-type="float">
            <text:p>1967</text:p>
          </table:table-cell>
          <table:table-cell table:style-name="ce3" office:value-type="float" office:value="9953" calcext:value-type="float">
            <text:p>9953</text:p>
          </table:table-cell>
          <table:table-cell table:style-name="ce3" office:value-type="float" office:value="505079" calcext:value-type="float">
            <text:p>505079</text:p>
          </table:table-cell>
          <table:table-cell table:style-name="ce3" office:value-type="float" office:value="131034" calcext:value-type="float">
            <text:p>131034</text:p>
          </table:table-cell>
          <table:table-cell table:number-columns-repeated="251"/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38285008" calcext:value-type="float">
            <text:p>38285008</text:p>
          </table:table-cell>
          <table:table-cell table:style-name="ce3" office:value-type="float" office:value="176965008" calcext:value-type="float">
            <text:p>176965008</text:p>
          </table:table-cell>
          <table:table-cell table:style-name="ce3" office:value-type="float" office:value="583589" calcext:value-type="float">
            <text:p>583589</text:p>
          </table:table-cell>
          <table:table-cell table:number-columns-repeated="251"/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90000" calcext:value-type="float">
            <text:p>90000</text:p>
          </table:table-cell>
          <table:table-cell table:style-name="ce3" office:value-type="float" office:value="3200000" calcext:value-type="float">
            <text:p>3200000</text:p>
          </table:table-cell>
          <table:table-cell table:style-name="ce3" office:value-type="float" office:value="437200" calcext:value-type="float">
            <text:p>437200</text:p>
          </table:table-cell>
          <table:table-cell table:number-columns-repeated="251"/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320000" calcext:value-type="float">
            <text:p>320000</text:p>
          </table:table-cell>
          <table:table-cell table:style-name="ce3" office:value-type="float" office:value="1866800" calcext:value-type="float">
            <text:p>1866800</text:p>
          </table:table-cell>
          <table:table-cell table:style-name="ce3" office:value-type="float" office:value="132500" calcext:value-type="float">
            <text:p>132500</text:p>
          </table:table-cell>
          <table:table-cell table:number-columns-repeated="251"/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float" office:value="1827800" calcext:value-type="float">
            <text:p>1827800</text:p>
          </table:table-cell>
          <table:table-cell table:style-name="ce3" office:value-type="float" office:value="6269300" calcext:value-type="float">
            <text:p>6269300</text:p>
          </table:table-cell>
          <table:table-cell table:style-name="ce3" office:value-type="float" office:value="145714" calcext:value-type="float">
            <text:p>145714</text:p>
          </table:table-cell>
          <table:table-cell table:number-columns-repeated="251"/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64" calcext:value-type="float">
            <text:p>1964</text:p>
          </table:table-cell>
          <table:table-cell table:style-name="ce3" office:value-type="float" office:value="619600" calcext:value-type="float">
            <text:p>619600</text:p>
          </table:table-cell>
          <table:table-cell table:style-name="ce3" office:value-type="float" office:value="11509600" calcext:value-type="float">
            <text:p>11509600</text:p>
          </table:table-cell>
          <table:table-cell table:style-name="ce3" office:value-type="float" office:value="298434" calcext:value-type="float">
            <text:p>298434</text:p>
          </table:table-cell>
          <table:table-cell table:number-columns-repeated="251"/>
        </table:table-row>
        <table:table-row table:style-name="ro1">
          <table:table-cell table:style-name="ce2" office:value-type="float" office:value="549" calcext:value-type="float">
            <text:p>549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91913008" calcext:value-type="float">
            <text:p>91913008</text:p>
          </table:table-cell>
          <table:table-cell table:style-name="ce3" office:value-type="float" office:value="463428" calcext:value-type="float">
            <text:p>463428</text:p>
          </table:table-cell>
          <table:table-cell table:number-columns-repeated="251"/>
        </table:table-row>
        <table:table-row table:style-name="ro1">
          <table:table-cell table:style-name="ce2" office:value-type="float" office:value="550" calcext:value-type="float">
            <text:p>550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34694000" calcext:value-type="float">
            <text:p>34694000</text:p>
          </table:table-cell>
          <table:table-cell table:style-name="ce3" office:value-type="float" office:value="14857000" calcext:value-type="float">
            <text:p>14857000</text:p>
          </table:table-cell>
          <table:table-cell table:style-name="ce3" office:value-type="float" office:value="152447" calcext:value-type="float">
            <text:p>152447</text:p>
          </table:table-cell>
          <table:table-cell table:number-columns-repeated="251"/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67" calcext:value-type="float">
            <text:p>1967</text:p>
          </table:table-cell>
          <table:table-cell table:style-name="ce3" office:value-type="float" office:value="3870000" calcext:value-type="float">
            <text:p>3870000</text:p>
          </table:table-cell>
          <table:table-cell table:style-name="ce3" office:value-type="float" office:value="471952" calcext:value-type="float">
            <text:p>471952</text:p>
          </table:table-cell>
          <table:table-cell table:style-name="ce3" office:value-type="float" office:value="347456" calcext:value-type="float">
            <text:p>347456</text:p>
          </table:table-cell>
          <table:table-cell table:number-columns-repeated="251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92" calcext:value-type="float">
            <text:p>1992</text:p>
          </table:table-cell>
          <table:table-cell table:style-name="ce3" office:value-type="float" office:value="165000" calcext:value-type="float">
            <text:p>165000</text:p>
          </table:table-cell>
          <table:table-cell table:style-name="ce3" office:value-type="float" office:value="640000" calcext:value-type="float">
            <text:p>640000</text:p>
          </table:table-cell>
          <table:table-cell table:style-name="ce3" office:value-type="float" office:value="125548" calcext:value-type="float">
            <text:p>125548</text:p>
          </table:table-cell>
          <table:table-cell table:number-columns-repeated="251"/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float" office:value="428000" calcext:value-type="float">
            <text:p>428000</text:p>
          </table:table-cell>
          <table:table-cell table:style-name="ce3" office:value-type="float" office:value="3203000" calcext:value-type="float">
            <text:p>3203000</text:p>
          </table:table-cell>
          <table:table-cell table:style-name="ce3" office:value-type="float" office:value="17704" calcext:value-type="float">
            <text:p>17704</text:p>
          </table:table-cell>
          <table:table-cell table:number-columns-repeated="251"/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890800" calcext:value-type="float">
            <text:p>890800</text:p>
          </table:table-cell>
          <table:table-cell table:style-name="ce3" office:value-type="float" office:value="63475696" calcext:value-type="float">
            <text:p>63475696</text:p>
          </table:table-cell>
          <table:table-cell table:style-name="ce3" office:value-type="float" office:value="134766" calcext:value-type="float">
            <text:p>134766</text:p>
          </table:table-cell>
          <table:table-cell table:number-columns-repeated="251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61" calcext:value-type="float">
            <text:p>1961</text:p>
          </table:table-cell>
          <table:table-cell table:style-name="ce3" office:value-type="float" office:value="384242" calcext:value-type="float">
            <text:p>384242</text:p>
          </table:table-cell>
          <table:table-cell table:style-name="ce3" office:value-type="float" office:value="8961700" calcext:value-type="float">
            <text:p>8961700</text:p>
          </table:table-cell>
          <table:table-cell table:style-name="ce3" office:value-type="float" office:value="170581" calcext:value-type="float">
            <text:p>170581</text:p>
          </table:table-cell>
          <table:table-cell table:number-columns-repeated="251"/>
        </table:table-row>
        <table:table-row table:style-name="ro1">
          <table:table-cell table:style-name="ce2" office:value-type="float" office:value="556" calcext:value-type="float">
            <text:p>556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64" calcext:value-type="float">
            <text:p>1964</text:p>
          </table:table-cell>
          <table:table-cell table:style-name="ce3" office:value-type="float" office:value="40000" calcext:value-type="float">
            <text:p>40000</text:p>
          </table:table-cell>
          <table:table-cell table:style-name="ce3" office:value-type="float" office:value="893000" calcext:value-type="float">
            <text:p>893000</text:p>
          </table:table-cell>
          <table:table-cell table:style-name="ce3" office:value-type="float" office:value="19397" calcext:value-type="float">
            <text:p>19397</text:p>
          </table:table-cell>
          <table:table-cell table:number-columns-repeated="251"/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68" calcext:value-type="float">
            <text:p>1968</text:p>
          </table:table-cell>
          <table:table-cell table:style-name="ce3" office:value-type="float" office:value="42166896" calcext:value-type="float">
            <text:p>42166896</text:p>
          </table:table-cell>
          <table:table-cell table:style-name="ce3" office:value-type="float" office:value="420000" calcext:value-type="float">
            <text:p>420000</text:p>
          </table:table-cell>
          <table:table-cell table:style-name="ce3" office:value-type="float" office:value="304802" calcext:value-type="float">
            <text:p>304802</text:p>
          </table:table-cell>
          <table:table-cell table:number-columns-repeated="251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792800" calcext:value-type="float">
            <text:p>792800</text:p>
          </table:table-cell>
          <table:table-cell table:style-name="ce3" office:value-type="float" office:value="1353100" calcext:value-type="float">
            <text:p>1353100</text:p>
          </table:table-cell>
          <table:table-cell table:style-name="ce3" office:value-type="float" office:value="207013" calcext:value-type="float">
            <text:p>207013</text:p>
          </table:table-cell>
          <table:table-cell table:number-columns-repeated="251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43810000" calcext:value-type="float">
            <text:p>43810000</text:p>
          </table:table-cell>
          <table:table-cell table:style-name="ce3" office:value-type="float" office:value="9601000" calcext:value-type="float">
            <text:p>9601000</text:p>
          </table:table-cell>
          <table:table-cell table:style-name="ce3" office:value-type="float" office:value="85000" calcext:value-type="float">
            <text:p>85000</text:p>
          </table:table-cell>
          <table:table-cell table:number-columns-repeated="251"/>
        </table:table-row>
        <table:table-row table:style-name="ro1">
          <table:table-cell table:style-name="ce2" office:value-type="float" office:value="560" calcext:value-type="float">
            <text:p>560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61" calcext:value-type="float">
            <text:p>1961</text:p>
          </table:table-cell>
          <table:table-cell table:style-name="ce3" office:value-type="float" office:value="180000" calcext:value-type="float">
            <text:p>180000</text:p>
          </table:table-cell>
          <table:table-cell table:style-name="ce3" office:value-type="float" office:value="768000" calcext:value-type="float">
            <text:p>768000</text:p>
          </table:table-cell>
          <table:table-cell table:style-name="ce3" office:value-type="float" office:value="8267" calcext:value-type="float">
            <text:p>8267</text:p>
          </table:table-cell>
          <table:table-cell table:number-columns-repeated="251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616500" calcext:value-type="float">
            <text:p>616500</text:p>
          </table:table-cell>
          <table:table-cell table:style-name="ce3" office:value-type="float" office:value="656162" calcext:value-type="float">
            <text:p>656162</text:p>
          </table:table-cell>
          <table:table-cell table:style-name="ce3" office:value-type="float" office:value="200000" calcext:value-type="float">
            <text:p>200000</text:p>
          </table:table-cell>
          <table:table-cell table:number-columns-repeated="251"/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float" office:value="341762" calcext:value-type="float">
            <text:p>341762</text:p>
          </table:table-cell>
          <table:table-cell table:style-name="ce3" office:value-type="float" office:value="1790000" calcext:value-type="float">
            <text:p>1790000</text:p>
          </table:table-cell>
          <table:table-cell table:style-name="ce3" office:value-type="float" office:value="95384" calcext:value-type="float">
            <text:p>95384</text:p>
          </table:table-cell>
          <table:table-cell table:number-columns-repeated="251"/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26594700" calcext:value-type="float">
            <text:p>26594700</text:p>
          </table:table-cell>
          <table:table-cell table:style-name="ce3" office:value-type="float" office:value="16540100" calcext:value-type="float">
            <text:p>16540100</text:p>
          </table:table-cell>
          <table:table-cell table:style-name="ce3" office:value-type="float" office:value="159399" calcext:value-type="float">
            <text:p>159399</text:p>
          </table:table-cell>
          <table:table-cell table:number-columns-repeated="251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63" calcext:value-type="float">
            <text:p>1963</text:p>
          </table:table-cell>
          <table:table-cell table:style-name="ce3" office:value-type="float" office:value="40000" calcext:value-type="float">
            <text:p>40000</text:p>
          </table:table-cell>
          <table:table-cell table:style-name="ce3" office:value-type="float" office:value="58867952" calcext:value-type="float">
            <text:p>58867952</text:p>
          </table:table-cell>
          <table:table-cell table:style-name="ce3" office:value-type="float" office:value="22443" calcext:value-type="float">
            <text:p>22443</text:p>
          </table:table-cell>
          <table:table-cell table:number-columns-repeated="251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2456000" calcext:value-type="float">
            <text:p>2456000</text:p>
          </table:table-cell>
          <table:table-cell table:style-name="ce3" office:value-type="float" office:value="150000" calcext:value-type="float">
            <text:p>150000</text:p>
          </table:table-cell>
          <table:table-cell table:style-name="ce3" office:value-type="float" office:value="94202" calcext:value-type="float">
            <text:p>94202</text:p>
          </table:table-cell>
          <table:table-cell table:number-columns-repeated="251"/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72" calcext:value-type="float">
            <text:p>1972</text:p>
          </table:table-cell>
          <table:table-cell table:style-name="ce3" office:value-type="float" office:value="735000" calcext:value-type="float">
            <text:p>735000</text:p>
          </table:table-cell>
          <table:table-cell table:style-name="ce3" office:value-type="float" office:value="277560000" calcext:value-type="float">
            <text:p>277560000</text:p>
          </table:table-cell>
          <table:table-cell table:style-name="ce3" office:value-type="float" office:value="81476" calcext:value-type="float">
            <text:p>81476</text:p>
          </table:table-cell>
          <table:table-cell table:number-columns-repeated="251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float" office:value="20921504" calcext:value-type="float">
            <text:p>20921504</text:p>
          </table:table-cell>
          <table:table-cell table:style-name="ce3" office:value-type="float" office:value="1623700" calcext:value-type="float">
            <text:p>1623700</text:p>
          </table:table-cell>
          <table:table-cell table:style-name="ce3" office:value-type="float" office:value="127857" calcext:value-type="float">
            <text:p>127857</text:p>
          </table:table-cell>
          <table:table-cell table:number-columns-repeated="251"/>
        </table:table-row>
        <table:table-row table:style-name="ro1">
          <table:table-cell table:style-name="ce2" office:value-type="float" office:value="568" calcext:value-type="float">
            <text:p>568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float" office:value="41158800" calcext:value-type="float">
            <text:p>41158800</text:p>
          </table:table-cell>
          <table:table-cell table:style-name="ce3" office:value-type="float" office:value="700000" calcext:value-type="float">
            <text:p>700000</text:p>
          </table:table-cell>
          <table:table-cell table:style-name="ce3" office:value-type="float" office:value="105263" calcext:value-type="float">
            <text:p>105263</text:p>
          </table:table-cell>
          <table:table-cell table:number-columns-repeated="251"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289200" calcext:value-type="float">
            <text:p>1289200</text:p>
          </table:table-cell>
          <table:table-cell table:style-name="ce3" office:value-type="float" office:value="1669400" calcext:value-type="float">
            <text:p>166940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51"/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4170000" calcext:value-type="float">
            <text:p>4170000</text:p>
          </table:table-cell>
          <table:table-cell table:style-name="ce3" office:value-type="float" office:value="60644544" calcext:value-type="float">
            <text:p>60644544</text:p>
          </table:table-cell>
          <table:table-cell table:style-name="ce3" office:value-type="float" office:value="18663" calcext:value-type="float">
            <text:p>18663</text:p>
          </table:table-cell>
          <table:table-cell table:number-columns-repeated="251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74400" calcext:value-type="float">
            <text:p>274400</text:p>
          </table:table-cell>
          <table:table-cell table:style-name="ce3" office:value-type="float" office:value="4930000" calcext:value-type="float">
            <text:p>4930000</text:p>
          </table:table-cell>
          <table:table-cell table:style-name="ce3" office:value-type="float" office:value="10601" calcext:value-type="float">
            <text:p>10601</text:p>
          </table:table-cell>
          <table:table-cell table:number-columns-repeated="251"/>
        </table:table-row>
        <table:table-row table:style-name="ro1">
          <table:table-cell table:style-name="ce2" office:value-type="float" office:value="572" calcext:value-type="float">
            <text:p>572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22171696" calcext:value-type="float">
            <text:p>22171696</text:p>
          </table:table-cell>
          <table:table-cell table:style-name="ce3" office:value-type="float" office:value="3150000" calcext:value-type="float">
            <text:p>3150000</text:p>
          </table:table-cell>
          <table:table-cell table:style-name="ce3" office:value-type="float" office:value="483242" calcext:value-type="float">
            <text:p>483242</text:p>
          </table:table-cell>
          <table:table-cell table:number-columns-repeated="251"/>
        </table:table-row>
        <table:table-row table:style-name="ro1">
          <table:table-cell table:style-name="ce2" office:value-type="float" office:value="573" calcext:value-type="float">
            <text:p>573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5720300" calcext:value-type="float">
            <text:p>5720300</text:p>
          </table:table-cell>
          <table:table-cell table:style-name="ce3" office:value-type="float" office:value="67170" calcext:value-type="float">
            <text:p>67170</text:p>
          </table:table-cell>
          <table:table-cell table:style-name="ce3" office:value-type="float" office:value="403420" calcext:value-type="float">
            <text:p>403420</text:p>
          </table:table-cell>
          <table:table-cell table:number-columns-repeated="251"/>
        </table:table-row>
        <table:table-row table:style-name="ro1">
          <table:table-cell table:style-name="ce2" office:value-type="float" office:value="574" calcext:value-type="float">
            <text:p>574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float" office:value="55510" calcext:value-type="float">
            <text:p>55510</text:p>
          </table:table-cell>
          <table:table-cell table:style-name="ce3" office:value-type="float" office:value="750000" calcext:value-type="float">
            <text:p>750000</text:p>
          </table:table-cell>
          <table:table-cell table:style-name="ce3" office:value-type="float" office:value="491142" calcext:value-type="float">
            <text:p>491142</text:p>
          </table:table-cell>
          <table:table-cell table:number-columns-repeated="251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63" calcext:value-type="float">
            <text:p>1963</text:p>
          </table:table-cell>
          <table:table-cell table:style-name="ce3" office:value-type="float" office:value="57000" calcext:value-type="float">
            <text:p>57000</text:p>
          </table:table-cell>
          <table:table-cell table:style-name="ce3" office:value-type="float" office:value="68636900" calcext:value-type="float">
            <text:p>68636900</text:p>
          </table:table-cell>
          <table:table-cell table:style-name="ce3" office:value-type="float" office:value="155739" calcext:value-type="float">
            <text:p>155739</text:p>
          </table:table-cell>
          <table:table-cell table:number-columns-repeated="251"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69" calcext:value-type="float">
            <text:p>1969</text:p>
          </table:table-cell>
          <table:table-cell table:style-name="ce3" office:value-type="float" office:value="21000" calcext:value-type="float">
            <text:p>21000</text:p>
          </table:table-cell>
          <table:table-cell table:style-name="ce3" office:value-type="float" office:value="655000" calcext:value-type="float">
            <text:p>655000</text:p>
          </table:table-cell>
          <table:table-cell table:style-name="ce3" office:value-type="float" office:value="11719" calcext:value-type="float">
            <text:p>11719</text:p>
          </table:table-cell>
          <table:table-cell table:number-columns-repeated="251"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5896700" calcext:value-type="float">
            <text:p>5896700</text:p>
          </table:table-cell>
          <table:table-cell table:style-name="ce3" office:value-type="float" office:value="419002" calcext:value-type="float">
            <text:p>419002</text:p>
          </table:table-cell>
          <table:table-cell table:style-name="ce3" office:value-type="float" office:value="72506" calcext:value-type="float">
            <text:p>72506</text:p>
          </table:table-cell>
          <table:table-cell table:number-columns-repeated="251"/>
        </table:table-row>
        <table:table-row table:style-name="ro1">
          <table:table-cell table:style-name="ce2" office:value-type="float" office:value="578" calcext:value-type="float">
            <text:p>578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67" calcext:value-type="float">
            <text:p>1967</text:p>
          </table:table-cell>
          <table:table-cell table:style-name="ce3" office:value-type="float" office:value="1386000" calcext:value-type="float">
            <text:p>1386000</text:p>
          </table:table-cell>
          <table:table-cell table:style-name="ce3" office:value-type="float" office:value="3167100" calcext:value-type="float">
            <text:p>3167100</text:p>
          </table:table-cell>
          <table:table-cell table:style-name="ce3" office:value-type="float" office:value="561597" calcext:value-type="float">
            <text:p>561597</text:p>
          </table:table-cell>
          <table:table-cell table:number-columns-repeated="251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float" office:value="36462000" calcext:value-type="float">
            <text:p>36462000</text:p>
          </table:table-cell>
          <table:table-cell table:style-name="ce3" office:value-type="float" office:value="23610700" calcext:value-type="float">
            <text:p>23610700</text:p>
          </table:table-cell>
          <table:table-cell table:style-name="ce3" office:value-type="float" office:value="178801" calcext:value-type="float">
            <text:p>178801</text:p>
          </table:table-cell>
          <table:table-cell table:number-columns-repeated="251"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3940000" calcext:value-type="float">
            <text:p>3940000</text:p>
          </table:table-cell>
          <table:table-cell table:style-name="ce3" office:value-type="float" office:value="1050000" calcext:value-type="float">
            <text:p>1050000</text:p>
          </table:table-cell>
          <table:table-cell table:style-name="ce3" office:value-type="float" office:value="112424" calcext:value-type="float">
            <text:p>112424</text:p>
          </table:table-cell>
          <table:table-cell table:number-columns-repeated="251"/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float" office:value="2866200" calcext:value-type="float">
            <text:p>2866200</text:p>
          </table:table-cell>
          <table:table-cell table:style-name="ce3" office:value-type="float" office:value="374535" calcext:value-type="float">
            <text:p>374535</text:p>
          </table:table-cell>
          <table:table-cell table:style-name="ce3" office:value-type="float" office:value="282500" calcext:value-type="float">
            <text:p>282500</text:p>
          </table:table-cell>
          <table:table-cell table:number-columns-repeated="251"/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447000" calcext:value-type="float">
            <text:p>447000</text:p>
          </table:table-cell>
          <table:table-cell table:style-name="ce3" office:value-type="float" office:value="1240000" calcext:value-type="float">
            <text:p>1240000</text:p>
          </table:table-cell>
          <table:table-cell table:style-name="ce3" office:value-type="float" office:value="160982" calcext:value-type="float">
            <text:p>160982</text:p>
          </table:table-cell>
          <table:table-cell table:number-columns-repeated="251"/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757400" calcext:value-type="float">
            <text:p>757400</text:p>
          </table:table-cell>
          <table:table-cell table:style-name="ce3" office:value-type="float" office:value="485180" calcext:value-type="float">
            <text:p>485180</text:p>
          </table:table-cell>
          <table:table-cell table:style-name="ce3" office:value-type="float" office:value="12951" calcext:value-type="float">
            <text:p>12951</text:p>
          </table:table-cell>
          <table:table-cell table:number-columns-repeated="251"/>
        </table:table-row>
        <table:table-row table:style-name="ro1">
          <table:table-cell table:style-name="ce2" office:value-type="float" office:value="584" calcext:value-type="float">
            <text:p>584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280000" calcext:value-type="float">
            <text:p>280000</text:p>
          </table:table-cell>
          <table:table-cell table:style-name="ce3" office:value-type="float" office:value="7170700" calcext:value-type="float">
            <text:p>7170700</text:p>
          </table:table-cell>
          <table:table-cell table:style-name="ce3" office:value-type="float" office:value="13636" calcext:value-type="float">
            <text:p>13636</text:p>
          </table:table-cell>
          <table:table-cell table:number-columns-repeated="251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794100" calcext:value-type="float">
            <text:p>794100</text:p>
          </table:table-cell>
          <table:table-cell table:style-name="ce3" office:value-type="float" office:value="2371000" calcext:value-type="float">
            <text:p>2371000</text:p>
          </table:table-cell>
          <table:table-cell table:style-name="ce3" office:value-type="float" office:value="16580" calcext:value-type="float">
            <text:p>16580</text:p>
          </table:table-cell>
          <table:table-cell table:number-columns-repeated="251"/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2413000" calcext:value-type="float">
            <text:p>2413000</text:p>
          </table:table-cell>
          <table:table-cell table:style-name="ce3" office:value-type="float" office:value="5701100" calcext:value-type="float">
            <text:p>5701100</text:p>
          </table:table-cell>
          <table:table-cell table:style-name="ce3" office:value-type="float" office:value="28456" calcext:value-type="float">
            <text:p>28456</text:p>
          </table:table-cell>
          <table:table-cell table:number-columns-repeated="251"/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92" calcext:value-type="float">
            <text:p>1992</text:p>
          </table:table-cell>
          <table:table-cell table:style-name="ce3" office:value-type="float" office:value="426000" calcext:value-type="float">
            <text:p>426000</text:p>
          </table:table-cell>
          <table:table-cell table:style-name="ce3" office:value-type="float" office:value="31830000" calcext:value-type="float">
            <text:p>31830000</text:p>
          </table:table-cell>
          <table:table-cell table:style-name="ce3" office:value-type="float" office:value="66661" calcext:value-type="float">
            <text:p>66661</text:p>
          </table:table-cell>
          <table:table-cell table:number-columns-repeated="251"/>
        </table:table-row>
        <table:table-row table:style-name="ro1">
          <table:table-cell table:style-name="ce2" office:value-type="float" office:value="588" calcext:value-type="float">
            <text:p>588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95000" calcext:value-type="float">
            <text:p>95000</text:p>
          </table:table-cell>
          <table:table-cell table:style-name="ce3" office:value-type="float" office:value="1250000" calcext:value-type="float">
            <text:p>1250000</text:p>
          </table:table-cell>
          <table:table-cell table:style-name="ce3" office:value-type="float" office:value="19161" calcext:value-type="float">
            <text:p>19161</text:p>
          </table:table-cell>
          <table:table-cell table:number-columns-repeated="251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64" calcext:value-type="float">
            <text:p>1964</text:p>
          </table:table-cell>
          <table:table-cell table:style-name="ce3" office:value-type="float" office:value="26960" calcext:value-type="float">
            <text:p>26960</text:p>
          </table:table-cell>
          <table:table-cell table:style-name="ce3" office:value-type="float" office:value="254000000" calcext:value-type="float">
            <text:p>254000000</text:p>
          </table:table-cell>
          <table:table-cell table:style-name="ce3" office:value-type="float" office:value="331428" calcext:value-type="float">
            <text:p>331428</text:p>
          </table:table-cell>
          <table:table-cell table:number-columns-repeated="251"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62" calcext:value-type="float">
            <text:p>1962</text:p>
          </table:table-cell>
          <table:table-cell table:style-name="ce3" office:value-type="float" office:value="354133" calcext:value-type="float">
            <text:p>354133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469003" calcext:value-type="float">
            <text:p>469003</text:p>
          </table:table-cell>
          <table:table-cell table:number-columns-repeated="251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5995000" calcext:value-type="float">
            <text:p>5995000</text:p>
          </table:table-cell>
          <table:table-cell table:style-name="ce3" office:value-type="float" office:value="9956000" calcext:value-type="float">
            <text:p>9956000</text:p>
          </table:table-cell>
          <table:table-cell table:style-name="ce3" office:value-type="float" office:value="14368" calcext:value-type="float">
            <text:p>14368</text:p>
          </table:table-cell>
          <table:table-cell table:number-columns-repeated="251"/>
        </table:table-row>
        <table:table-row table:style-name="ro1">
          <table:table-cell table:style-name="ce2" office:value-type="float" office:value="592" calcext:value-type="float">
            <text:p>592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62" calcext:value-type="float">
            <text:p>1962</text:p>
          </table:table-cell>
          <table:table-cell table:style-name="ce3" office:value-type="float" office:value="600300" calcext:value-type="float">
            <text:p>600300</text:p>
          </table:table-cell>
          <table:table-cell table:style-name="ce3" office:value-type="float" office:value="79005600" calcext:value-type="float">
            <text:p>79005600</text:p>
          </table:table-cell>
          <table:table-cell table:style-name="ce3" office:value-type="float" office:value="28303" calcext:value-type="float">
            <text:p>28303</text:p>
          </table:table-cell>
          <table:table-cell table:number-columns-repeated="251"/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82" calcext:value-type="float">
            <text:p>1982</text:p>
          </table:table-cell>
          <table:table-cell table:style-name="ce3" office:value-type="float" office:value="70000" calcext:value-type="float">
            <text:p>70000</text:p>
          </table:table-cell>
          <table:table-cell table:style-name="ce3" office:value-type="float" office:value="620000" calcext:value-type="float">
            <text:p>620000</text:p>
          </table:table-cell>
          <table:table-cell table:style-name="ce3" office:value-type="float" office:value="380000" calcext:value-type="float">
            <text:p>380000</text:p>
          </table:table-cell>
          <table:table-cell table:number-columns-repeated="251"/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float" office:value="2824800" calcext:value-type="float">
            <text:p>2824800</text:p>
          </table:table-cell>
          <table:table-cell table:style-name="ce3" office:value-type="float" office:value="1250000" calcext:value-type="float">
            <text:p>1250000</text:p>
          </table:table-cell>
          <table:table-cell table:style-name="ce3" office:value-type="float" office:value="81267" calcext:value-type="float">
            <text:p>81267</text:p>
          </table:table-cell>
          <table:table-cell table:number-columns-repeated="251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6030700" calcext:value-type="float">
            <text:p>6030700</text:p>
          </table:table-cell>
          <table:table-cell table:style-name="ce3" office:value-type="float" office:value="87552800" calcext:value-type="float">
            <text:p>8755280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51"/>
        </table:table-row>
        <table:table-row table:style-name="ro1">
          <table:table-cell table:style-name="ce2" office:value-type="float" office:value="596" calcext:value-type="float">
            <text:p>596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7922000" calcext:value-type="float">
            <text:p>7922000</text:p>
          </table:table-cell>
          <table:table-cell table:style-name="ce3" office:value-type="float" office:value="19905" calcext:value-type="float">
            <text:p>19905</text:p>
          </table:table-cell>
          <table:table-cell table:number-columns-repeated="251"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54240" calcext:value-type="float">
            <text:p>54240</text:p>
          </table:table-cell>
          <table:table-cell table:style-name="ce3" office:value-type="float" office:value="4861100" calcext:value-type="float">
            <text:p>4861100</text:p>
          </table:table-cell>
          <table:table-cell table:style-name="ce3" office:value-type="float" office:value="160256" calcext:value-type="float">
            <text:p>160256</text:p>
          </table:table-cell>
          <table:table-cell table:number-columns-repeated="251"/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470000" calcext:value-type="float">
            <text:p>470000</text:p>
          </table:table-cell>
          <table:table-cell table:style-name="ce3" office:value-type="float" office:value="859000" calcext:value-type="float">
            <text:p>859000</text:p>
          </table:table-cell>
          <table:table-cell table:style-name="ce3" office:value-type="float" office:value="137249" calcext:value-type="float">
            <text:p>137249</text:p>
          </table:table-cell>
          <table:table-cell table:number-columns-repeated="251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float" office:value="44900000" calcext:value-type="float">
            <text:p>44900000</text:p>
          </table:table-cell>
          <table:table-cell table:style-name="ce3" office:value-type="float" office:value="1020000" calcext:value-type="float">
            <text:p>1020000</text:p>
          </table:table-cell>
          <table:table-cell table:style-name="ce3" office:value-type="float" office:value="18400" calcext:value-type="float">
            <text:p>18400</text:p>
          </table:table-cell>
          <table:table-cell table:number-columns-repeated="251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64" calcext:value-type="float">
            <text:p>1964</text:p>
          </table:table-cell>
          <table:table-cell table:style-name="ce3" office:value-type="float" office:value="35695008" calcext:value-type="float">
            <text:p>35695008</text:p>
          </table:table-cell>
          <table:table-cell table:style-name="ce3" office:value-type="float" office:value="700000" calcext:value-type="float">
            <text:p>700000</text:p>
          </table:table-cell>
          <table:table-cell table:style-name="ce3" office:value-type="float" office:value="18581" calcext:value-type="float">
            <text:p>18581</text:p>
          </table:table-cell>
          <table:table-cell table:number-columns-repeated="251"/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940000" calcext:value-type="float">
            <text:p>940000</text:p>
          </table:table-cell>
          <table:table-cell table:style-name="ce3" office:value-type="float" office:value="1250000" calcext:value-type="float">
            <text:p>1250000</text:p>
          </table:table-cell>
          <table:table-cell table:style-name="ce3" office:value-type="float" office:value="16986" calcext:value-type="float">
            <text:p>16986</text:p>
          </table:table-cell>
          <table:table-cell table:number-columns-repeated="251"/>
        </table:table-row>
        <table:table-row table:style-name="ro1">
          <table:table-cell table:style-name="ce2" office:value-type="float" office:value="602" calcext:value-type="float">
            <text:p>602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1109000" calcext:value-type="float">
            <text:p>1109000</text:p>
          </table:table-cell>
          <table:table-cell table:style-name="ce3" office:value-type="float" office:value="18701900" calcext:value-type="float">
            <text:p>18701900</text:p>
          </table:table-cell>
          <table:table-cell table:style-name="ce3" office:value-type="float" office:value="475106" calcext:value-type="float">
            <text:p>475106</text:p>
          </table:table-cell>
          <table:table-cell table:number-columns-repeated="251"/>
        </table:table-row>
        <table:table-row table:style-name="ro1">
          <table:table-cell table:style-name="ce2" office:value-type="float" office:value="603" calcext:value-type="float">
            <text:p>603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68800" calcext:value-type="float">
            <text:p>268800</text:p>
          </table:table-cell>
          <table:table-cell table:style-name="ce3" office:value-type="float" office:value="581484" calcext:value-type="float">
            <text:p>581484</text:p>
          </table:table-cell>
          <table:table-cell table:style-name="ce3" office:value-type="float" office:value="9132" calcext:value-type="float">
            <text:p>9132</text:p>
          </table:table-cell>
          <table:table-cell table:number-columns-repeated="251"/>
        </table:table-row>
        <table:table-row table:style-name="ro1">
          <table:table-cell table:style-name="ce2" office:value-type="float" office:value="604" calcext:value-type="float">
            <text:p>604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6422100" calcext:value-type="float">
            <text:p>6422100</text:p>
          </table:table-cell>
          <table:table-cell table:style-name="ce3" office:value-type="float" office:value="1278900" calcext:value-type="float">
            <text:p>1278900</text:p>
          </table:table-cell>
          <table:table-cell table:style-name="ce3" office:value-type="float" office:value="31537" calcext:value-type="float">
            <text:p>31537</text:p>
          </table:table-cell>
          <table:table-cell table:number-columns-repeated="251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float" office:value="23131200" calcext:value-type="float">
            <text:p>23131200</text:p>
          </table:table-cell>
          <table:table-cell table:style-name="ce3" office:value-type="float" office:value="235000" calcext:value-type="float">
            <text:p>235000</text:p>
          </table:table-cell>
          <table:table-cell table:style-name="ce3" office:value-type="float" office:value="123636" calcext:value-type="float">
            <text:p>123636</text:p>
          </table:table-cell>
          <table:table-cell table:number-columns-repeated="251"/>
        </table:table-row>
        <table:table-row table:style-name="ro1">
          <table:table-cell table:style-name="ce2" office:value-type="float" office:value="606" calcext:value-type="float">
            <text:p>606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float" office:value="2249000" calcext:value-type="float">
            <text:p>2249000</text:p>
          </table:table-cell>
          <table:table-cell table:style-name="ce3" office:value-type="float" office:value="2700000" calcext:value-type="float">
            <text:p>2700000</text:p>
          </table:table-cell>
          <table:table-cell table:style-name="ce3" office:value-type="float" office:value="20019" calcext:value-type="float">
            <text:p>20019</text:p>
          </table:table-cell>
          <table:table-cell table:number-columns-repeated="251"/>
        </table:table-row>
        <table:table-row table:style-name="ro1">
          <table:table-cell table:style-name="ce2" office:value-type="float" office:value="607" calcext:value-type="float">
            <text:p>607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24822" calcext:value-type="float">
            <text:p>24822</text:p>
          </table:table-cell>
          <table:table-cell table:style-name="ce3" office:value-type="float" office:value="563846" calcext:value-type="float">
            <text:p>563846</text:p>
          </table:table-cell>
          <table:table-cell table:style-name="ce3" office:value-type="float" office:value="10370" calcext:value-type="float">
            <text:p>10370</text:p>
          </table:table-cell>
          <table:table-cell table:number-columns-repeated="251"/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float" office:value="314000" calcext:value-type="float">
            <text:p>314000</text:p>
          </table:table-cell>
          <table:table-cell table:style-name="ce3" office:value-type="float" office:value="700000" calcext:value-type="float">
            <text:p>700000</text:p>
          </table:table-cell>
          <table:table-cell table:style-name="ce3" office:value-type="float" office:value="11114" calcext:value-type="float">
            <text:p>11114</text:p>
          </table:table-cell>
          <table:table-cell table:number-columns-repeated="251"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35474" calcext:value-type="float">
            <text:p>35474</text:p>
          </table:table-cell>
          <table:table-cell table:style-name="ce3" office:value-type="float" office:value="539736" calcext:value-type="float">
            <text:p>539736</text:p>
          </table:table-cell>
          <table:table-cell table:style-name="ce3" office:value-type="float" office:value="136787" calcext:value-type="float">
            <text:p>136787</text:p>
          </table:table-cell>
          <table:table-cell table:number-columns-repeated="251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36020" calcext:value-type="float">
            <text:p>36020</text:p>
          </table:table-cell>
          <table:table-cell table:style-name="ce3" office:value-type="float" office:value="10133000" calcext:value-type="float">
            <text:p>10133000</text:p>
          </table:table-cell>
          <table:table-cell table:style-name="ce3" office:value-type="float" office:value="12085" calcext:value-type="float">
            <text:p>12085</text:p>
          </table:table-cell>
          <table:table-cell table:number-columns-repeated="251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float" office:value="334036" calcext:value-type="float">
            <text:p>334036</text:p>
          </table:table-cell>
          <table:table-cell table:style-name="ce3" office:value-type="float" office:value="1698700" calcext:value-type="float">
            <text:p>1698700</text:p>
          </table:table-cell>
          <table:table-cell table:style-name="ce3" office:value-type="float" office:value="35475" calcext:value-type="float">
            <text:p>35475</text:p>
          </table:table-cell>
          <table:table-cell table:number-columns-repeated="251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12390" calcext:value-type="float">
            <text:p>1239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64287" calcext:value-type="float">
            <text:p>164287</text:p>
          </table:table-cell>
          <table:table-cell table:number-columns-repeated="251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6200" calcext:value-type="float">
            <text:p>6200</text:p>
          </table:table-cell>
          <table:table-cell table:style-name="ce3" office:value-type="float" office:value="3191900" calcext:value-type="float">
            <text:p>3191900</text:p>
          </table:table-cell>
          <table:table-cell table:style-name="ce3" office:value-type="float" office:value="110000" calcext:value-type="float">
            <text:p>110000</text:p>
          </table:table-cell>
          <table:table-cell table:number-columns-repeated="251"/>
        </table:table-row>
        <table:table-row table:style-name="ro1">
          <table:table-cell table:style-name="ce2" office:value-type="float" office:value="614" calcext:value-type="float">
            <text:p>614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82" calcext:value-type="float">
            <text:p>1982</text:p>
          </table:table-cell>
          <table:table-cell table:style-name="ce3" office:value-type="float" office:value="2532200" calcext:value-type="float">
            <text:p>2532200</text:p>
          </table:table-cell>
          <table:table-cell table:style-name="ce3" office:value-type="float" office:value="3521500" calcext:value-type="float">
            <text:p>3521500</text:p>
          </table:table-cell>
          <table:table-cell table:style-name="ce3" office:value-type="float" office:value="18158" calcext:value-type="float">
            <text:p>18158</text:p>
          </table:table-cell>
          <table:table-cell table:number-columns-repeated="251"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24167104" calcext:value-type="float">
            <text:p>24167104</text:p>
          </table:table-cell>
          <table:table-cell table:style-name="ce3" office:value-type="float" office:value="122077008" calcext:value-type="float">
            <text:p>122077008</text:p>
          </table:table-cell>
          <table:table-cell table:style-name="ce3" office:value-type="float" office:value="14103" calcext:value-type="float">
            <text:p>14103</text:p>
          </table:table-cell>
          <table:table-cell table:number-columns-repeated="251"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90" calcext:value-type="float">
            <text:p>1990</text:p>
          </table:table-cell>
          <table:table-cell table:style-name="ce3" office:value-type="float" office:value="935500" calcext:value-type="float">
            <text:p>935500</text:p>
          </table:table-cell>
          <table:table-cell table:style-name="ce3" office:value-type="float" office:value="9853000" calcext:value-type="float">
            <text:p>9853000</text:p>
          </table:table-cell>
          <table:table-cell table:style-name="ce3" office:value-type="float" office:value="14797" calcext:value-type="float">
            <text:p>14797</text:p>
          </table:table-cell>
          <table:table-cell table:number-columns-repeated="251"/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570000" calcext:value-type="float">
            <text:p>570000</text:p>
          </table:table-cell>
          <table:table-cell table:style-name="ce3" office:value-type="float" office:value="21271" calcext:value-type="float">
            <text:p>21271</text:p>
          </table:table-cell>
          <table:table-cell table:number-columns-repeated="251"/>
        </table:table-row>
        <table:table-row table:style-name="ro1">
          <table:table-cell table:style-name="ce2" office:value-type="float" office:value="618" calcext:value-type="float">
            <text:p>618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6635200" calcext:value-type="float">
            <text:p>6635200</text:p>
          </table:table-cell>
          <table:table-cell table:style-name="ce3" office:value-type="float" office:value="3605000" calcext:value-type="float">
            <text:p>3605000</text:p>
          </table:table-cell>
          <table:table-cell table:style-name="ce3" office:value-type="float" office:value="84409" calcext:value-type="float">
            <text:p>84409</text:p>
          </table:table-cell>
          <table:table-cell table:number-columns-repeated="251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float" office:value="990600" calcext:value-type="float">
            <text:p>990600</text:p>
          </table:table-cell>
          <table:table-cell table:style-name="ce3" office:value-type="float" office:value="2684000" calcext:value-type="float">
            <text:p>2684000</text:p>
          </table:table-cell>
          <table:table-cell table:style-name="ce3" office:value-type="float" office:value="533832" calcext:value-type="float">
            <text:p>533832</text:p>
          </table:table-cell>
          <table:table-cell table:number-columns-repeated="251"/>
        </table:table-row>
        <table:table-row table:style-name="ro1">
          <table:table-cell table:style-name="ce2" office:value-type="float" office:value="620" calcext:value-type="float">
            <text:p>620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390400" calcext:value-type="float">
            <text:p>2390400</text:p>
          </table:table-cell>
          <table:table-cell table:style-name="ce3" office:value-type="float" office:value="206000" calcext:value-type="float">
            <text:p>206000</text:p>
          </table:table-cell>
          <table:table-cell table:style-name="ce3" office:value-type="float" office:value="14479" calcext:value-type="float">
            <text:p>14479</text:p>
          </table:table-cell>
          <table:table-cell table:number-columns-repeated="251"/>
        </table:table-row>
        <table:table-row table:style-name="ro1">
          <table:table-cell table:style-name="ce2" office:value-type="float" office:value="621" calcext:value-type="float">
            <text:p>621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float" office:value="74200" calcext:value-type="float">
            <text:p>74200</text:p>
          </table:table-cell>
          <table:table-cell table:style-name="ce3" office:value-type="float" office:value="70771696" calcext:value-type="float">
            <text:p>70771696</text:p>
          </table:table-cell>
          <table:table-cell table:style-name="ce3" office:value-type="float" office:value="16518" calcext:value-type="float">
            <text:p>16518</text:p>
          </table:table-cell>
          <table:table-cell table:number-columns-repeated="251"/>
        </table:table-row>
        <table:table-row table:style-name="ro1">
          <table:table-cell table:style-name="ce2" office:value-type="float" office:value="622" calcext:value-type="float">
            <text:p>622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308653" calcext:value-type="float">
            <text:p>308653</text:p>
          </table:table-cell>
          <table:table-cell table:style-name="ce3" office:value-type="float" office:value="24713200" calcext:value-type="float">
            <text:p>24713200</text:p>
          </table:table-cell>
          <table:table-cell table:style-name="ce3" office:value-type="float" office:value="13799" calcext:value-type="float">
            <text:p>13799</text:p>
          </table:table-cell>
          <table:table-cell table:number-columns-repeated="251"/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float" office:value="310000" calcext:value-type="float">
            <text:p>310000</text:p>
          </table:table-cell>
          <table:table-cell table:style-name="ce3" office:value-type="float" office:value="1834000" calcext:value-type="float">
            <text:p>1834000</text:p>
          </table:table-cell>
          <table:table-cell table:style-name="ce3" office:value-type="float" office:value="108695" calcext:value-type="float">
            <text:p>108695</text:p>
          </table:table-cell>
          <table:table-cell table:number-columns-repeated="251"/>
        </table:table-row>
        <table:table-row table:style-name="ro1">
          <table:table-cell table:style-name="ce2" office:value-type="float" office:value="624" calcext:value-type="float">
            <text:p>624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83" calcext:value-type="float">
            <text:p>1983</text:p>
          </table:table-cell>
          <table:table-cell table:style-name="ce3" office:value-type="float" office:value="65000" calcext:value-type="float">
            <text:p>65000</text:p>
          </table:table-cell>
          <table:table-cell table:style-name="ce3" office:value-type="float" office:value="455996" calcext:value-type="float">
            <text:p>455996</text:p>
          </table:table-cell>
          <table:table-cell table:style-name="ce3" office:value-type="float" office:value="84579" calcext:value-type="float">
            <text:p>84579</text:p>
          </table:table-cell>
          <table:table-cell table:number-columns-repeated="251"/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68" calcext:value-type="float">
            <text:p>1968</text:p>
          </table:table-cell>
          <table:table-cell table:style-name="ce3" office:value-type="float" office:value="8400" calcext:value-type="float">
            <text:p>8400</text:p>
          </table:table-cell>
          <table:table-cell table:style-name="ce3" office:value-type="float" office:value="222000" calcext:value-type="float">
            <text:p>222000</text:p>
          </table:table-cell>
          <table:table-cell table:style-name="ce3" office:value-type="float" office:value="14698" calcext:value-type="float">
            <text:p>14698</text:p>
          </table:table-cell>
          <table:table-cell table:number-columns-repeated="251"/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float" office:value="70000" calcext:value-type="float">
            <text:p>70000</text:p>
          </table:table-cell>
          <table:table-cell table:style-name="ce3" office:value-type="float" office:value="1667700" calcext:value-type="float">
            <text:p>1667700</text:p>
          </table:table-cell>
          <table:table-cell table:style-name="ce3" office:value-type="float" office:value="173880" calcext:value-type="float">
            <text:p>173880</text:p>
          </table:table-cell>
          <table:table-cell table:number-columns-repeated="251"/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office:value-type="float" office:value="415000" calcext:value-type="float">
            <text:p>415000</text:p>
          </table:table-cell>
          <table:table-cell table:style-name="ce3" office:value-type="float" office:value="730000" calcext:value-type="float">
            <text:p>730000</text:p>
          </table:table-cell>
          <table:table-cell table:style-name="ce3" office:value-type="float" office:value="15078" calcext:value-type="float">
            <text:p>15078</text:p>
          </table:table-cell>
          <table:table-cell table:number-columns-repeated="251"/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219400" calcext:value-type="float">
            <text:p>219400</text:p>
          </table:table-cell>
          <table:table-cell table:style-name="ce3" office:value-type="float" office:value="510000" calcext:value-type="float">
            <text:p>510000</text:p>
          </table:table-cell>
          <table:table-cell table:style-name="ce3" office:value-type="float" office:value="27620" calcext:value-type="float">
            <text:p>27620</text:p>
          </table:table-cell>
          <table:table-cell table:number-columns-repeated="251"/>
        </table:table-row>
        <table:table-row table:style-name="ro1">
          <table:table-cell table:style-name="ce2" office:value-type="float" office:value="629" calcext:value-type="float">
            <text:p>629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90" calcext:value-type="float">
            <text:p>1990</text:p>
          </table:table-cell>
          <table:table-cell table:style-name="ce3" office:value-type="float" office:value="24672000" calcext:value-type="float">
            <text:p>24672000</text:p>
          </table:table-cell>
          <table:table-cell table:style-name="ce3" office:value-type="float" office:value="7592800" calcext:value-type="float">
            <text:p>7592800</text:p>
          </table:table-cell>
          <table:table-cell table:style-name="ce3" office:value-type="float" office:value="493576" calcext:value-type="float">
            <text:p>493576</text:p>
          </table:table-cell>
          <table:table-cell table:number-columns-repeated="251"/>
        </table:table-row>
        <table:table-row table:style-name="ro1">
          <table:table-cell table:style-name="ce2" office:value-type="float" office:value="630" calcext:value-type="float">
            <text:p>630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4900000" calcext:value-type="float">
            <text:p>4900000</text:p>
          </table:table-cell>
          <table:table-cell table:style-name="ce3" office:value-type="float" office:value="2577000" calcext:value-type="float">
            <text:p>2577000</text:p>
          </table:table-cell>
          <table:table-cell table:style-name="ce3" office:value-type="float" office:value="33571" calcext:value-type="float">
            <text:p>33571</text:p>
          </table:table-cell>
          <table:table-cell table:number-columns-repeated="251"/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466200" calcext:value-type="float">
            <text:p>466200</text:p>
          </table:table-cell>
          <table:table-cell table:style-name="ce3" office:value-type="float" office:value="847000" calcext:value-type="float">
            <text:p>847000</text:p>
          </table:table-cell>
          <table:table-cell table:style-name="ce3" office:value-type="float" office:value="175000" calcext:value-type="float">
            <text:p>175000</text:p>
          </table:table-cell>
          <table:table-cell table:number-columns-repeated="251"/>
        </table:table-row>
        <table:table-row table:style-name="ro1">
          <table:table-cell table:style-name="ce2" office:value-type="float" office:value="632" calcext:value-type="float">
            <text:p>632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float" office:value="60000" calcext:value-type="float">
            <text:p>60000</text:p>
          </table:table-cell>
          <table:table-cell table:style-name="ce3" office:value-type="float" office:value="21766400" calcext:value-type="float">
            <text:p>21766400</text:p>
          </table:table-cell>
          <table:table-cell table:style-name="ce3" office:value-type="float" office:value="104901" calcext:value-type="float">
            <text:p>104901</text:p>
          </table:table-cell>
          <table:table-cell table:number-columns-repeated="251"/>
        </table:table-row>
        <table:table-row table:style-name="ro1">
          <table:table-cell table:style-name="ce2" office:value-type="float" office:value="633" calcext:value-type="float">
            <text:p>633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9560" calcext:value-type="float">
            <text:p>9560</text:p>
          </table:table-cell>
          <table:table-cell table:style-name="ce3" office:value-type="float" office:value="5803500" calcext:value-type="float">
            <text:p>5803500</text:p>
          </table:table-cell>
          <table:table-cell table:style-name="ce3" office:value-type="float" office:value="153990" calcext:value-type="float">
            <text:p>153990</text:p>
          </table:table-cell>
          <table:table-cell table:number-columns-repeated="251"/>
        </table:table-row>
        <table:table-row table:style-name="ro1">
          <table:table-cell table:style-name="ce2" office:value-type="float" office:value="634" calcext:value-type="float">
            <text:p>634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float" office:value="1968" calcext:value-type="float">
            <text:p>1968</text:p>
          </table:table-cell>
          <table:table-cell table:style-name="ce3" office:value-type="float" office:value="496000" calcext:value-type="float">
            <text:p>496000</text:p>
          </table:table-cell>
          <table:table-cell table:style-name="ce3" office:value-type="float" office:value="5917900" calcext:value-type="float">
            <text:p>5917900</text:p>
          </table:table-cell>
          <table:table-cell table:style-name="ce3" office:value-type="float" office:value="28805" calcext:value-type="float">
            <text:p>28805</text:p>
          </table:table-cell>
          <table:table-cell table:number-columns-repeated="251"/>
        </table:table-row>
        <table:table-row table:style-name="ro1">
          <table:table-cell table:style-name="ce2" office:value-type="float" office:value="635" calcext:value-type="float">
            <text:p>635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float" office:value="82800" calcext:value-type="float">
            <text:p>82800</text:p>
          </table:table-cell>
          <table:table-cell table:style-name="ce3" office:value-type="float" office:value="125000" calcext:value-type="float">
            <text:p>125000</text:p>
          </table:table-cell>
          <table:table-cell table:style-name="ce3" office:value-type="float" office:value="103333" calcext:value-type="float">
            <text:p>103333</text:p>
          </table:table-cell>
          <table:table-cell table:number-columns-repeated="251"/>
        </table:table-row>
        <table:table-row table:style-name="ro1">
          <table:table-cell table:style-name="ce2" office:value-type="float" office:value="636" calcext:value-type="float">
            <text:p>636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82" calcext:value-type="float">
            <text:p>1982</text:p>
          </table:table-cell>
          <table:table-cell table:style-name="ce3" office:value-type="float" office:value="857800" calcext:value-type="float">
            <text:p>857800</text:p>
          </table:table-cell>
          <table:table-cell table:style-name="ce3" office:value-type="float" office:value="1510000" calcext:value-type="float">
            <text:p>1510000</text:p>
          </table:table-cell>
          <table:table-cell table:style-name="ce3" office:value-type="float" office:value="197110" calcext:value-type="float">
            <text:p>197110</text:p>
          </table:table-cell>
          <table:table-cell table:number-columns-repeated="251"/>
        </table:table-row>
        <table:table-row table:style-name="ro1">
          <table:table-cell table:style-name="ce2" office:value-type="float" office:value="637" calcext:value-type="float">
            <text:p>637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float" office:value="4315700" calcext:value-type="float">
            <text:p>4315700</text:p>
          </table:table-cell>
          <table:table-cell table:style-name="ce3" office:value-type="float" office:value="92827008" calcext:value-type="float">
            <text:p>92827008</text:p>
          </table:table-cell>
          <table:table-cell table:style-name="ce3" office:value-type="float" office:value="192584" calcext:value-type="float">
            <text:p>192584</text:p>
          </table:table-cell>
          <table:table-cell table:number-columns-repeated="251"/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229800" calcext:value-type="float">
            <text:p>229800</text:p>
          </table:table-cell>
          <table:table-cell table:style-name="ce3" office:value-type="float" office:value="107730300" calcext:value-type="float">
            <text:p>107730300</text:p>
          </table:table-cell>
          <table:table-cell table:style-name="ce3" office:value-type="float" office:value="559783" calcext:value-type="float">
            <text:p>559783</text:p>
          </table:table-cell>
          <table:table-cell table:number-columns-repeated="251"/>
        </table:table-row>
        <table:table-row table:style-name="ro1">
          <table:table-cell table:style-name="ce2" office:value-type="float" office:value="639" calcext:value-type="float">
            <text:p>639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float" office:value="1964" calcext:value-type="float">
            <text:p>1964</text:p>
          </table:table-cell>
          <table:table-cell table:style-name="ce3" office:value-type="float" office:value="80000" calcext:value-type="float">
            <text:p>80000</text:p>
          </table:table-cell>
          <table:table-cell table:style-name="ce3" office:value-type="float" office:value="23920000" calcext:value-type="float">
            <text:p>23920000</text:p>
          </table:table-cell>
          <table:table-cell table:style-name="ce3" office:value-type="float" office:value="193671" calcext:value-type="float">
            <text:p>193671</text:p>
          </table:table-cell>
          <table:table-cell table:number-columns-repeated="251"/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41775000" calcext:value-type="float">
            <text:p>41775000</text:p>
          </table:table-cell>
          <table:table-cell table:style-name="ce3" office:value-type="float" office:value="2896800" calcext:value-type="float">
            <text:p>2896800</text:p>
          </table:table-cell>
          <table:table-cell table:style-name="ce3" office:value-type="float" office:value="20459" calcext:value-type="float">
            <text:p>20459</text:p>
          </table:table-cell>
          <table:table-cell table:number-columns-repeated="251"/>
        </table:table-row>
        <table:table-row table:style-name="ro1">
          <table:table-cell table:style-name="ce2" office:value-type="float" office:value="641" calcext:value-type="float">
            <text:p>641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504600" calcext:value-type="float">
            <text:p>504600</text:p>
          </table:table-cell>
          <table:table-cell table:style-name="ce3" office:value-type="float" office:value="372486" calcext:value-type="float">
            <text:p>372486</text:p>
          </table:table-cell>
          <table:table-cell table:style-name="ce3" office:value-type="float" office:value="28493" calcext:value-type="float">
            <text:p>28493</text:p>
          </table:table-cell>
          <table:table-cell table:number-columns-repeated="251"/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table:style-name="ce3" office:value-type="string" calcext:value-type="string">
            <text:p>tomato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float" office:value="64000" calcext:value-type="float">
            <text:p>64000</text:p>
          </table:table-cell>
          <table:table-cell table:style-name="ce3" office:value-type="float" office:value="1006000" calcext:value-type="float">
            <text:p>1006000</text:p>
          </table:table-cell>
          <table:table-cell table:style-name="ce3" office:value-type="float" office:value="92344" calcext:value-type="float">
            <text:p>92344</text:p>
          </table:table-cell>
          <table:table-cell table:number-columns-repeated="251"/>
        </table:table-row>
        <table:table-row table:style-name="ro1">
          <table:table-cell table:style-name="ce2" office:value-type="float" office:value="643" calcext:value-type="float">
            <text:p>643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2764900" calcext:value-type="float">
            <text:p>2764900</text:p>
          </table:table-cell>
          <table:table-cell table:style-name="ce3" office:value-type="float" office:value="560000" calcext:value-type="float">
            <text:p>560000</text:p>
          </table:table-cell>
          <table:table-cell table:style-name="ce3" office:value-type="float" office:value="18325" calcext:value-type="float">
            <text:p>18325</text:p>
          </table:table-cell>
          <table:table-cell table:number-columns-repeated="251"/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float" office:value="1224700" calcext:value-type="float">
            <text:p>1224700</text:p>
          </table:table-cell>
          <table:table-cell table:style-name="ce3" office:value-type="float" office:value="4600000" calcext:value-type="float">
            <text:p>4600000</text:p>
          </table:table-cell>
          <table:table-cell table:style-name="ce3" office:value-type="float" office:value="20588" calcext:value-type="float">
            <text:p>20588</text:p>
          </table:table-cell>
          <table:table-cell table:number-columns-repeated="251"/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style-name="ce3" office:value-type="string" calcext:value-type="string">
            <text:p>wheat</text:p>
          </table:table-cell>
          <table:table-cell table:style-name="ce3" office:value-type="float" office:value="1967" calcext:value-type="float">
            <text:p>1967</text:p>
          </table:table-cell>
          <table:table-cell table:style-name="ce3" office:value-type="float" office:value="23000" calcext:value-type="float">
            <text:p>23000</text:p>
          </table:table-cell>
          <table:table-cell table:style-name="ce3" office:value-type="float" office:value="593230" calcext:value-type="float">
            <text:p>593230</text:p>
          </table:table-cell>
          <table:table-cell table:style-name="ce3" office:value-type="float" office:value="20405" calcext:value-type="float">
            <text:p>20405</text:p>
          </table:table-cell>
          <table:table-cell table:number-columns-repeated="251"/>
        </table:table-row>
        <table:table-row table:style-name="ro1">
          <table:table-cell table:style-name="ce2" office:value-type="float" office:value="646" calcext:value-type="float">
            <text:p>646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90" calcext:value-type="float">
            <text:p>1990</text:p>
          </table:table-cell>
          <table:table-cell table:style-name="ce3" office:value-type="float" office:value="63647" calcext:value-type="float">
            <text:p>63647</text:p>
          </table:table-cell>
          <table:table-cell table:style-name="ce3" office:value-type="float" office:value="1050000" calcext:value-type="float">
            <text:p>1050000</text:p>
          </table:table-cell>
          <table:table-cell table:style-name="ce3" office:value-type="float" office:value="509327" calcext:value-type="float">
            <text:p>509327</text:p>
          </table:table-cell>
          <table:table-cell table:number-columns-repeated="251"/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float" office:value="1069400" calcext:value-type="float">
            <text:p>1069400</text:p>
          </table:table-cell>
          <table:table-cell table:style-name="ce3" office:value-type="float" office:value="12043200" calcext:value-type="float">
            <text:p>12043200</text:p>
          </table:table-cell>
          <table:table-cell table:style-name="ce3" office:value-type="float" office:value="10865" calcext:value-type="float">
            <text:p>10865</text:p>
          </table:table-cell>
          <table:table-cell table:number-columns-repeated="251"/>
        </table:table-row>
        <table:table-row table:style-name="ro1">
          <table:table-cell table:style-name="ce2" office:value-type="float" office:value="648" calcext:value-type="float">
            <text:p>648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398453" calcext:value-type="float">
            <text:p>398453</text:p>
          </table:table-cell>
          <table:table-cell table:style-name="ce3" office:value-type="float" office:value="2784400" calcext:value-type="float">
            <text:p>2784400</text:p>
          </table:table-cell>
          <table:table-cell table:style-name="ce3" office:value-type="float" office:value="74403" calcext:value-type="float">
            <text:p>74403</text:p>
          </table:table-cell>
          <table:table-cell table:number-columns-repeated="251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83" calcext:value-type="float">
            <text:p>1983</text:p>
          </table:table-cell>
          <table:table-cell table:style-name="ce3" office:value-type="float" office:value="3357600" calcext:value-type="float">
            <text:p>3357600</text:p>
          </table:table-cell>
          <table:table-cell table:style-name="ce3" office:value-type="float" office:value="1060000" calcext:value-type="float">
            <text:p>1060000</text:p>
          </table:table-cell>
          <table:table-cell table:style-name="ce3" office:value-type="float" office:value="153220" calcext:value-type="float">
            <text:p>153220</text:p>
          </table:table-cell>
          <table:table-cell table:number-columns-repeated="251"/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table:style-name="ce3" office:value-type="string" calcext:value-type="string">
            <text:p>pineapple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43950" calcext:value-type="float">
            <text:p>43950</text:p>
          </table:table-cell>
          <table:table-cell table:style-name="ce3" office:value-type="float" office:value="59840000" calcext:value-type="float">
            <text:p>59840000</text:p>
          </table:table-cell>
          <table:table-cell table:style-name="ce3" office:value-type="float" office:value="142045" calcext:value-type="float">
            <text:p>142045</text:p>
          </table:table-cell>
          <table:table-cell table:number-columns-repeated="251"/>
        </table:table-row>
        <table:table-row table:style-name="ro1">
          <table:table-cell table:style-name="ce2" office:value-type="float" office:value="651" calcext:value-type="float">
            <text:p>651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float" office:value="490000" calcext:value-type="float">
            <text:p>490000</text:p>
          </table:table-cell>
          <table:table-cell table:style-name="ce3" office:value-type="float" office:value="37451808" calcext:value-type="float">
            <text:p>37451808</text:p>
          </table:table-cell>
          <table:table-cell table:style-name="ce3" office:value-type="float" office:value="17921" calcext:value-type="float">
            <text:p>17921</text:p>
          </table:table-cell>
          <table:table-cell table:number-columns-repeated="251"/>
        </table:table-row>
        <table:table-row table:style-name="ro1">
          <table:table-cell table:style-name="ce2" office:value-type="float" office:value="652" calcext:value-type="float">
            <text:p>652</text:p>
          </table:table-cell>
          <table:table-cell table:style-name="ce3" office:value-type="string" calcext:value-type="string">
            <text:p>grape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float" office:value="23261904" calcext:value-type="float">
            <text:p>23261904</text:p>
          </table:table-cell>
          <table:table-cell table:style-name="ce3" office:value-type="float" office:value="44068800" calcext:value-type="float">
            <text:p>44068800</text:p>
          </table:table-cell>
          <table:table-cell table:style-name="ce3" office:value-type="float" office:value="26971" calcext:value-type="float">
            <text:p>26971</text:p>
          </table:table-cell>
          <table:table-cell table:number-columns-repeated="251"/>
        </table:table-row>
        <table:table-row table:style-name="ro1">
          <table:table-cell table:style-name="ce2" office:value-type="float" office:value="653" calcext:value-type="float">
            <text:p>653</text:p>
          </table:table-cell>
          <table:table-cell table:style-name="ce3" office:value-type="string" calcext:value-type="string">
            <text:p>green_pea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9822" calcext:value-type="float">
            <text:p>9822</text:p>
          </table:table-cell>
          <table:table-cell table:style-name="ce3" office:value-type="float" office:value="1900000" calcext:value-type="float">
            <text:p>1900000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251"/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849000" calcext:value-type="float">
            <text:p>849000</text:p>
          </table:table-cell>
          <table:table-cell table:style-name="ce3" office:value-type="float" office:value="478271" calcext:value-type="float">
            <text:p>478271</text:p>
          </table:table-cell>
          <table:table-cell table:style-name="ce3" office:value-type="float" office:value="16094" calcext:value-type="float">
            <text:p>16094</text:p>
          </table:table-cell>
          <table:table-cell table:number-columns-repeated="251"/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5797200" calcext:value-type="float">
            <text:p>5797200</text:p>
          </table:table-cell>
          <table:table-cell table:style-name="ce3" office:value-type="float" office:value="24104400" calcext:value-type="float">
            <text:p>24104400</text:p>
          </table:table-cell>
          <table:table-cell table:style-name="ce3" office:value-type="float" office:value="222274" calcext:value-type="float">
            <text:p>222274</text:p>
          </table:table-cell>
          <table:table-cell table:number-columns-repeated="251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float" office:value="962200" calcext:value-type="float">
            <text:p>962200</text:p>
          </table:table-cell>
          <table:table-cell table:style-name="ce3" office:value-type="float" office:value="203036800" calcext:value-type="float">
            <text:p>203036800</text:p>
          </table:table-cell>
          <table:table-cell table:style-name="ce3" office:value-type="float" office:value="10699" calcext:value-type="float">
            <text:p>10699</text:p>
          </table:table-cell>
          <table:table-cell table:number-columns-repeated="251"/>
        </table:table-row>
        <table:table-row table:style-name="ro1">
          <table:table-cell table:style-name="ce2" office:value-type="float" office:value="657" calcext:value-type="float">
            <text:p>657</text:p>
          </table:table-cell>
          <table:table-cell table:style-name="ce3" office:value-type="string" calcext:value-type="string">
            <text:p>barley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float" office:value="23567408" calcext:value-type="float">
            <text:p>23567408</text:p>
          </table:table-cell>
          <table:table-cell table:style-name="ce3" office:value-type="float" office:value="15205600" calcext:value-type="float">
            <text:p>15205600</text:p>
          </table:table-cell>
          <table:table-cell table:style-name="ce3" office:value-type="float" office:value="19579" calcext:value-type="float">
            <text:p>19579</text:p>
          </table:table-cell>
          <table:table-cell table:number-columns-repeated="251"/>
        </table:table-row>
        <table:table-row table:style-name="ro2" table:number-rows-repeated="15">
          <table:table-cell table:number-columns-repeated="257"/>
        </table:table-row>
        <table:table-row table:style-name="ro1" table:number-rows-repeated="1047901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7T19:04:11.718918810</dc:date>
    <meta:editing-cycles>2</meta:editing-cycles>
    <meta:editing-duration>PT1M50S</meta:editing-duration>
    <meta:document-statistic meta:table-count="1" meta:cell-count="3953" meta:object-count="0"/>
    <meta:generator>LibreOffice/5.1.6.2$Linux_X86_64 LibreOffice_project/10m0$Build-2</meta:generator>
  </office:meta>
</office:document-meta>
</file>